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31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 style:data-style-name="N3"/>
    <style:style style:name="ce4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6" table:default-cell-style-name="Default"/>
        <table:table-column table:style-name="co2" table:default-cell-style-name="ce1"/>
        <table:table-column table:style-name="co1" table:number-columns-repeated="8" table:default-cell-style-name="Default"/>
        <table:table-column table:style-name="co1" table:default-cell-style-name="ce4"/>
        <table:table-column table:style-name="co1" table:default-cell-style-name="Default"/>
        <table:table-row table:style-name="ro1">
          <table:table-cell office:value-type="string" calcext:value-type="string">
            <text:p>Politician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Contest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Opponent</text:p>
          </table:table-cell>
          <table:table-cell office:value-type="string" calcext:value-type="string">
            <text:p>MedianR</text:p>
          </table:table-cell>
          <table:table-cell office:value-type="string" calcext:value-type="string">
            <text:p>MedianD</text:p>
          </table:table-cell>
          <table:table-cell office:value-type="string" calcext:value-type="string">
            <text:p>DiffR</text:p>
          </table:table-cell>
          <table:table-cell office:value-type="string" calcext:value-type="string">
            <text:p>DiffD</text:p>
          </table:table-cell>
          <table:table-cell office:value-type="string" calcext:value-type="string">
            <text:p>Net</text:p>
          </table:table-cell>
          <table:table-cell office:value-type="string" calcext:value-type="string">
            <text:p>DiffRp</text:p>
          </table:table-cell>
          <table:table-cell office:value-type="string" calcext:value-type="string">
            <text:p>DiffDp</text:p>
          </table:table-cell>
          <table:table-cell office:value-type="string" calcext:value-type="string">
            <text:p>Electoral performance A</text:p>
          </table:table-cell>
          <table:table-cell office:value-type="string" calcext:value-type="string">
            <text:p>Electoral performance B</text:p>
          </table:table-cell>
        </table:table-row>
        <table:table-row table:style-name="ro1">
          <table:table-cell office:value-type="string" calcext:value-type="string">
            <text:p>Marco Rubio</text:p>
          </table:table-cell>
          <table:table-cell office:value-type="string" calcext:value-type="string">
            <text:p>Florida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US Senate</text:p>
          </table:table-cell>
          <table:table-cell office:value-type="float" office:value="4474847" calcext:value-type="float">
            <text:p>4474847</text:p>
          </table:table-cell>
          <table:table-cell office:value-type="float" office:value="3201522" calcext:value-type="float">
            <text:p>3201522</text:p>
          </table:table-cell>
          <table:table-cell office:value-type="float" office:value="7676369" calcext:value-type="float">
            <text:p>7,676,369</text:p>
          </table:table-cell>
          <table:table-cell office:value-type="string" calcext:value-type="string">
            <text:p>Generic D</text:p>
          </table:table-cell>
          <table:table-cell table:formula="of:=MEDIAN([.E$2:.E$7])" office:value-type="float" office:value="4519776.5" calcext:value-type="float">
            <text:p>4519776.5</text:p>
          </table:table-cell>
          <table:table-cell table:formula="of:=MEDIAN([.F$2:.F$7])" office:value-type="float" office:value="3090748.5" calcext:value-type="float">
            <text:p>3090748.5</text:p>
          </table:table-cell>
          <table:table-cell table:formula="of:=[.E2]-[.I2]" office:value-type="float" office:value="-44929.5" calcext:value-type="float">
            <text:p>-44929.5</text:p>
          </table:table-cell>
          <table:table-cell table:formula="of:=[.F2]-[.J2]" office:value-type="float" office:value="110773.5" calcext:value-type="float">
            <text:p>110773.5</text:p>
          </table:table-cell>
          <table:table-cell table:formula="of:=[.K2]-[.L2]" office:value-type="float" office:value="-155703" calcext:value-type="float">
            <text:p>-155703</text:p>
          </table:table-cell>
          <table:table-cell table:formula="of:=[.K2]/[.$G2]" office:value-type="float" office:value="-0.00585296251391771" calcext:value-type="float">
            <text:p>-0.005852962513918</text:p>
          </table:table-cell>
          <table:table-cell table:formula="of:=[.L2]/[.$G2]" office:value-type="float" office:value="0.0144304553363706" calcext:value-type="float">
            <text:p>0.014430455336371</text:p>
          </table:table-cell>
          <table:table-cell table:formula="of:=[.M2]/[.G2]" office:value-type="float" office:value="-0.0202834178502883" calcext:value-type="float">
            <text:p>-0.020283417850288</text:p>
          </table:table-cell>
          <table:table-cell table:formula="of:=[.M2]/MAX(1;SQRT(ABS([.M2])))" office:value-type="float" office:value="-394.592194550272" calcext:value-type="float">
            <text:p>-394.592194550272</text:p>
          </table:table-cell>
        </table:table-row>
        <table:table-row table:style-name="ro1">
          <table:table-cell office:value-type="string" calcext:value-type="string">
            <text:p>Ron DeSantis</text:p>
          </table:table-cell>
          <table:table-cell office:value-type="string" calcext:value-type="string">
            <text:p>Florida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Governor</text:p>
          </table:table-cell>
          <table:table-cell office:value-type="float" office:value="4614210" calcext:value-type="float">
            <text:p>4614210</text:p>
          </table:table-cell>
          <table:table-cell office:value-type="float" office:value="3106313" calcext:value-type="float">
            <text:p>3106313</text:p>
          </table:table-cell>
          <table:table-cell office:value-type="float" office:value="7720523" calcext:value-type="float">
            <text:p>7,720,523</text:p>
          </table:table-cell>
          <table:table-cell office:value-type="string" calcext:value-type="string">
            <text:p>Generic D</text:p>
          </table:table-cell>
          <table:table-cell table:formula="of:=MEDIAN([.E$2:.E$7])" office:value-type="float" office:value="4519776.5" calcext:value-type="float">
            <text:p>4519776.5</text:p>
          </table:table-cell>
          <table:table-cell table:formula="of:=MEDIAN([.F$2:.F$7])" office:value-type="float" office:value="3090748.5" calcext:value-type="float">
            <text:p>3090748.5</text:p>
          </table:table-cell>
          <table:table-cell table:formula="of:=[.E3]-[.I3]" office:value-type="float" office:value="94433.5" calcext:value-type="float">
            <text:p>94433.5</text:p>
          </table:table-cell>
          <table:table-cell table:formula="of:=[.F3]-[.J3]" office:value-type="float" office:value="15564.5" calcext:value-type="float">
            <text:p>15564.5</text:p>
          </table:table-cell>
          <table:table-cell table:formula="of:=[.K3]-[.L3]" office:value-type="float" office:value="78869" calcext:value-type="float">
            <text:p>78869</text:p>
          </table:table-cell>
          <table:table-cell table:formula="of:=[.K3]/[.$G3]" office:value-type="float" office:value="0.0122314900169328" calcext:value-type="float">
            <text:p>0.012231490016933</text:p>
          </table:table-cell>
          <table:table-cell table:formula="of:=[.L3]/[.$G3]" office:value-type="float" office:value="0.00201599036749194" calcext:value-type="float">
            <text:p>0.002015990367492</text:p>
          </table:table-cell>
          <table:table-cell table:formula="of:=[.M3]/[.G3]" office:value-type="float" office:value="0.0102154996494408" calcext:value-type="float">
            <text:p>0.010215499649441</text:p>
          </table:table-cell>
          <table:table-cell table:formula="of:=[.M3]/MAX(1;SQRT(ABS([.M3])))" office:value-type="float" office:value="280.836251221241" calcext:value-type="float">
            <text:p>280.836251221241</text:p>
          </table:table-cell>
        </table:table-row>
        <table:table-row table:style-name="ro1">
          <table:table-cell office:value-type="string" calcext:value-type="string">
            <text:p>Ashley Moody</text:p>
          </table:table-cell>
          <table:table-cell office:value-type="string" calcext:value-type="string">
            <text:p>Florida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Attorney General</text:p>
          </table:table-cell>
          <table:table-cell office:value-type="float" office:value="4651376" calcext:value-type="float">
            <text:p>4651376</text:p>
          </table:table-cell>
          <table:table-cell office:value-type="float" office:value="3025959" calcext:value-type="float">
            <text:p>3025959</text:p>
          </table:table-cell>
          <table:table-cell office:value-type="float" office:value="7677335" calcext:value-type="float">
            <text:p>7,677,335</text:p>
          </table:table-cell>
          <table:table-cell office:value-type="string" calcext:value-type="string">
            <text:p>Generic D</text:p>
          </table:table-cell>
          <table:table-cell table:formula="of:=MEDIAN([.E$2:.E$7])" office:value-type="float" office:value="4519776.5" calcext:value-type="float">
            <text:p>4519776.5</text:p>
          </table:table-cell>
          <table:table-cell table:formula="of:=MEDIAN([.F$2:.F$7])" office:value-type="float" office:value="3090748.5" calcext:value-type="float">
            <text:p>3090748.5</text:p>
          </table:table-cell>
          <table:table-cell table:formula="of:=[.E4]-[.I4]" office:value-type="float" office:value="131599.5" calcext:value-type="float">
            <text:p>131599.5</text:p>
          </table:table-cell>
          <table:table-cell table:formula="of:=[.F4]-[.J4]" office:value-type="float" office:value="-64789.5" calcext:value-type="float">
            <text:p>-64789.5</text:p>
          </table:table-cell>
          <table:table-cell table:formula="of:=[.K4]-[.L4]" office:value-type="float" office:value="196389" calcext:value-type="float">
            <text:p>196389</text:p>
          </table:table-cell>
          <table:table-cell table:formula="of:=[.K4]/[.$G4]" office:value-type="float" office:value="0.0171412996827675" calcext:value-type="float">
            <text:p>0.017141299682768</text:p>
          </table:table-cell>
          <table:table-cell table:formula="of:=[.L4]/[.$G4]" office:value-type="float" office:value="-0.00843906121069355" calcext:value-type="float">
            <text:p>-0.008439061210694</text:p>
          </table:table-cell>
          <table:table-cell table:formula="of:=[.M4]/[.G4]" office:value-type="float" office:value="0.0255803608934611" calcext:value-type="float">
            <text:p>0.025580360893461</text:p>
          </table:table-cell>
          <table:table-cell table:formula="of:=[.M4]/MAX(1;SQRT(ABS([.M4])))" office:value-type="float" office:value="443.157985373162" calcext:value-type="float">
            <text:p>443.157985373162</text:p>
          </table:table-cell>
        </table:table-row>
        <table:table-row table:style-name="ro1">
          <table:table-cell office:value-type="string" calcext:value-type="string">
            <text:p>Jimmy Patronis</text:p>
          </table:table-cell>
          <table:table-cell office:value-type="string" calcext:value-type="string">
            <text:p>Florida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Chief Financial Officer</text:p>
          </table:table-cell>
          <table:table-cell office:value-type="float" office:value="4528909" calcext:value-type="float">
            <text:p>4528909</text:p>
          </table:table-cell>
          <table:table-cell office:value-type="float" office:value="3085711" calcext:value-type="float">
            <text:p>3085711</text:p>
          </table:table-cell>
          <table:table-cell office:value-type="float" office:value="7614620" calcext:value-type="float">
            <text:p>7,614,620</text:p>
          </table:table-cell>
          <table:table-cell office:value-type="string" calcext:value-type="string">
            <text:p>Generic D</text:p>
          </table:table-cell>
          <table:table-cell table:formula="of:=MEDIAN([.E$2:.E$7])" office:value-type="float" office:value="4519776.5" calcext:value-type="float">
            <text:p>4519776.5</text:p>
          </table:table-cell>
          <table:table-cell table:formula="of:=MEDIAN([.F$2:.F$7])" office:value-type="float" office:value="3090748.5" calcext:value-type="float">
            <text:p>3090748.5</text:p>
          </table:table-cell>
          <table:table-cell table:formula="of:=[.E5]-[.I5]" office:value-type="float" office:value="9132.5" calcext:value-type="float">
            <text:p>9132.5</text:p>
          </table:table-cell>
          <table:table-cell table:formula="of:=[.F5]-[.J5]" office:value-type="float" office:value="-5037.5" calcext:value-type="float">
            <text:p>-5037.5</text:p>
          </table:table-cell>
          <table:table-cell table:formula="of:=[.K5]-[.L5]" office:value-type="float" office:value="14170" calcext:value-type="float">
            <text:p>14170</text:p>
          </table:table-cell>
          <table:table-cell table:formula="of:=[.K5]/[.$G5]" office:value-type="float" office:value="0.00119933759005702" calcext:value-type="float">
            <text:p>0.001199337590057</text:p>
          </table:table-cell>
          <table:table-cell table:formula="of:=[.L5]/[.$G5]" office:value-type="float" office:value="-0.000661556321917574" calcext:value-type="float">
            <text:p>-0.000661556321918</text:p>
          </table:table-cell>
          <table:table-cell table:formula="of:=[.M5]/[.G5]" office:value-type="float" office:value="0.0018608939119746" calcext:value-type="float">
            <text:p>0.001860893911975</text:p>
          </table:table-cell>
          <table:table-cell table:formula="of:=[.M5]/MAX(1;SQRT(ABS([.M5])))" office:value-type="float" office:value="119.037809119624" calcext:value-type="float">
            <text:p>119.037809119624</text:p>
          </table:table-cell>
        </table:table-row>
        <table:table-row table:style-name="ro1">
          <table:table-cell office:value-type="string" calcext:value-type="string">
            <text:p>Wilton Simpson</text:p>
          </table:table-cell>
          <table:table-cell office:value-type="string" calcext:value-type="string">
            <text:p>Florida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Commissioner of Agriculture</text:p>
          </table:table-cell>
          <table:table-cell office:value-type="float" office:value="4510644" calcext:value-type="float">
            <text:p>4510644</text:p>
          </table:table-cell>
          <table:table-cell office:value-type="float" office:value="3095786" calcext:value-type="float">
            <text:p>3095786</text:p>
          </table:table-cell>
          <table:table-cell office:value-type="float" office:value="7606430" calcext:value-type="float">
            <text:p>7,606,430</text:p>
          </table:table-cell>
          <table:table-cell office:value-type="string" calcext:value-type="string">
            <text:p>Generic D</text:p>
          </table:table-cell>
          <table:table-cell table:formula="of:=MEDIAN([.E$2:.E$7])" office:value-type="float" office:value="4519776.5" calcext:value-type="float">
            <text:p>4519776.5</text:p>
          </table:table-cell>
          <table:table-cell table:formula="of:=MEDIAN([.F$2:.F$7])" office:value-type="float" office:value="3090748.5" calcext:value-type="float">
            <text:p>3090748.5</text:p>
          </table:table-cell>
          <table:table-cell table:formula="of:=[.E6]-[.I6]" office:value-type="float" office:value="-9132.5" calcext:value-type="float">
            <text:p>-9132.5</text:p>
          </table:table-cell>
          <table:table-cell table:formula="of:=[.F6]-[.J6]" office:value-type="float" office:value="5037.5" calcext:value-type="float">
            <text:p>5037.5</text:p>
          </table:table-cell>
          <table:table-cell table:formula="of:=[.K6]-[.L6]" office:value-type="float" office:value="-14170" calcext:value-type="float">
            <text:p>-14170</text:p>
          </table:table-cell>
          <table:table-cell table:formula="of:=[.K6]/[.$G6]" office:value-type="float" office:value="-0.00120062894156654" calcext:value-type="float">
            <text:p>-0.001200628941567</text:p>
          </table:table-cell>
          <table:table-cell table:formula="of:=[.L6]/[.$G6]" office:value-type="float" office:value="0.000662268633248449" calcext:value-type="float">
            <text:p>0.000662268633248</text:p>
          </table:table-cell>
          <table:table-cell table:formula="of:=[.M6]/[.G6]" office:value-type="float" office:value="-0.00186289757481499" calcext:value-type="float">
            <text:p>-0.001862897574815</text:p>
          </table:table-cell>
          <table:table-cell table:formula="of:=[.M6]/MAX(1;SQRT(ABS([.M6])))" office:value-type="float" office:value="-119.037809119624" calcext:value-type="float">
            <text:p>-119.037809119624</text:p>
          </table:table-cell>
        </table:table-row>
        <table:table-row table:style-name="ro1">
          <table:table-cell office:value-type="string" calcext:value-type="string">
            <text:p>Generic R</text:p>
          </table:table-cell>
          <table:table-cell office:value-type="string" calcext:value-type="string">
            <text:p>Florida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US House</text:p>
          </table:table-cell>
          <table:table-cell office:value-type="float" office:value="4271296" calcext:value-type="float">
            <text:p>4271296</text:p>
          </table:table-cell>
          <table:table-cell office:value-type="float" office:value="2905713" calcext:value-type="float">
            <text:p>2905713</text:p>
          </table:table-cell>
          <table:table-cell table:formula="of:=[.E7]/0.5825" office:value-type="float" office:value="7332696.99570815" calcext:value-type="float">
            <text:p>7,332,697</text:p>
          </table:table-cell>
          <table:table-cell office:value-type="string" calcext:value-type="string">
            <text:p>Generic D</text:p>
          </table:table-cell>
          <table:table-cell table:formula="of:=MEDIAN([.E$2:.E$7])" office:value-type="float" office:value="4519776.5" calcext:value-type="float">
            <text:p>4519776.5</text:p>
          </table:table-cell>
          <table:table-cell table:formula="of:=MEDIAN([.F$2:.F$7])" office:value-type="float" office:value="3090748.5" calcext:value-type="float">
            <text:p>3090748.5</text:p>
          </table:table-cell>
          <table:table-cell table:formula="of:=[.E7]-[.I7]" office:value-type="float" office:value="-248480.5" calcext:value-type="float">
            <text:p>-248480.5</text:p>
          </table:table-cell>
          <table:table-cell table:formula="of:=[.F7]-[.J7]" office:value-type="float" office:value="-185035.5" calcext:value-type="float">
            <text:p>-185035.5</text:p>
          </table:table-cell>
          <table:table-cell table:formula="of:=[.K7]-[.L7]" office:value-type="float" office:value="-63445" calcext:value-type="float">
            <text:p>-63445</text:p>
          </table:table-cell>
          <table:table-cell table:formula="of:=[.K7]/[.$G7]" office:value-type="float" office:value="-0.0338866450018917" calcext:value-type="float">
            <text:p>-0.033886645001892</text:p>
          </table:table-cell>
          <table:table-cell table:formula="of:=[.L7]/[.$G7]" office:value-type="float" office:value="-0.0252343033004503" calcext:value-type="float">
            <text:p>-0.02523430330045</text:p>
          </table:table-cell>
          <table:table-cell table:formula="of:=[.M7]/[.G7]" office:value-type="float" office:value="-0.00865234170144144" calcext:value-type="float">
            <text:p>-0.008652341701441</text:p>
          </table:table-cell>
          <table:table-cell table:formula="of:=[.M7]/MAX(1;SQRT(ABS([.M7])))" office:value-type="float" office:value="-251.882909305098" calcext:value-type="float">
            <text:p>-251.882909305098</text:p>
          </table:table-cell>
        </table:table-row>
        <table:table-row table:style-name="ro1">
          <table:table-cell office:value-type="string" calcext:value-type="string">
            <text:p>John Thune</text:p>
          </table:table-cell>
          <table:table-cell office:value-type="string" calcext:value-type="string">
            <text:p>South Dakota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US Senate</text:p>
          </table:table-cell>
          <table:table-cell office:value-type="float" office:value="242316" calcext:value-type="float">
            <text:p>242316</text:p>
          </table:table-cell>
          <table:table-cell office:value-type="float" office:value="91007" calcext:value-type="float">
            <text:p>91007</text:p>
          </table:table-cell>
          <table:table-cell office:value-type="float" office:value="348020" calcext:value-type="float">
            <text:p>348,020</text:p>
          </table:table-cell>
          <table:table-cell office:value-type="string" calcext:value-type="string">
            <text:p>Collin Duprel</text:p>
          </table:table-cell>
          <table:table-cell table:formula="of:=MEDIAN([.E$8:.E$14])" office:value-type="float" office:value="217035" calcext:value-type="float">
            <text:p>217035</text:p>
          </table:table-cell>
          <table:table-cell table:formula="of:=MEDIAN([.F$8:.F$14])" office:value-type="float" office:value="107518" calcext:value-type="float">
            <text:p>107518</text:p>
          </table:table-cell>
          <table:table-cell table:formula="of:=[.E8]-[.I8]" office:value-type="float" office:value="25281" calcext:value-type="float">
            <text:p>25281</text:p>
          </table:table-cell>
          <table:table-cell table:formula="of:=[.F8]-[.J8]" office:value-type="float" office:value="-16511" calcext:value-type="float">
            <text:p>-16511</text:p>
          </table:table-cell>
          <table:table-cell table:formula="of:=[.K8]-[.L8]" office:value-type="float" office:value="41792" calcext:value-type="float">
            <text:p>41792</text:p>
          </table:table-cell>
          <table:table-cell table:formula="of:=[.K8]/[.$G8]" office:value-type="float" office:value="0.0726423768748923" calcext:value-type="float">
            <text:p>0.072642376874892</text:p>
          </table:table-cell>
          <table:table-cell table:formula="of:=[.L8]/[.$G8]" office:value-type="float" office:value="-0.0474426757082926" calcext:value-type="float">
            <text:p>-0.047442675708293</text:p>
          </table:table-cell>
          <table:table-cell table:formula="of:=[.M8]/[.G8]" office:value-type="float" office:value="0.120085052583185" calcext:value-type="float">
            <text:p>0.120085052583185</text:p>
          </table:table-cell>
          <table:table-cell table:formula="of:=[.M8]/MAX(1;SQRT(ABS([.M8])))" office:value-type="float" office:value="204.43091742689" calcext:value-type="float">
            <text:p>204.43091742689</text:p>
          </table:table-cell>
        </table:table-row>
        <table:table-row table:style-name="ro1">
          <table:table-cell office:value-type="string" calcext:value-type="string">
            <text:p>Kristi Noem</text:p>
          </table:table-cell>
          <table:table-cell office:value-type="string" calcext:value-type="string">
            <text:p>South Dakota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Governor</text:p>
          </table:table-cell>
          <table:table-cell office:value-type="float" office:value="217035" calcext:value-type="float">
            <text:p>217035</text:p>
          </table:table-cell>
          <table:table-cell office:value-type="float" office:value="123148" calcext:value-type="float">
            <text:p>123148</text:p>
          </table:table-cell>
          <table:table-cell office:value-type="float" office:value="350166" calcext:value-type="float">
            <text:p>350,166</text:p>
          </table:table-cell>
          <table:table-cell office:value-type="string" calcext:value-type="string">
            <text:p>Tracey Quint</text:p>
          </table:table-cell>
          <table:table-cell table:formula="of:=MEDIAN([.E$8:.E$14])" office:value-type="float" office:value="217035" calcext:value-type="float">
            <text:p>217035</text:p>
          </table:table-cell>
          <table:table-cell table:formula="of:=MEDIAN([.F$8:.F$14])" office:value-type="float" office:value="107518" calcext:value-type="float">
            <text:p>107518</text:p>
          </table:table-cell>
          <table:table-cell table:formula="of:=[.E9]-[.I9]" office:value-type="float" office:value="0" calcext:value-type="float">
            <text:p>0</text:p>
          </table:table-cell>
          <table:table-cell table:formula="of:=[.F9]-[.J9]" office:value-type="float" office:value="15630" calcext:value-type="float">
            <text:p>15630</text:p>
          </table:table-cell>
          <table:table-cell table:formula="of:=[.K9]-[.L9]" office:value-type="float" office:value="-15630" calcext:value-type="float">
            <text:p>-15630</text:p>
          </table:table-cell>
          <table:table-cell table:formula="of:=[.K9]/[.$G9]" office:value-type="float" office:value="0" calcext:value-type="float">
            <text:p>0</text:p>
          </table:table-cell>
          <table:table-cell table:formula="of:=[.L9]/[.$G9]" office:value-type="float" office:value="0.0446359726529703" calcext:value-type="float">
            <text:p>0.04463597265297</text:p>
          </table:table-cell>
          <table:table-cell table:formula="of:=[.M9]/[.G9]" office:value-type="float" office:value="-0.0446359726529703" calcext:value-type="float">
            <text:p>-0.04463597265297</text:p>
          </table:table-cell>
          <table:table-cell table:formula="of:=[.M9]/MAX(1;SQRT(ABS([.M9])))" office:value-type="float" office:value="-125.019998400256" calcext:value-type="float">
            <text:p>-125.019998400256</text:p>
          </table:table-cell>
        </table:table-row>
        <table:table-row table:style-name="ro1">
          <table:table-cell office:value-type="string" calcext:value-type="string">
            <text:p>Monae Johnson</text:p>
          </table:table-cell>
          <table:table-cell office:value-type="string" calcext:value-type="string">
            <text:p>South Dakota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Secretary of State</text:p>
          </table:table-cell>
          <table:table-cell office:value-type="float" office:value="212348" calcext:value-type="float">
            <text:p>212348</text:p>
          </table:table-cell>
          <table:table-cell office:value-type="float" office:value="119975" calcext:value-type="float">
            <text:p>119975</text:p>
          </table:table-cell>
          <table:table-cell office:value-type="float" office:value="332323" calcext:value-type="float">
            <text:p>332,323</text:p>
          </table:table-cell>
          <table:table-cell office:value-type="string" calcext:value-type="string">
            <text:p>Thomas Cool</text:p>
          </table:table-cell>
          <table:table-cell table:formula="of:=MEDIAN([.E$8:.E$14])" office:value-type="float" office:value="217035" calcext:value-type="float">
            <text:p>217035</text:p>
          </table:table-cell>
          <table:table-cell table:formula="of:=MEDIAN([.F$8:.F$14])" office:value-type="float" office:value="107518" calcext:value-type="float">
            <text:p>107518</text:p>
          </table:table-cell>
          <table:table-cell table:formula="of:=[.E10]-[.I10]" office:value-type="float" office:value="-4687" calcext:value-type="float">
            <text:p>-4687</text:p>
          </table:table-cell>
          <table:table-cell table:formula="of:=[.F10]-[.J10]" office:value-type="float" office:value="12457" calcext:value-type="float">
            <text:p>12457</text:p>
          </table:table-cell>
          <table:table-cell table:formula="of:=[.K10]-[.L10]" office:value-type="float" office:value="-17144" calcext:value-type="float">
            <text:p>-17144</text:p>
          </table:table-cell>
          <table:table-cell table:formula="of:=[.K10]/[.$G10]" office:value-type="float" office:value="-0.0141037484615871" calcext:value-type="float">
            <text:p>-0.014103748461587</text:p>
          </table:table-cell>
          <table:table-cell table:formula="of:=[.L10]/[.$G10]" office:value-type="float" office:value="0.0374846158707041" calcext:value-type="float">
            <text:p>0.037484615870704</text:p>
          </table:table-cell>
          <table:table-cell table:formula="of:=[.M10]/[.G10]" office:value-type="float" office:value="-0.0515883643322912" calcext:value-type="float">
            <text:p>-0.051588364332291</text:p>
          </table:table-cell>
          <table:table-cell table:formula="of:=[.M10]/MAX(1;SQRT(ABS([.M10])))" office:value-type="float" office:value="-130.935098426663" calcext:value-type="float">
            <text:p>-130.935098426663</text:p>
          </table:table-cell>
        </table:table-row>
        <table:table-row table:style-name="ro1">
          <table:table-cell office:value-type="string" calcext:value-type="string">
            <text:p>Richard Sattgast</text:p>
          </table:table-cell>
          <table:table-cell office:value-type="string" calcext:value-type="string">
            <text:p>South Dakota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State Auditor</text:p>
          </table:table-cell>
          <table:table-cell office:value-type="float" office:value="206633" calcext:value-type="float">
            <text:p>206633</text:p>
          </table:table-cell>
          <table:table-cell office:value-type="float" office:value="105163" calcext:value-type="float">
            <text:p>105163</text:p>
          </table:table-cell>
          <table:table-cell office:value-type="float" office:value="329797" calcext:value-type="float">
            <text:p>329,797</text:p>
          </table:table-cell>
          <table:table-cell office:value-type="string" calcext:value-type="string">
            <text:p>Stephanie Marty</text:p>
          </table:table-cell>
          <table:table-cell table:formula="of:=MEDIAN([.E$8:.E$14])" office:value-type="float" office:value="217035" calcext:value-type="float">
            <text:p>217035</text:p>
          </table:table-cell>
          <table:table-cell table:formula="of:=MEDIAN([.F$8:.F$14])" office:value-type="float" office:value="107518" calcext:value-type="float">
            <text:p>107518</text:p>
          </table:table-cell>
          <table:table-cell table:formula="of:=[.E11]-[.I11]" office:value-type="float" office:value="-10402" calcext:value-type="float">
            <text:p>-10402</text:p>
          </table:table-cell>
          <table:table-cell table:formula="of:=[.F11]-[.J11]" office:value-type="float" office:value="-2355" calcext:value-type="float">
            <text:p>-2355</text:p>
          </table:table-cell>
          <table:table-cell table:formula="of:=[.K11]-[.L11]" office:value-type="float" office:value="-8047" calcext:value-type="float">
            <text:p>-8047</text:p>
          </table:table-cell>
          <table:table-cell table:formula="of:=[.K11]/[.$G11]" office:value-type="float" office:value="-0.0315406143779355" calcext:value-type="float">
            <text:p>-0.031540614377936</text:p>
          </table:table-cell>
          <table:table-cell table:formula="of:=[.L11]/[.$G11]" office:value-type="float" office:value="-0.0071407562834107" calcext:value-type="float">
            <text:p>-0.007140756283411</text:p>
          </table:table-cell>
          <table:table-cell table:formula="of:=[.M11]/[.G11]" office:value-type="float" office:value="-0.0243998580945248" calcext:value-type="float">
            <text:p>-0.024399858094525</text:p>
          </table:table-cell>
          <table:table-cell table:formula="of:=[.M11]/MAX(1;SQRT(ABS([.M11])))" office:value-type="float" office:value="-89.7050723203543" calcext:value-type="float">
            <text:p>-89.7050723203543</text:p>
          </table:table-cell>
        </table:table-row>
        <table:table-row table:style-name="ro1">
          <table:table-cell office:value-type="string" calcext:value-type="string">
            <text:p>Josh Haeder</text:p>
          </table:table-cell>
          <table:table-cell office:value-type="string" calcext:value-type="string">
            <text:p>South Dakota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State Treasurer</text:p>
          </table:table-cell>
          <table:table-cell office:value-type="float" office:value="219334" calcext:value-type="float">
            <text:p>219334</text:p>
          </table:table-cell>
          <table:table-cell office:value-type="float" office:value="107916" calcext:value-type="float">
            <text:p>107916</text:p>
          </table:table-cell>
          <table:table-cell office:value-type="float" office:value="327250" calcext:value-type="float">
            <text:p>327,250</text:p>
          </table:table-cell>
          <table:table-cell office:value-type="string" calcext:value-type="string">
            <text:p>John Cunningham</text:p>
          </table:table-cell>
          <table:table-cell table:formula="of:=MEDIAN([.E$8:.E$14])" office:value-type="float" office:value="217035" calcext:value-type="float">
            <text:p>217035</text:p>
          </table:table-cell>
          <table:table-cell table:formula="of:=MEDIAN([.F$8:.F$14])" office:value-type="float" office:value="107518" calcext:value-type="float">
            <text:p>107518</text:p>
          </table:table-cell>
          <table:table-cell table:formula="of:=[.E12]-[.I12]" office:value-type="float" office:value="2299" calcext:value-type="float">
            <text:p>2299</text:p>
          </table:table-cell>
          <table:table-cell table:formula="of:=[.F12]-[.J12]" office:value-type="float" office:value="398" calcext:value-type="float">
            <text:p>398</text:p>
          </table:table-cell>
          <table:table-cell table:formula="of:=[.K12]-[.L12]" office:value-type="float" office:value="1901" calcext:value-type="float">
            <text:p>1901</text:p>
          </table:table-cell>
          <table:table-cell table:formula="of:=[.K12]/[.$G12]" office:value-type="float" office:value="0.00702521008403361" calcext:value-type="float">
            <text:p>0.007025210084034</text:p>
          </table:table-cell>
          <table:table-cell table:formula="of:=[.L12]/[.$G12]" office:value-type="float" office:value="0.00121619556913675" calcext:value-type="float">
            <text:p>0.001216195569137</text:p>
          </table:table-cell>
          <table:table-cell table:formula="of:=[.M12]/[.G12]" office:value-type="float" office:value="0.00580901451489687" calcext:value-type="float">
            <text:p>0.005809014514897</text:p>
          </table:table-cell>
          <table:table-cell table:formula="of:=[.M12]/MAX(1;SQRT(ABS([.M12])))" office:value-type="float" office:value="43.6004587131833" calcext:value-type="float">
            <text:p>43.6004587131833</text:p>
          </table:table-cell>
        </table:table-row>
        <table:table-row table:style-name="ro1">
          <table:table-cell office:value-type="string" calcext:value-type="string">
            <text:p>Brock Greenfield</text:p>
          </table:table-cell>
          <table:table-cell office:value-type="string" calcext:value-type="string">
            <text:p>South Dakota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Commissioner of School and Public Lands</text:p>
          </table:table-cell>
          <table:table-cell office:value-type="float" office:value="215742" calcext:value-type="float">
            <text:p>215742</text:p>
          </table:table-cell>
          <table:table-cell office:value-type="float" office:value="107518" calcext:value-type="float">
            <text:p>107518</text:p>
          </table:table-cell>
          <table:table-cell office:value-type="float" office:value="323260" calcext:value-type="float">
            <text:p>323,260</text:p>
          </table:table-cell>
          <table:table-cell office:value-type="string" calcext:value-type="string">
            <text:p>Timothy Azure</text:p>
          </table:table-cell>
          <table:table-cell table:formula="of:=MEDIAN([.E$8:.E$14])" office:value-type="float" office:value="217035" calcext:value-type="float">
            <text:p>217035</text:p>
          </table:table-cell>
          <table:table-cell table:formula="of:=MEDIAN([.F$8:.F$14])" office:value-type="float" office:value="107518" calcext:value-type="float">
            <text:p>107518</text:p>
          </table:table-cell>
          <table:table-cell table:formula="of:=[.E13]-[.I13]" office:value-type="float" office:value="-1293" calcext:value-type="float">
            <text:p>-1293</text:p>
          </table:table-cell>
          <table:table-cell table:formula="of:=[.F13]-[.J13]" office:value-type="float" office:value="0" calcext:value-type="float">
            <text:p>0</text:p>
          </table:table-cell>
          <table:table-cell table:formula="of:=[.K13]-[.L13]" office:value-type="float" office:value="-1293" calcext:value-type="float">
            <text:p>-1293</text:p>
          </table:table-cell>
          <table:table-cell table:formula="of:=[.K13]/[.$G13]" office:value-type="float" office:value="-0.00399987626059519" calcext:value-type="float">
            <text:p>-0.003999876260595</text:p>
          </table:table-cell>
          <table:table-cell table:formula="of:=[.L13]/[.$G13]" office:value-type="float" office:value="0" calcext:value-type="float">
            <text:p>0</text:p>
          </table:table-cell>
          <table:table-cell table:formula="of:=[.M13]/[.G13]" office:value-type="float" office:value="-0.00399987626059519" calcext:value-type="float">
            <text:p>-0.003999876260595</text:p>
          </table:table-cell>
          <table:table-cell table:formula="of:=[.M13]/MAX(1;SQRT(ABS([.M13])))" office:value-type="float" office:value="-35.9583091927304" calcext:value-type="float">
            <text:p>-35.9583091927304</text:p>
          </table:table-cell>
        </table:table-row>
        <table:table-row table:style-name="ro1">
          <table:table-cell office:value-type="string" calcext:value-type="string">
            <text:p>Chris Nelson</text:p>
          </table:table-cell>
          <table:table-cell office:value-type="string" calcext:value-type="string">
            <text:p>South Dakota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Public Utilities Commissioner</text:p>
          </table:table-cell>
          <table:table-cell office:value-type="float" office:value="227167" calcext:value-type="float">
            <text:p>227167</text:p>
          </table:table-cell>
          <table:table-cell office:value-type="float" office:value="103384" calcext:value-type="float">
            <text:p>103384</text:p>
          </table:table-cell>
          <table:table-cell office:value-type="float" office:value="330551" calcext:value-type="float">
            <text:p>330,551</text:p>
          </table:table-cell>
          <table:table-cell office:value-type="string" calcext:value-type="string">
            <text:p>Jeffrey Barth</text:p>
          </table:table-cell>
          <table:table-cell table:formula="of:=MEDIAN([.E$8:.E$14])" office:value-type="float" office:value="217035" calcext:value-type="float">
            <text:p>217035</text:p>
          </table:table-cell>
          <table:table-cell table:formula="of:=MEDIAN([.F$8:.F$14])" office:value-type="float" office:value="107518" calcext:value-type="float">
            <text:p>107518</text:p>
          </table:table-cell>
          <table:table-cell table:formula="of:=[.E14]-[.I14]" office:value-type="float" office:value="10132" calcext:value-type="float">
            <text:p>10132</text:p>
          </table:table-cell>
          <table:table-cell table:formula="of:=[.F14]-[.J14]" office:value-type="float" office:value="-4134" calcext:value-type="float">
            <text:p>-4134</text:p>
          </table:table-cell>
          <table:table-cell table:formula="of:=[.K14]-[.L14]" office:value-type="float" office:value="14266" calcext:value-type="float">
            <text:p>14266</text:p>
          </table:table-cell>
          <table:table-cell table:formula="of:=[.K14]/[.$G14]" office:value-type="float" office:value="0.0306518510002995" calcext:value-type="float">
            <text:p>0.0306518510003</text:p>
          </table:table-cell>
          <table:table-cell table:formula="of:=[.L14]/[.$G14]" office:value-type="float" office:value="-0.012506390844378" calcext:value-type="float">
            <text:p>-0.012506390844378</text:p>
          </table:table-cell>
          <table:table-cell table:formula="of:=[.M14]/[.G14]" office:value-type="float" office:value="0.0431582418446775" calcext:value-type="float">
            <text:p>0.043158241844678</text:p>
          </table:table-cell>
          <table:table-cell table:formula="of:=[.M14]/MAX(1;SQRT(ABS([.M14])))" office:value-type="float" office:value="119.440361687329" calcext:value-type="float">
            <text:p>119.440361687329</text:p>
          </table:table-cell>
        </table:table-row>
        <table:table-row table:style-name="ro1">
          <table:table-cell office:value-type="string" calcext:value-type="string">
            <text:p>Greg Abbott</text:p>
          </table:table-cell>
          <table:table-cell office:value-type="string" calcext:value-type="string">
            <text:p>Texas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Governor</text:p>
          </table:table-cell>
          <table:table-cell office:value-type="float" office:value="4437099" calcext:value-type="float">
            <text:p>4437099</text:p>
          </table:table-cell>
          <table:table-cell office:value-type="float" office:value="3553656" calcext:value-type="float">
            <text:p>3553656</text:p>
          </table:table-cell>
          <table:table-cell office:value-type="float" office:value="8102908" calcext:value-type="float">
            <text:p>8,102,908</text:p>
          </table:table-cell>
          <table:table-cell office:value-type="string" calcext:value-type="string">
            <text:p>Beto O’Rourke</text:p>
          </table:table-cell>
          <table:table-cell table:formula="of:=MEDIAN([.E$15:.E$29])" office:value-type="float" office:value="4474900" calcext:value-type="float">
            <text:p>4474900</text:p>
          </table:table-cell>
          <table:table-cell table:formula="of:=MEDIAN([.F$15:.F$29])" office:value-type="float" office:value="3383705" calcext:value-type="float">
            <text:p>3383705</text:p>
          </table:table-cell>
          <table:table-cell table:formula="of:=[.E15]-[.I15]" office:value-type="float" office:value="-37801" calcext:value-type="float">
            <text:p>-37801</text:p>
          </table:table-cell>
          <table:table-cell table:formula="of:=[.F15]-[.J15]" office:value-type="float" office:value="169951" calcext:value-type="float">
            <text:p>169951</text:p>
          </table:table-cell>
          <table:table-cell table:formula="of:=[.K15]-[.L15]" office:value-type="float" office:value="-207752" calcext:value-type="float">
            <text:p>-207752</text:p>
          </table:table-cell>
          <table:table-cell table:formula="of:=[.K15]/[.$G15]" office:value-type="float" office:value="-0.00466511528947385" calcext:value-type="float">
            <text:p>-0.004665115289474</text:p>
          </table:table-cell>
          <table:table-cell table:formula="of:=[.L15]/[.$G15]" office:value-type="float" office:value="0.0209740749864123" calcext:value-type="float">
            <text:p>0.020974074986412</text:p>
          </table:table-cell>
          <table:table-cell table:formula="of:=[.M15]/[.G15]" office:value-type="float" office:value="-0.0256391902758861" calcext:value-type="float">
            <text:p>-0.025639190275886</text:p>
          </table:table-cell>
          <table:table-cell table:formula="of:=[.M15]/MAX(1;SQRT(ABS([.M15])))" office:value-type="float" office:value="-455.798200961785" calcext:value-type="float">
            <text:p>-455.798200961785</text:p>
          </table:table-cell>
        </table:table-row>
        <table:table-row table:style-name="ro1">
          <table:table-cell office:value-type="string" calcext:value-type="string">
            <text:p>Generic R</text:p>
          </table:table-cell>
          <table:table-cell office:value-type="string" calcext:value-type="string">
            <text:p>Texas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US House</text:p>
          </table:table-cell>
          <table:table-cell office:value-type="float" office:value="4559280" calcext:value-type="float">
            <text:p>4559280</text:p>
          </table:table-cell>
          <table:table-cell office:value-type="float" office:value="3004053" calcext:value-type="float">
            <text:p>3004053</text:p>
          </table:table-cell>
          <table:table-cell table:formula="of:=[.E16]/0.5878" office:value-type="float" office:value="7756515.82170806" calcext:value-type="float">
            <text:p>7,756,516</text:p>
          </table:table-cell>
          <table:table-cell office:value-type="string" calcext:value-type="string">
            <text:p>Generic D</text:p>
          </table:table-cell>
          <table:table-cell table:formula="of:=MEDIAN([.E$15:.E$29])" office:value-type="float" office:value="4474900" calcext:value-type="float">
            <text:p>4474900</text:p>
          </table:table-cell>
          <table:table-cell table:formula="of:=MEDIAN([.F$15:.F$29])" office:value-type="float" office:value="3383705" calcext:value-type="float">
            <text:p>3383705</text:p>
          </table:table-cell>
          <table:table-cell table:formula="of:=[.E16]-[.I16]" office:value-type="float" office:value="84380" calcext:value-type="float">
            <text:p>84380</text:p>
          </table:table-cell>
          <table:table-cell table:formula="of:=[.F16]-[.J16]" office:value-type="float" office:value="-379652" calcext:value-type="float">
            <text:p>-379652</text:p>
          </table:table-cell>
          <table:table-cell table:formula="of:=[.K16]-[.L16]" office:value-type="float" office:value="464032" calcext:value-type="float">
            <text:p>464032</text:p>
          </table:table-cell>
          <table:table-cell table:formula="of:=[.K16]/[.$G16]" office:value-type="float" office:value="0.0108785957431875" calcext:value-type="float">
            <text:p>0.010878595743188</text:p>
          </table:table-cell>
          <table:table-cell table:formula="of:=[.L16]/[.$G16]" office:value-type="float" office:value="-0.0489462032601639" calcext:value-type="float">
            <text:p>-0.048946203260164</text:p>
          </table:table-cell>
          <table:table-cell table:formula="of:=[.M16]/[.G16]" office:value-type="float" office:value="0.0598247990033514" calcext:value-type="float">
            <text:p>0.059824799003352</text:p>
          </table:table-cell>
          <table:table-cell table:formula="of:=[.M16]/MAX(1;SQRT(ABS([.M16])))" office:value-type="float" office:value="681.198943040871" calcext:value-type="float">
            <text:p>681.198943040871</text:p>
          </table:table-cell>
        </table:table-row>
        <table:table-row table:style-name="ro1">
          <table:table-cell office:value-type="string" calcext:value-type="string">
            <text:p>Dan Patrick</text:p>
          </table:table-cell>
          <table:table-cell office:value-type="string" calcext:value-type="string">
            <text:p>Texas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Lieutenant Governor</text:p>
          </table:table-cell>
          <table:table-cell office:value-type="float" office:value="4317692" calcext:value-type="float">
            <text:p>4317692</text:p>
          </table:table-cell>
          <table:table-cell office:value-type="float" office:value="3492544" calcext:value-type="float">
            <text:p>3492544</text:p>
          </table:table-cell>
          <table:table-cell office:value-type="float" office:value="8032444" calcext:value-type="float">
            <text:p>8,032,444</text:p>
          </table:table-cell>
          <table:table-cell office:value-type="string" calcext:value-type="string">
            <text:p>Mike Collier</text:p>
          </table:table-cell>
          <table:table-cell table:formula="of:=MEDIAN([.E$15:.E$29])" office:value-type="float" office:value="4474900" calcext:value-type="float">
            <text:p>4474900</text:p>
          </table:table-cell>
          <table:table-cell table:formula="of:=MEDIAN([.F$15:.F$29])" office:value-type="float" office:value="3383705" calcext:value-type="float">
            <text:p>3383705</text:p>
          </table:table-cell>
          <table:table-cell table:formula="of:=[.E17]-[.I17]" office:value-type="float" office:value="-157208" calcext:value-type="float">
            <text:p>-157208</text:p>
          </table:table-cell>
          <table:table-cell table:formula="of:=[.F17]-[.J17]" office:value-type="float" office:value="108839" calcext:value-type="float">
            <text:p>108839</text:p>
          </table:table-cell>
          <table:table-cell table:formula="of:=[.K17]-[.L17]" office:value-type="float" office:value="-266047" calcext:value-type="float">
            <text:p>-266047</text:p>
          </table:table-cell>
          <table:table-cell table:formula="of:=[.K17]/[.$G17]" office:value-type="float" office:value="-0.0195716272656243" calcext:value-type="float">
            <text:p>-0.019571627265624</text:p>
          </table:table-cell>
          <table:table-cell table:formula="of:=[.L17]/[.$G17]" office:value-type="float" office:value="0.0135499232861132" calcext:value-type="float">
            <text:p>0.013549923286113</text:p>
          </table:table-cell>
          <table:table-cell table:formula="of:=[.M17]/[.G17]" office:value-type="float" office:value="-0.0331215505517374" calcext:value-type="float">
            <text:p>-0.033121550551738</text:p>
          </table:table-cell>
          <table:table-cell table:formula="of:=[.M17]/MAX(1;SQRT(ABS([.M17])))" office:value-type="float" office:value="-515.797440862205" calcext:value-type="float">
            <text:p>-515.797440862205</text:p>
          </table:table-cell>
        </table:table-row>
        <table:table-row table:style-name="ro1">
          <table:table-cell office:value-type="string" calcext:value-type="string">
            <text:p>Ken Paxton</text:p>
          </table:table-cell>
          <table:table-cell office:value-type="string" calcext:value-type="string">
            <text:p>Texas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Attorney General</text:p>
          </table:table-cell>
          <table:table-cell office:value-type="float" office:value="4278986" calcext:value-type="float">
            <text:p>4278986</text:p>
          </table:table-cell>
          <table:table-cell office:value-type="float" office:value="3497267" calcext:value-type="float">
            <text:p>3497267</text:p>
          </table:table-cell>
          <table:table-cell office:value-type="float" office:value="8010003" calcext:value-type="float">
            <text:p>8,010,003</text:p>
          </table:table-cell>
          <table:table-cell office:value-type="string" calcext:value-type="string">
            <text:p>Rochelle Garza</text:p>
          </table:table-cell>
          <table:table-cell table:formula="of:=MEDIAN([.E$15:.E$29])" office:value-type="float" office:value="4474900" calcext:value-type="float">
            <text:p>4474900</text:p>
          </table:table-cell>
          <table:table-cell table:formula="of:=MEDIAN([.F$15:.F$29])" office:value-type="float" office:value="3383705" calcext:value-type="float">
            <text:p>3383705</text:p>
          </table:table-cell>
          <table:table-cell table:formula="of:=[.E18]-[.I18]" office:value-type="float" office:value="-195914" calcext:value-type="float">
            <text:p>-195914</text:p>
          </table:table-cell>
          <table:table-cell table:formula="of:=[.F18]-[.J18]" office:value-type="float" office:value="113562" calcext:value-type="float">
            <text:p>113562</text:p>
          </table:table-cell>
          <table:table-cell table:formula="of:=[.K18]-[.L18]" office:value-type="float" office:value="-309476" calcext:value-type="float">
            <text:p>-309476</text:p>
          </table:table-cell>
          <table:table-cell table:formula="of:=[.K18]/[.$G18]" office:value-type="float" office:value="-0.0244586674936326" calcext:value-type="float">
            <text:p>-0.024458667493633</text:p>
          </table:table-cell>
          <table:table-cell table:formula="of:=[.L18]/[.$G18]" office:value-type="float" office:value="0.014177522779954" calcext:value-type="float">
            <text:p>0.014177522779954</text:p>
          </table:table-cell>
          <table:table-cell table:formula="of:=[.M18]/[.G18]" office:value-type="float" office:value="-0.0386361902735867" calcext:value-type="float">
            <text:p>-0.038636190273587</text:p>
          </table:table-cell>
          <table:table-cell table:formula="of:=[.M18]/MAX(1;SQRT(ABS([.M18])))" office:value-type="float" office:value="-556.305671371414" calcext:value-type="float">
            <text:p>-556.305671371414</text:p>
          </table:table-cell>
        </table:table-row>
        <table:table-row table:style-name="ro1">
          <table:table-cell office:value-type="string" calcext:value-type="string">
            <text:p>Glenn Hegar</text:p>
          </table:table-cell>
          <table:table-cell office:value-type="string" calcext:value-type="string">
            <text:p>Texas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Comptroller of Public Accounts</text:p>
          </table:table-cell>
          <table:table-cell office:value-type="float" office:value="4496319" calcext:value-type="float">
            <text:p>4496319</text:p>
          </table:table-cell>
          <table:table-cell office:value-type="float" office:value="3265069" calcext:value-type="float">
            <text:p>3265069</text:p>
          </table:table-cell>
          <table:table-cell office:value-type="float" office:value="7973593" calcext:value-type="float">
            <text:p>7,973,593</text:p>
          </table:table-cell>
          <table:table-cell office:value-type="string" calcext:value-type="string">
            <text:p>Janet Dudding</text:p>
          </table:table-cell>
          <table:table-cell table:formula="of:=MEDIAN([.E$15:.E$29])" office:value-type="float" office:value="4474900" calcext:value-type="float">
            <text:p>4474900</text:p>
          </table:table-cell>
          <table:table-cell table:formula="of:=MEDIAN([.F$15:.F$29])" office:value-type="float" office:value="3383705" calcext:value-type="float">
            <text:p>3383705</text:p>
          </table:table-cell>
          <table:table-cell table:formula="of:=[.E19]-[.I19]" office:value-type="float" office:value="21419" calcext:value-type="float">
            <text:p>21419</text:p>
          </table:table-cell>
          <table:table-cell table:formula="of:=[.F19]-[.J19]" office:value-type="float" office:value="-118636" calcext:value-type="float">
            <text:p>-118636</text:p>
          </table:table-cell>
          <table:table-cell table:formula="of:=[.K19]-[.L19]" office:value-type="float" office:value="140055" calcext:value-type="float">
            <text:p>140055</text:p>
          </table:table-cell>
          <table:table-cell table:formula="of:=[.K19]/[.$G19]" office:value-type="float" office:value="0.00268624194889305" calcext:value-type="float">
            <text:p>0.002686241948893</text:p>
          </table:table-cell>
          <table:table-cell table:formula="of:=[.L19]/[.$G19]" office:value-type="float" office:value="-0.0148786124398373" calcext:value-type="float">
            <text:p>-0.014878612439837</text:p>
          </table:table-cell>
          <table:table-cell table:formula="of:=[.M19]/[.G19]" office:value-type="float" office:value="0.0175648543887304" calcext:value-type="float">
            <text:p>0.01756485438873</text:p>
          </table:table-cell>
          <table:table-cell table:formula="of:=[.M19]/MAX(1;SQRT(ABS([.M19])))" office:value-type="float" office:value="374.239228301898" calcext:value-type="float">
            <text:p>374.239228301898</text:p>
          </table:table-cell>
        </table:table-row>
        <table:table-row table:style-name="ro1">
          <table:table-cell office:value-type="string" calcext:value-type="string">
            <text:p>Dawn Buckingham</text:p>
          </table:table-cell>
          <table:table-cell office:value-type="string" calcext:value-type="string">
            <text:p>Texas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Commissioner of the General Land Office</text:p>
          </table:table-cell>
          <table:table-cell office:value-type="float" office:value="4463452" calcext:value-type="float">
            <text:p>4463452</text:p>
          </table:table-cell>
          <table:table-cell office:value-type="float" office:value="3350291" calcext:value-type="float">
            <text:p>3350291</text:p>
          </table:table-cell>
          <table:table-cell office:value-type="float" office:value="7948589" calcext:value-type="float">
            <text:p>7,948,589</text:p>
          </table:table-cell>
          <table:table-cell office:value-type="string" calcext:value-type="string">
            <text:p>Jay Kleberg</text:p>
          </table:table-cell>
          <table:table-cell table:formula="of:=MEDIAN([.E$15:.E$29])" office:value-type="float" office:value="4474900" calcext:value-type="float">
            <text:p>4474900</text:p>
          </table:table-cell>
          <table:table-cell table:formula="of:=MEDIAN([.F$15:.F$29])" office:value-type="float" office:value="3383705" calcext:value-type="float">
            <text:p>3383705</text:p>
          </table:table-cell>
          <table:table-cell table:formula="of:=[.E20]-[.I20]" office:value-type="float" office:value="-11448" calcext:value-type="float">
            <text:p>-11448</text:p>
          </table:table-cell>
          <table:table-cell table:formula="of:=[.F20]-[.J20]" office:value-type="float" office:value="-33414" calcext:value-type="float">
            <text:p>-33414</text:p>
          </table:table-cell>
          <table:table-cell table:formula="of:=[.K20]-[.L20]" office:value-type="float" office:value="21966" calcext:value-type="float">
            <text:p>21966</text:p>
          </table:table-cell>
          <table:table-cell table:formula="of:=[.K20]/[.$G20]" office:value-type="float" office:value="-0.00144025562272751" calcext:value-type="float">
            <text:p>-0.001440255622728</text:p>
          </table:table-cell>
          <table:table-cell table:formula="of:=[.L20]/[.$G20]" office:value-type="float" office:value="-0.00420376497010979" calcext:value-type="float">
            <text:p>-0.00420376497011</text:p>
          </table:table-cell>
          <table:table-cell table:formula="of:=[.M20]/[.G20]" office:value-type="float" office:value="0.00276350934738228" calcext:value-type="float">
            <text:p>0.002763509347382</text:p>
          </table:table-cell>
          <table:table-cell table:formula="of:=[.M20]/MAX(1;SQRT(ABS([.M20])))" office:value-type="float" office:value="148.20931144837" calcext:value-type="float">
            <text:p>148.20931144837</text:p>
          </table:table-cell>
        </table:table-row>
        <table:table-row table:style-name="ro1">
          <table:table-cell office:value-type="string" calcext:value-type="string">
            <text:p>Sid Miller</text:p>
          </table:table-cell>
          <table:table-cell office:value-type="string" calcext:value-type="string">
            <text:p>Texas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Agriculture Commissioner</text:p>
          </table:table-cell>
          <table:table-cell office:value-type="float" office:value="4480186" calcext:value-type="float">
            <text:p>4480186</text:p>
          </table:table-cell>
          <table:table-cell office:value-type="float" office:value="3473603" calcext:value-type="float">
            <text:p>3473603</text:p>
          </table:table-cell>
          <table:table-cell office:value-type="float" office:value="7953789" calcext:value-type="float">
            <text:p>7,953,789</text:p>
          </table:table-cell>
          <table:table-cell office:value-type="string" calcext:value-type="string">
            <text:p>Susan Hays</text:p>
          </table:table-cell>
          <table:table-cell table:formula="of:=MEDIAN([.E$15:.E$29])" office:value-type="float" office:value="4474900" calcext:value-type="float">
            <text:p>4474900</text:p>
          </table:table-cell>
          <table:table-cell table:formula="of:=MEDIAN([.F$15:.F$29])" office:value-type="float" office:value="3383705" calcext:value-type="float">
            <text:p>3383705</text:p>
          </table:table-cell>
          <table:table-cell table:formula="of:=[.E21]-[.I21]" office:value-type="float" office:value="5286" calcext:value-type="float">
            <text:p>5286</text:p>
          </table:table-cell>
          <table:table-cell table:formula="of:=[.F21]-[.J21]" office:value-type="float" office:value="89898" calcext:value-type="float">
            <text:p>89898</text:p>
          </table:table-cell>
          <table:table-cell table:formula="of:=[.K21]-[.L21]" office:value-type="float" office:value="-84612" calcext:value-type="float">
            <text:p>-84612</text:p>
          </table:table-cell>
          <table:table-cell table:formula="of:=[.K21]/[.$G21]" office:value-type="float" office:value="0.000664588914792686" calcext:value-type="float">
            <text:p>0.000664588914793</text:p>
          </table:table-cell>
          <table:table-cell table:formula="of:=[.L21]/[.$G21]" office:value-type="float" office:value="0.0113025376961848" calcext:value-type="float">
            <text:p>0.011302537696185</text:p>
          </table:table-cell>
          <table:table-cell table:formula="of:=[.M21]/[.G21]" office:value-type="float" office:value="-0.0106379487813921" calcext:value-type="float">
            <text:p>-0.010637948781392</text:p>
          </table:table-cell>
          <table:table-cell table:formula="of:=[.M21]/MAX(1;SQRT(ABS([.M21])))" office:value-type="float" office:value="-290.881419138452" calcext:value-type="float">
            <text:p>-290.881419138452</text:p>
          </table:table-cell>
        </table:table-row>
        <table:table-row table:style-name="ro1">
          <table:table-cell office:value-type="string" calcext:value-type="string">
            <text:p>Wayne Christian</text:p>
          </table:table-cell>
          <table:table-cell office:value-type="string" calcext:value-type="string">
            <text:p>Texas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Railroad Commissioner</text:p>
          </table:table-cell>
          <table:table-cell office:value-type="float" office:value="4401187" calcext:value-type="float">
            <text:p>4401187</text:p>
          </table:table-cell>
          <table:table-cell office:value-type="float" office:value="3222305" calcext:value-type="float">
            <text:p>3222305</text:p>
          </table:table-cell>
          <table:table-cell office:value-type="float" office:value="7948551" calcext:value-type="float">
            <text:p>7,948,551</text:p>
          </table:table-cell>
          <table:table-cell office:value-type="string" calcext:value-type="string">
            <text:p>Luke Warford</text:p>
          </table:table-cell>
          <table:table-cell table:formula="of:=MEDIAN([.E$15:.E$29])" office:value-type="float" office:value="4474900" calcext:value-type="float">
            <text:p>4474900</text:p>
          </table:table-cell>
          <table:table-cell table:formula="of:=MEDIAN([.F$15:.F$29])" office:value-type="float" office:value="3383705" calcext:value-type="float">
            <text:p>3383705</text:p>
          </table:table-cell>
          <table:table-cell table:formula="of:=[.E22]-[.I22]" office:value-type="float" office:value="-73713" calcext:value-type="float">
            <text:p>-73713</text:p>
          </table:table-cell>
          <table:table-cell table:formula="of:=[.F22]-[.J22]" office:value-type="float" office:value="-161400" calcext:value-type="float">
            <text:p>-161400</text:p>
          </table:table-cell>
          <table:table-cell table:formula="of:=[.K22]-[.L22]" office:value-type="float" office:value="87687" calcext:value-type="float">
            <text:p>87687</text:p>
          </table:table-cell>
          <table:table-cell table:formula="of:=[.K22]/[.$G22]" office:value-type="float" office:value="-0.00927376574673799" calcext:value-type="float">
            <text:p>-0.009273765746738</text:p>
          </table:table-cell>
          <table:table-cell table:formula="of:=[.L22]/[.$G22]" office:value-type="float" office:value="-0.0203055877731677" calcext:value-type="float">
            <text:p>-0.020305587773168</text:p>
          </table:table-cell>
          <table:table-cell table:formula="of:=[.M22]/[.G22]" office:value-type="float" office:value="0.0110318220264297" calcext:value-type="float">
            <text:p>0.01103182202643</text:p>
          </table:table-cell>
          <table:table-cell table:formula="of:=[.M22]/MAX(1;SQRT(ABS([.M22])))" office:value-type="float" office:value="296.119908145332" calcext:value-type="float">
            <text:p>296.119908145332</text:p>
          </table:table-cell>
        </table:table-row>
        <table:table-row table:style-name="ro1">
          <table:table-cell office:value-type="string" calcext:value-type="string">
            <text:p>Debra Lehrmann</text:p>
          </table:table-cell>
          <table:table-cell office:value-type="string" calcext:value-type="string">
            <text:p>Texas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Supreme Court</text:p>
          </table:table-cell>
          <table:table-cell office:value-type="float" office:value="4475136" calcext:value-type="float">
            <text:p>4475136</text:p>
          </table:table-cell>
          <table:table-cell office:value-type="float" office:value="3330529" calcext:value-type="float">
            <text:p>3330529</text:p>
          </table:table-cell>
          <table:table-cell office:value-type="float" office:value="7967701" calcext:value-type="float">
            <text:p>7,967,701</text:p>
          </table:table-cell>
          <table:table-cell office:value-type="string" calcext:value-type="string">
            <text:p>Erin Nowell</text:p>
          </table:table-cell>
          <table:table-cell table:formula="of:=MEDIAN([.E$15:.E$29])" office:value-type="float" office:value="4474900" calcext:value-type="float">
            <text:p>4474900</text:p>
          </table:table-cell>
          <table:table-cell table:formula="of:=MEDIAN([.F$15:.F$29])" office:value-type="float" office:value="3383705" calcext:value-type="float">
            <text:p>3383705</text:p>
          </table:table-cell>
          <table:table-cell table:formula="of:=[.E23]-[.I23]" office:value-type="float" office:value="236" calcext:value-type="float">
            <text:p>236</text:p>
          </table:table-cell>
          <table:table-cell table:formula="of:=[.F23]-[.J23]" office:value-type="float" office:value="-53176" calcext:value-type="float">
            <text:p>-53176</text:p>
          </table:table-cell>
          <table:table-cell table:formula="of:=[.K23]-[.L23]" office:value-type="float" office:value="53412" calcext:value-type="float">
            <text:p>53412</text:p>
          </table:table-cell>
          <table:table-cell table:formula="of:=[.K23]/[.$G23]" office:value-type="float" office:value="0.0000296195853734973" calcext:value-type="float">
            <text:p>2.96195853734973E-05</text:p>
          </table:table-cell>
          <table:table-cell table:formula="of:=[.L23]/[.$G23]" office:value-type="float" office:value="-0.00667394521958091" calcext:value-type="float">
            <text:p>-0.006673945219581</text:p>
          </table:table-cell>
          <table:table-cell table:formula="of:=[.M23]/[.G23]" office:value-type="float" office:value="0.0067035648049544" calcext:value-type="float">
            <text:p>0.006703564804954</text:p>
          </table:table-cell>
          <table:table-cell table:formula="of:=[.M23]/MAX(1;SQRT(ABS([.M23])))" office:value-type="float" office:value="231.110363246653" calcext:value-type="float">
            <text:p>231.110363246653</text:p>
          </table:table-cell>
        </table:table-row>
        <table:table-row table:style-name="ro1">
          <table:table-cell office:value-type="string" calcext:value-type="string">
            <text:p>Rebeca Huddle</text:p>
          </table:table-cell>
          <table:table-cell office:value-type="string" calcext:value-type="string">
            <text:p>Texas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Supreme Court</text:p>
          </table:table-cell>
          <table:table-cell office:value-type="float" office:value="4530668" calcext:value-type="float">
            <text:p>4530668</text:p>
          </table:table-cell>
          <table:table-cell office:value-type="float" office:value="3406054" calcext:value-type="float">
            <text:p>3406054</text:p>
          </table:table-cell>
          <table:table-cell office:value-type="float" office:value="7936722" calcext:value-type="float">
            <text:p>7,936,722</text:p>
          </table:table-cell>
          <table:table-cell office:value-type="string" calcext:value-type="string">
            <text:p>Amanda Reichek</text:p>
          </table:table-cell>
          <table:table-cell table:formula="of:=MEDIAN([.E$15:.E$29])" office:value-type="float" office:value="4474900" calcext:value-type="float">
            <text:p>4474900</text:p>
          </table:table-cell>
          <table:table-cell table:formula="of:=MEDIAN([.F$15:.F$29])" office:value-type="float" office:value="3383705" calcext:value-type="float">
            <text:p>3383705</text:p>
          </table:table-cell>
          <table:table-cell table:formula="of:=[.E24]-[.I24]" office:value-type="float" office:value="55768" calcext:value-type="float">
            <text:p>55768</text:p>
          </table:table-cell>
          <table:table-cell table:formula="of:=[.F24]-[.J24]" office:value-type="float" office:value="22349" calcext:value-type="float">
            <text:p>22349</text:p>
          </table:table-cell>
          <table:table-cell table:formula="of:=[.K24]-[.L24]" office:value-type="float" office:value="33419" calcext:value-type="float">
            <text:p>33419</text:p>
          </table:table-cell>
          <table:table-cell table:formula="of:=[.K24]/[.$G24]" office:value-type="float" office:value="0.00702657847912526" calcext:value-type="float">
            <text:p>0.007026578479125</text:p>
          </table:table-cell>
          <table:table-cell table:formula="of:=[.L24]/[.$G24]" office:value-type="float" office:value="0.00281589804959781" calcext:value-type="float">
            <text:p>0.002815898049598</text:p>
          </table:table-cell>
          <table:table-cell table:formula="of:=[.M24]/[.G24]" office:value-type="float" office:value="0.00421068042952745" calcext:value-type="float">
            <text:p>0.004210680429527</text:p>
          </table:table-cell>
          <table:table-cell table:formula="of:=[.M24]/MAX(1;SQRT(ABS([.M24])))" office:value-type="float" office:value="182.808643121708" calcext:value-type="float">
            <text:p>182.808643121708</text:p>
          </table:table-cell>
        </table:table-row>
        <table:table-row table:style-name="ro1">
          <table:table-cell office:value-type="string" calcext:value-type="string">
            <text:p>Evan Young</text:p>
          </table:table-cell>
          <table:table-cell office:value-type="string" calcext:value-type="string">
            <text:p>Texas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Supreme Court</text:p>
          </table:table-cell>
          <table:table-cell office:value-type="float" office:value="4474900" calcext:value-type="float">
            <text:p>4474900</text:p>
          </table:table-cell>
          <table:table-cell office:value-type="float" office:value="3458103" calcext:value-type="float">
            <text:p>3458103</text:p>
          </table:table-cell>
          <table:table-cell office:value-type="float" office:value="7933003" calcext:value-type="float">
            <text:p>7,933,003</text:p>
          </table:table-cell>
          <table:table-cell office:value-type="string" calcext:value-type="string">
            <text:p>Julia Maldonado</text:p>
          </table:table-cell>
          <table:table-cell table:formula="of:=MEDIAN([.E$15:.E$29])" office:value-type="float" office:value="4474900" calcext:value-type="float">
            <text:p>4474900</text:p>
          </table:table-cell>
          <table:table-cell table:formula="of:=MEDIAN([.F$15:.F$29])" office:value-type="float" office:value="3383705" calcext:value-type="float">
            <text:p>3383705</text:p>
          </table:table-cell>
          <table:table-cell table:formula="of:=[.E25]-[.I25]" office:value-type="float" office:value="0" calcext:value-type="float">
            <text:p>0</text:p>
          </table:table-cell>
          <table:table-cell table:formula="of:=[.F25]-[.J25]" office:value-type="float" office:value="74398" calcext:value-type="float">
            <text:p>74398</text:p>
          </table:table-cell>
          <table:table-cell table:formula="of:=[.K25]-[.L25]" office:value-type="float" office:value="-74398" calcext:value-type="float">
            <text:p>-74398</text:p>
          </table:table-cell>
          <table:table-cell table:formula="of:=[.K25]/[.$G25]" office:value-type="float" office:value="0" calcext:value-type="float">
            <text:p>0</text:p>
          </table:table-cell>
          <table:table-cell table:formula="of:=[.L25]/[.$G25]" office:value-type="float" office:value="0.0093782896590358" calcext:value-type="float">
            <text:p>0.009378289659036</text:p>
          </table:table-cell>
          <table:table-cell table:formula="of:=[.M25]/[.G25]" office:value-type="float" office:value="-0.0093782896590358" calcext:value-type="float">
            <text:p>-0.009378289659036</text:p>
          </table:table-cell>
          <table:table-cell table:formula="of:=[.M25]/MAX(1;SQRT(ABS([.M25])))" office:value-type="float" office:value="-272.759967737203" calcext:value-type="float">
            <text:p>-272.759967737203</text:p>
          </table:table-cell>
        </table:table-row>
        <table:table-row table:style-name="ro1">
          <table:table-cell office:value-type="string" calcext:value-type="string">
            <text:p>Scott Walker (Texas)</text:p>
          </table:table-cell>
          <table:table-cell office:value-type="string" calcext:value-type="string">
            <text:p>Texas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Court of Criminal Appeals</text:p>
          </table:table-cell>
          <table:table-cell office:value-type="float" office:value="4513500" calcext:value-type="float">
            <text:p>4513500</text:p>
          </table:table-cell>
          <table:table-cell office:value-type="float" office:value="3413071" calcext:value-type="float">
            <text:p>3413071</text:p>
          </table:table-cell>
          <table:table-cell office:value-type="float" office:value="7926571" calcext:value-type="float">
            <text:p>7,926,571</text:p>
          </table:table-cell>
          <table:table-cell office:value-type="string" calcext:value-type="string">
            <text:p>Dana Huffman</text:p>
          </table:table-cell>
          <table:table-cell table:formula="of:=MEDIAN([.E$15:.E$29])" office:value-type="float" office:value="4474900" calcext:value-type="float">
            <text:p>4474900</text:p>
          </table:table-cell>
          <table:table-cell table:formula="of:=MEDIAN([.F$15:.F$29])" office:value-type="float" office:value="3383705" calcext:value-type="float">
            <text:p>3383705</text:p>
          </table:table-cell>
          <table:table-cell table:formula="of:=[.E26]-[.I26]" office:value-type="float" office:value="38600" calcext:value-type="float">
            <text:p>38600</text:p>
          </table:table-cell>
          <table:table-cell table:formula="of:=[.F26]-[.J26]" office:value-type="float" office:value="29366" calcext:value-type="float">
            <text:p>29366</text:p>
          </table:table-cell>
          <table:table-cell table:formula="of:=[.K26]-[.L26]" office:value-type="float" office:value="9234" calcext:value-type="float">
            <text:p>9234</text:p>
          </table:table-cell>
          <table:table-cell table:formula="of:=[.K26]/[.$G26]" office:value-type="float" office:value="0.0048696971237626" calcext:value-type="float">
            <text:p>0.004869697123763</text:p>
          </table:table-cell>
          <table:table-cell table:formula="of:=[.L26]/[.$G26]" office:value-type="float" office:value="0.0037047545527568" calcext:value-type="float">
            <text:p>0.003704754552757</text:p>
          </table:table-cell>
          <table:table-cell table:formula="of:=[.M26]/[.G26]" office:value-type="float" office:value="0.0011649425710058" calcext:value-type="float">
            <text:p>0.001164942571006</text:p>
          </table:table-cell>
          <table:table-cell table:formula="of:=[.M26]/MAX(1;SQRT(ABS([.M26])))" office:value-type="float" office:value="96.0937042682818" calcext:value-type="float">
            <text:p>96.0937042682818</text:p>
          </table:table-cell>
        </table:table-row>
        <table:table-row table:style-name="ro1">
          <table:table-cell office:value-type="string" calcext:value-type="string">
            <text:p>Jesse McClure</text:p>
          </table:table-cell>
          <table:table-cell office:value-type="string" calcext:value-type="string">
            <text:p>Texas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Court of Criminal Appeals</text:p>
          </table:table-cell>
          <table:table-cell office:value-type="float" office:value="4526307" calcext:value-type="float">
            <text:p>4526307</text:p>
          </table:table-cell>
          <table:table-cell office:value-type="float" office:value="3383705" calcext:value-type="float">
            <text:p>3383705</text:p>
          </table:table-cell>
          <table:table-cell office:value-type="float" office:value="7910012" calcext:value-type="float">
            <text:p>7,910,012</text:p>
          </table:table-cell>
          <table:table-cell office:value-type="string" calcext:value-type="string">
            <text:p>Robert Johnson</text:p>
          </table:table-cell>
          <table:table-cell table:formula="of:=MEDIAN([.E$15:.E$29])" office:value-type="float" office:value="4474900" calcext:value-type="float">
            <text:p>4474900</text:p>
          </table:table-cell>
          <table:table-cell table:formula="of:=MEDIAN([.F$15:.F$29])" office:value-type="float" office:value="3383705" calcext:value-type="float">
            <text:p>3383705</text:p>
          </table:table-cell>
          <table:table-cell table:formula="of:=[.E27]-[.I27]" office:value-type="float" office:value="51407" calcext:value-type="float">
            <text:p>51407</text:p>
          </table:table-cell>
          <table:table-cell table:formula="of:=[.F27]-[.J27]" office:value-type="float" office:value="0" calcext:value-type="float">
            <text:p>0</text:p>
          </table:table-cell>
          <table:table-cell table:formula="of:=[.K27]-[.L27]" office:value-type="float" office:value="51407" calcext:value-type="float">
            <text:p>51407</text:p>
          </table:table-cell>
          <table:table-cell table:formula="of:=[.K27]/[.$G27]" office:value-type="float" office:value="0.00649897876261123" calcext:value-type="float">
            <text:p>0.006498978762611</text:p>
          </table:table-cell>
          <table:table-cell table:formula="of:=[.L27]/[.$G27]" office:value-type="float" office:value="0" calcext:value-type="float">
            <text:p>0</text:p>
          </table:table-cell>
          <table:table-cell table:formula="of:=[.M27]/[.G27]" office:value-type="float" office:value="0.00649897876261123" calcext:value-type="float">
            <text:p>0.006498978762611</text:p>
          </table:table-cell>
          <table:table-cell table:formula="of:=[.M27]/MAX(1;SQRT(ABS([.M27])))" office:value-type="float" office:value="226.73111828772" calcext:value-type="float">
            <text:p>226.73111828772</text:p>
          </table:table-cell>
        </table:table-row>
        <table:table-row table:style-name="ro1">
          <table:table-cell office:value-type="string" calcext:value-type="string">
            <text:p>Generic R</text:p>
          </table:table-cell>
          <table:table-cell office:value-type="string" calcext:value-type="string">
            <text:p>Texas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Texas House</text:p>
          </table:table-cell>
          <table:table-cell office:value-type="float" office:value="2612097" calcext:value-type="float">
            <text:p>2612097</text:p>
          </table:table-cell>
          <table:table-cell office:value-type="float" office:value="2308570" calcext:value-type="float">
            <text:p>2308570</text:p>
          </table:table-cell>
          <table:table-cell table:formula="of:=[.E28]/0.5169" office:value-type="float" office:value="5053389.43702844" calcext:value-type="float">
            <text:p>5,053,389</text:p>
          </table:table-cell>
          <table:table-cell office:value-type="string" calcext:value-type="string">
            <text:p>Generic D</text:p>
          </table:table-cell>
          <table:table-cell table:formula="of:=MEDIAN([.E$15:.E$29])" office:value-type="float" office:value="4474900" calcext:value-type="float">
            <text:p>4474900</text:p>
          </table:table-cell>
          <table:table-cell table:formula="of:=MEDIAN([.F$15:.F$29])" office:value-type="float" office:value="3383705" calcext:value-type="float">
            <text:p>3383705</text:p>
          </table:table-cell>
          <table:table-cell table:formula="of:=[.E28]-[.I28]" office:value-type="float" office:value="-1862803" calcext:value-type="float">
            <text:p>-1862803</text:p>
          </table:table-cell>
          <table:table-cell table:formula="of:=[.F28]-[.J28]" office:value-type="float" office:value="-1075135" calcext:value-type="float">
            <text:p>-1075135</text:p>
          </table:table-cell>
          <table:table-cell table:formula="of:=[.K28]-[.L28]" office:value-type="float" office:value="-787668" calcext:value-type="float">
            <text:p>-787668</text:p>
          </table:table-cell>
          <table:table-cell table:formula="of:=[.K28]/[.$G28]" office:value-type="float" office:value="-0.368624469420546" calcext:value-type="float">
            <text:p>-0.368624469420546</text:p>
          </table:table-cell>
          <table:table-cell table:formula="of:=[.L28]/[.$G28]" office:value-type="float" office:value="-0.212755223676609" calcext:value-type="float">
            <text:p>-0.212755223676609</text:p>
          </table:table-cell>
          <table:table-cell table:formula="of:=[.M28]/[.G28]" office:value-type="float" office:value="-0.155869245743937" calcext:value-type="float">
            <text:p>-0.155869245743937</text:p>
          </table:table-cell>
          <table:table-cell table:formula="of:=[.M28]/MAX(1;SQRT(ABS([.M28])))" office:value-type="float" office:value="-887.506619693622" calcext:value-type="float">
            <text:p>-887.506619693622</text:p>
          </table:table-cell>
        </table:table-row>
        <table:table-row table:style-name="ro1">
          <table:table-cell office:value-type="string" calcext:value-type="string">
            <text:p>Generic R</text:p>
          </table:table-cell>
          <table:table-cell office:value-type="string" calcext:value-type="string">
            <text:p>Texas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Texas Senate</text:p>
          </table:table-cell>
          <table:table-cell office:value-type="float" office:value="2948643" calcext:value-type="float">
            <text:p>2948643</text:p>
          </table:table-cell>
          <table:table-cell office:value-type="float" office:value="2287700" calcext:value-type="float">
            <text:p>2287700</text:p>
          </table:table-cell>
          <table:table-cell table:formula="of:=[.E29]/0.5406" office:value-type="float" office:value="5454389.56714761" calcext:value-type="float">
            <text:p>5,454,390</text:p>
          </table:table-cell>
          <table:table-cell office:value-type="string" calcext:value-type="string">
            <text:p>Generic D</text:p>
          </table:table-cell>
          <table:table-cell table:formula="of:=MEDIAN([.E$15:.E$29])" office:value-type="float" office:value="4474900" calcext:value-type="float">
            <text:p>4474900</text:p>
          </table:table-cell>
          <table:table-cell table:formula="of:=MEDIAN([.F$15:.F$29])" office:value-type="float" office:value="3383705" calcext:value-type="float">
            <text:p>3383705</text:p>
          </table:table-cell>
          <table:table-cell table:formula="of:=[.E29]-[.I29]" office:value-type="float" office:value="-1526257" calcext:value-type="float">
            <text:p>-1526257</text:p>
          </table:table-cell>
          <table:table-cell table:formula="of:=[.F29]-[.J29]" office:value-type="float" office:value="-1096005" calcext:value-type="float">
            <text:p>-1096005</text:p>
          </table:table-cell>
          <table:table-cell table:formula="of:=[.K29]-[.L29]" office:value-type="float" office:value="-430252" calcext:value-type="float">
            <text:p>-430252</text:p>
          </table:table-cell>
          <table:table-cell table:formula="of:=[.K29]/[.$G29]" office:value-type="float" office:value="-0.27982178045969" calcext:value-type="float">
            <text:p>-0.27982178045969</text:p>
          </table:table-cell>
          <table:table-cell table:formula="of:=[.L29]/[.$G29]" office:value-type="float" office:value="-0.200939992735642" calcext:value-type="float">
            <text:p>-0.200939992735642</text:p>
          </table:table-cell>
          <table:table-cell table:formula="of:=[.M29]/[.G29]" office:value-type="float" office:value="-0.078881787724048" calcext:value-type="float">
            <text:p>-0.078881787724048</text:p>
          </table:table-cell>
          <table:table-cell table:formula="of:=[.M29]/MAX(1;SQRT(ABS([.M29])))" office:value-type="float" office:value="-655.93597248512" calcext:value-type="float">
            <text:p>-655.93597248512</text:p>
          </table:table-cell>
        </table:table-row>
        <table:table-row table:style-name="ro1">
          <table:table-cell office:value-type="string" calcext:value-type="string">
            <text:p>Generic R</text:p>
          </table:table-cell>
          <table:table-cell office:value-type="string" calcext:value-type="string">
            <text:p>Georgia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US House</text:p>
          </table:table-cell>
          <table:table-cell office:value-type="float" office:value="2043842" calcext:value-type="float">
            <text:p>2043842</text:p>
          </table:table-cell>
          <table:table-cell office:value-type="float" office:value="1863870" calcext:value-type="float">
            <text:p>1863870</text:p>
          </table:table-cell>
          <table:table-cell office:value-type="float" office:value="3907972" calcext:value-type="float">
            <text:p>3,907,972</text:p>
          </table:table-cell>
          <table:table-cell office:value-type="string" calcext:value-type="string">
            <text:p>Generic D</text:p>
          </table:table-cell>
          <table:table-cell table:formula="of:=MEDIAN([.E$30:.E$41])" office:value-type="float" office:value="2029443.5" calcext:value-type="float">
            <text:p>2029443.5</text:p>
          </table:table-cell>
          <table:table-cell table:formula="of:=MEDIAN([.F$30:.F$41])" office:value-type="float" office:value="1799400.5" calcext:value-type="float">
            <text:p>1799400.5</text:p>
          </table:table-cell>
          <table:table-cell table:formula="of:=[.E30]-[.I30]" office:value-type="float" office:value="14398.5" calcext:value-type="float">
            <text:p>14398.5</text:p>
          </table:table-cell>
          <table:table-cell table:formula="of:=[.F30]-[.J30]" office:value-type="float" office:value="64469.5" calcext:value-type="float">
            <text:p>64469.5</text:p>
          </table:table-cell>
          <table:table-cell table:formula="of:=[.K30]-[.L30]" office:value-type="float" office:value="-50071" calcext:value-type="float">
            <text:p>-50071</text:p>
          </table:table-cell>
          <table:table-cell table:formula="of:=[.K30]/[.$G30]" office:value-type="float" office:value="0.00368439180219306" calcext:value-type="float">
            <text:p>0.003684391802193</text:p>
          </table:table-cell>
          <table:table-cell table:formula="of:=[.L30]/[.$G30]" office:value-type="float" office:value="0.0164969196299257" calcext:value-type="float">
            <text:p>0.016496919629926</text:p>
          </table:table-cell>
          <table:table-cell table:formula="of:=[.M30]/[.G30]" office:value-type="float" office:value="-0.0128125278277326" calcext:value-type="float">
            <text:p>-0.012812527827733</text:p>
          </table:table-cell>
          <table:table-cell table:formula="of:=[.M30]/MAX(1;SQRT(ABS([.M30])))" office:value-type="float" office:value="-223.765502256268" calcext:value-type="float">
            <text:p>-223.765502256268</text:p>
          </table:table-cell>
        </table:table-row>
        <table:table-row table:style-name="ro1">
          <table:table-cell office:value-type="string" calcext:value-type="string">
            <text:p>Herschel Walker</text:p>
          </table:table-cell>
          <table:table-cell office:value-type="string" calcext:value-type="string">
            <text:p>Georgia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US Senate</text:p>
          </table:table-cell>
          <table:table-cell office:value-type="float" office:value="1908442" calcext:value-type="float">
            <text:p>1908442</text:p>
          </table:table-cell>
          <table:table-cell office:value-type="float" office:value="1946117" calcext:value-type="float">
            <text:p>1946117</text:p>
          </table:table-cell>
          <table:table-cell office:value-type="float" office:value="3935924" calcext:value-type="float">
            <text:p>3,935,924</text:p>
          </table:table-cell>
          <table:table-cell office:value-type="string" calcext:value-type="string">
            <text:p>Raphael Warnock</text:p>
          </table:table-cell>
          <table:table-cell table:formula="of:=MEDIAN([.E$30:.E$41])" office:value-type="float" office:value="2029443.5" calcext:value-type="float">
            <text:p>2029443.5</text:p>
          </table:table-cell>
          <table:table-cell table:formula="of:=MEDIAN([.F$30:.F$41])" office:value-type="float" office:value="1799400.5" calcext:value-type="float">
            <text:p>1799400.5</text:p>
          </table:table-cell>
          <table:table-cell table:formula="of:=[.E31]-[.I31]" office:value-type="float" office:value="-121001.5" calcext:value-type="float">
            <text:p>-121001.5</text:p>
          </table:table-cell>
          <table:table-cell table:formula="of:=[.F31]-[.J31]" office:value-type="float" office:value="146716.5" calcext:value-type="float">
            <text:p>146716.5</text:p>
          </table:table-cell>
          <table:table-cell table:formula="of:=[.K31]-[.L31]" office:value-type="float" office:value="-267718" calcext:value-type="float">
            <text:p>-267718</text:p>
          </table:table-cell>
          <table:table-cell table:formula="of:=[.K31]/[.$G31]" office:value-type="float" office:value="-0.0307428446280975" calcext:value-type="float">
            <text:p>-0.030742844628098</text:p>
          </table:table-cell>
          <table:table-cell table:formula="of:=[.L31]/[.$G31]" office:value-type="float" office:value="0.0372762533016389" calcext:value-type="float">
            <text:p>0.037276253301639</text:p>
          </table:table-cell>
          <table:table-cell table:formula="of:=[.M31]/[.G31]" office:value-type="float" office:value="-0.0680190979297365" calcext:value-type="float">
            <text:p>-0.068019097929737</text:p>
          </table:table-cell>
          <table:table-cell table:formula="of:=[.M31]/MAX(1;SQRT(ABS([.M31])))" office:value-type="float" office:value="-517.414727273973" calcext:value-type="float">
            <text:p>-517.414727273973</text:p>
          </table:table-cell>
        </table:table-row>
        <table:table-row table:style-name="ro1">
          <table:table-cell office:value-type="string" calcext:value-type="string">
            <text:p>Herschel Walker</text:p>
          </table:table-cell>
          <table:table-cell office:value-type="string" calcext:value-type="string">
            <text:p>Georgia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US Senate</text:p>
          </table:table-cell>
          <table:table-cell office:value-type="float" office:value="1721244" calcext:value-type="float">
            <text:p>1721244</text:p>
          </table:table-cell>
          <table:table-cell office:value-type="float" office:value="1820633" calcext:value-type="float">
            <text:p>1820633</text:p>
          </table:table-cell>
          <table:table-cell office:value-type="float" office:value="3541877" calcext:value-type="float">
            <text:p>3,541,877</text:p>
          </table:table-cell>
          <table:table-cell office:value-type="string" calcext:value-type="string">
            <text:p>Raphael Warnock</text:p>
          </table:table-cell>
          <table:table-cell table:formula="of:=MEDIAN([.E$30:.E$41])" office:value-type="float" office:value="2029443.5" calcext:value-type="float">
            <text:p>2029443.5</text:p>
          </table:table-cell>
          <table:table-cell table:formula="of:=MEDIAN([.F$30:.F$41])" office:value-type="float" office:value="1799400.5" calcext:value-type="float">
            <text:p>1799400.5</text:p>
          </table:table-cell>
          <table:table-cell table:formula="of:=[.E32]-[.I32]" office:value-type="float" office:value="-308199.5" calcext:value-type="float">
            <text:p>-308199.5</text:p>
          </table:table-cell>
          <table:table-cell table:formula="of:=[.F32]-[.J32]" office:value-type="float" office:value="21232.5" calcext:value-type="float">
            <text:p>21232.5</text:p>
          </table:table-cell>
          <table:table-cell table:formula="of:=[.K32]-[.L32]" office:value-type="float" office:value="-329432" calcext:value-type="float">
            <text:p>-329432</text:p>
          </table:table-cell>
          <table:table-cell table:formula="of:=[.K32]/[.$G32]" office:value-type="float" office:value="-0.0870158675752998" calcext:value-type="float">
            <text:p>-0.0870158675753</text:p>
          </table:table-cell>
          <table:table-cell table:formula="of:=[.L32]/[.$G32]" office:value-type="float" office:value="0.00599470280870849" calcext:value-type="float">
            <text:p>0.005994702808708</text:p>
          </table:table-cell>
          <table:table-cell table:formula="of:=[.M32]/[.G32]" office:value-type="float" office:value="-0.0930105703840083" calcext:value-type="float">
            <text:p>-0.093010570384008</text:p>
          </table:table-cell>
          <table:table-cell table:formula="of:=[.M32]/MAX(1;SQRT(ABS([.M32])))" office:value-type="float" office:value="-573.961671194166" calcext:value-type="float">
            <text:p>-573.961671194166</text:p>
          </table:table-cell>
        </table:table-row>
        <table:table-row table:style-name="ro1">
          <table:table-cell office:value-type="string" calcext:value-type="string">
            <text:p>Brian Kemp</text:p>
          </table:table-cell>
          <table:table-cell office:value-type="string" calcext:value-type="string">
            <text:p>Georgia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Governor</text:p>
          </table:table-cell>
          <table:table-cell office:value-type="float" office:value="2111572" calcext:value-type="float">
            <text:p>2111572</text:p>
          </table:table-cell>
          <table:table-cell office:value-type="float" office:value="1813673" calcext:value-type="float">
            <text:p>1813673</text:p>
          </table:table-cell>
          <table:table-cell office:value-type="float" office:value="3953408" calcext:value-type="float">
            <text:p>3,953,408</text:p>
          </table:table-cell>
          <table:table-cell office:value-type="string" calcext:value-type="string">
            <text:p>Stacey Abrams</text:p>
          </table:table-cell>
          <table:table-cell table:formula="of:=MEDIAN([.E$30:.E$41])" office:value-type="float" office:value="2029443.5" calcext:value-type="float">
            <text:p>2029443.5</text:p>
          </table:table-cell>
          <table:table-cell table:formula="of:=MEDIAN([.F$30:.F$41])" office:value-type="float" office:value="1799400.5" calcext:value-type="float">
            <text:p>1799400.5</text:p>
          </table:table-cell>
          <table:table-cell table:formula="of:=[.E33]-[.I33]" office:value-type="float" office:value="82128.5" calcext:value-type="float">
            <text:p>82128.5</text:p>
          </table:table-cell>
          <table:table-cell table:formula="of:=[.F33]-[.J33]" office:value-type="float" office:value="14272.5" calcext:value-type="float">
            <text:p>14272.5</text:p>
          </table:table-cell>
          <table:table-cell table:formula="of:=[.K33]-[.L33]" office:value-type="float" office:value="67856" calcext:value-type="float">
            <text:p>67856</text:p>
          </table:table-cell>
          <table:table-cell table:formula="of:=[.K33]/[.$G33]" office:value-type="float" office:value="0.020774101737033" calcext:value-type="float">
            <text:p>0.020774101737033</text:p>
          </table:table-cell>
          <table:table-cell table:formula="of:=[.L33]/[.$G33]" office:value-type="float" office:value="0.00361017633393771" calcext:value-type="float">
            <text:p>0.003610176333938</text:p>
          </table:table-cell>
          <table:table-cell table:formula="of:=[.M33]/[.G33]" office:value-type="float" office:value="0.0171639254030953" calcext:value-type="float">
            <text:p>0.017163925403095</text:p>
          </table:table-cell>
          <table:table-cell table:formula="of:=[.M33]/MAX(1;SQRT(ABS([.M33])))" office:value-type="float" office:value="260.491842482639" calcext:value-type="float">
            <text:p>260.491842482639</text:p>
          </table:table-cell>
        </table:table-row>
        <table:table-row table:style-name="ro1">
          <table:table-cell office:value-type="string" calcext:value-type="string">
            <text:p>Burt Jones</text:p>
          </table:table-cell>
          <table:table-cell office:value-type="string" calcext:value-type="string">
            <text:p>Georgia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Lieutenant Governor</text:p>
          </table:table-cell>
          <table:table-cell office:value-type="float" office:value="2009617" calcext:value-type="float">
            <text:p>2009617</text:p>
          </table:table-cell>
          <table:table-cell office:value-type="float" office:value="1815524" calcext:value-type="float">
            <text:p>1815524</text:p>
          </table:table-cell>
          <table:table-cell office:value-type="float" office:value="3910348" calcext:value-type="float">
            <text:p>3,910,348</text:p>
          </table:table-cell>
          <table:table-cell office:value-type="string" calcext:value-type="string">
            <text:p>Charlie Bailey</text:p>
          </table:table-cell>
          <table:table-cell table:formula="of:=MEDIAN([.E$30:.E$41])" office:value-type="float" office:value="2029443.5" calcext:value-type="float">
            <text:p>2029443.5</text:p>
          </table:table-cell>
          <table:table-cell table:formula="of:=MEDIAN([.F$30:.F$41])" office:value-type="float" office:value="1799400.5" calcext:value-type="float">
            <text:p>1799400.5</text:p>
          </table:table-cell>
          <table:table-cell table:formula="of:=[.E34]-[.I34]" office:value-type="float" office:value="-19826.5" calcext:value-type="float">
            <text:p>-19826.5</text:p>
          </table:table-cell>
          <table:table-cell table:formula="of:=[.F34]-[.J34]" office:value-type="float" office:value="16123.5" calcext:value-type="float">
            <text:p>16123.5</text:p>
          </table:table-cell>
          <table:table-cell table:formula="of:=[.K34]-[.L34]" office:value-type="float" office:value="-35950" calcext:value-type="float">
            <text:p>-35950</text:p>
          </table:table-cell>
          <table:table-cell table:formula="of:=[.K34]/[.$G34]" office:value-type="float" office:value="-0.00507026484599325" calcext:value-type="float">
            <text:p>-0.005070264845993</text:p>
          </table:table-cell>
          <table:table-cell table:formula="of:=[.L34]/[.$G34]" office:value-type="float" office:value="0.00412329030561986" calcext:value-type="float">
            <text:p>0.00412329030562</text:p>
          </table:table-cell>
          <table:table-cell table:formula="of:=[.M34]/[.G34]" office:value-type="float" office:value="-0.0091935551516131" calcext:value-type="float">
            <text:p>-0.009193555151613</text:p>
          </table:table-cell>
          <table:table-cell table:formula="of:=[.M34]/MAX(1;SQRT(ABS([.M34])))" office:value-type="float" office:value="-189.604852258585" calcext:value-type="float">
            <text:p>-189.604852258585</text:p>
          </table:table-cell>
        </table:table-row>
        <table:table-row table:style-name="ro1">
          <table:table-cell office:value-type="string" calcext:value-type="string">
            <text:p>Brad Raffensperger</text:p>
          </table:table-cell>
          <table:table-cell office:value-type="string" calcext:value-type="string">
            <text:p>Georgia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Secretary of State</text:p>
          </table:table-cell>
          <table:table-cell office:value-type="float" office:value="2081241" calcext:value-type="float">
            <text:p>2081241</text:p>
          </table:table-cell>
          <table:table-cell office:value-type="float" office:value="1719922" calcext:value-type="float">
            <text:p>1719922</text:p>
          </table:table-cell>
          <table:table-cell office:value-type="float" office:value="3903430" calcext:value-type="float">
            <text:p>3,903,430</text:p>
          </table:table-cell>
          <table:table-cell office:value-type="string" calcext:value-type="string">
            <text:p>Bee Nguyen</text:p>
          </table:table-cell>
          <table:table-cell table:formula="of:=MEDIAN([.E$30:.E$41])" office:value-type="float" office:value="2029443.5" calcext:value-type="float">
            <text:p>2029443.5</text:p>
          </table:table-cell>
          <table:table-cell table:formula="of:=MEDIAN([.F$30:.F$41])" office:value-type="float" office:value="1799400.5" calcext:value-type="float">
            <text:p>1799400.5</text:p>
          </table:table-cell>
          <table:table-cell table:formula="of:=[.E35]-[.I35]" office:value-type="float" office:value="51797.5" calcext:value-type="float">
            <text:p>51797.5</text:p>
          </table:table-cell>
          <table:table-cell table:formula="of:=[.F35]-[.J35]" office:value-type="float" office:value="-79478.5" calcext:value-type="float">
            <text:p>-79478.5</text:p>
          </table:table-cell>
          <table:table-cell table:formula="of:=[.K35]-[.L35]" office:value-type="float" office:value="131276" calcext:value-type="float">
            <text:p>131276</text:p>
          </table:table-cell>
          <table:table-cell table:formula="of:=[.K35]/[.$G35]" office:value-type="float" office:value="0.0132697396904774" calcext:value-type="float">
            <text:p>0.013269739690477</text:p>
          </table:table-cell>
          <table:table-cell table:formula="of:=[.L35]/[.$G35]" office:value-type="float" office:value="-0.0203611951540056" calcext:value-type="float">
            <text:p>-0.020361195154006</text:p>
          </table:table-cell>
          <table:table-cell table:formula="of:=[.M35]/[.G35]" office:value-type="float" office:value="0.0336309348444829" calcext:value-type="float">
            <text:p>0.033630934844483</text:p>
          </table:table-cell>
          <table:table-cell table:formula="of:=[.M35]/MAX(1;SQRT(ABS([.M35])))" office:value-type="float" office:value="362.320300286915" calcext:value-type="float">
            <text:p>362.320300286915</text:p>
          </table:table-cell>
        </table:table-row>
        <table:table-row table:style-name="ro1">
          <table:table-cell office:value-type="string" calcext:value-type="string">
            <text:p>Chris Carr</text:p>
          </table:table-cell>
          <table:table-cell office:value-type="string" calcext:value-type="string">
            <text:p>Georgia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Attorney General</text:p>
          </table:table-cell>
          <table:table-cell office:value-type="float" office:value="2030300" calcext:value-type="float">
            <text:p>2030300</text:p>
          </table:table-cell>
          <table:table-cell office:value-type="float" office:value="1822552" calcext:value-type="float">
            <text:p>1822552</text:p>
          </table:table-cell>
          <table:table-cell office:value-type="float" office:value="3912794" calcext:value-type="float">
            <text:p>3,912,794</text:p>
          </table:table-cell>
          <table:table-cell office:value-type="string" calcext:value-type="string">
            <text:p>Jen Jordan</text:p>
          </table:table-cell>
          <table:table-cell table:formula="of:=MEDIAN([.E$30:.E$41])" office:value-type="float" office:value="2029443.5" calcext:value-type="float">
            <text:p>2029443.5</text:p>
          </table:table-cell>
          <table:table-cell table:formula="of:=MEDIAN([.F$30:.F$41])" office:value-type="float" office:value="1799400.5" calcext:value-type="float">
            <text:p>1799400.5</text:p>
          </table:table-cell>
          <table:table-cell table:formula="of:=[.E36]-[.I36]" office:value-type="float" office:value="856.5" calcext:value-type="float">
            <text:p>856.5</text:p>
          </table:table-cell>
          <table:table-cell table:formula="of:=[.F36]-[.J36]" office:value-type="float" office:value="23151.5" calcext:value-type="float">
            <text:p>23151.5</text:p>
          </table:table-cell>
          <table:table-cell table:formula="of:=[.K36]-[.L36]" office:value-type="float" office:value="-22295" calcext:value-type="float">
            <text:p>-22295</text:p>
          </table:table-cell>
          <table:table-cell table:formula="of:=[.K36]/[.$G36]" office:value-type="float" office:value="0.000218897289251619" calcext:value-type="float">
            <text:p>0.000218897289252</text:p>
          </table:table-cell>
          <table:table-cell table:formula="of:=[.L36]/[.$G36]" office:value-type="float" office:value="0.00591687167788542" calcext:value-type="float">
            <text:p>0.005916871677885</text:p>
          </table:table-cell>
          <table:table-cell table:formula="of:=[.M36]/[.G36]" office:value-type="float" office:value="-0.0056979743886338" calcext:value-type="float">
            <text:p>-0.005697974388634</text:p>
          </table:table-cell>
          <table:table-cell table:formula="of:=[.M36]/MAX(1;SQRT(ABS([.M36])))" office:value-type="float" office:value="-149.315103053911" calcext:value-type="float">
            <text:p>-149.315103053911</text:p>
          </table:table-cell>
        </table:table-row>
        <table:table-row table:style-name="ro1">
          <table:table-cell office:value-type="string" calcext:value-type="string">
            <text:p>Bruce Thompson</text:p>
          </table:table-cell>
          <table:table-cell office:value-type="string" calcext:value-type="string">
            <text:p>Georgia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Labor Commissioner</text:p>
          </table:table-cell>
          <table:table-cell office:value-type="float" office:value="2028587" calcext:value-type="float">
            <text:p>2028587</text:p>
          </table:table-cell>
          <table:table-cell office:value-type="float" office:value="1763468" calcext:value-type="float">
            <text:p>1763468</text:p>
          </table:table-cell>
          <table:table-cell office:value-type="float" office:value="3892768" calcext:value-type="float">
            <text:p>3,892,768</text:p>
          </table:table-cell>
          <table:table-cell office:value-type="string" calcext:value-type="string">
            <text:p>William Boddie</text:p>
          </table:table-cell>
          <table:table-cell table:formula="of:=MEDIAN([.E$30:.E$41])" office:value-type="float" office:value="2029443.5" calcext:value-type="float">
            <text:p>2029443.5</text:p>
          </table:table-cell>
          <table:table-cell table:formula="of:=MEDIAN([.F$30:.F$41])" office:value-type="float" office:value="1799400.5" calcext:value-type="float">
            <text:p>1799400.5</text:p>
          </table:table-cell>
          <table:table-cell table:formula="of:=[.E37]-[.I37]" office:value-type="float" office:value="-856.5" calcext:value-type="float">
            <text:p>-856.5</text:p>
          </table:table-cell>
          <table:table-cell table:formula="of:=[.F37]-[.J37]" office:value-type="float" office:value="-35932.5" calcext:value-type="float">
            <text:p>-35932.5</text:p>
          </table:table-cell>
          <table:table-cell table:formula="of:=[.K37]-[.L37]" office:value-type="float" office:value="35076" calcext:value-type="float">
            <text:p>35076</text:p>
          </table:table-cell>
          <table:table-cell table:formula="of:=[.K37]/[.$G37]" office:value-type="float" office:value="-0.000220023386957558" calcext:value-type="float">
            <text:p>-0.000220023386958</text:p>
          </table:table-cell>
          <table:table-cell table:formula="of:=[.L37]/[.$G37]" office:value-type="float" office:value="-0.00923057834425273" calcext:value-type="float">
            <text:p>-0.009230578344253</text:p>
          </table:table-cell>
          <table:table-cell table:formula="of:=[.M37]/[.G37]" office:value-type="float" office:value="0.00901055495729517" calcext:value-type="float">
            <text:p>0.009010554957295</text:p>
          </table:table-cell>
          <table:table-cell table:formula="of:=[.M37]/MAX(1;SQRT(ABS([.M37])))" office:value-type="float" office:value="187.285877737751" calcext:value-type="float">
            <text:p>187.285877737751</text:p>
          </table:table-cell>
        </table:table-row>
        <table:table-row table:style-name="ro1">
          <table:table-cell office:value-type="string" calcext:value-type="string">
            <text:p>Richard Woods</text:p>
          </table:table-cell>
          <table:table-cell office:value-type="string" calcext:value-type="string">
            <text:p>Georgia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State Superintendant of Schools</text:p>
          </table:table-cell>
          <table:table-cell office:value-type="float" office:value="2114013" calcext:value-type="float">
            <text:p>2114013</text:p>
          </table:table-cell>
          <table:table-cell office:value-type="float" office:value="1785128" calcext:value-type="float">
            <text:p>1785128</text:p>
          </table:table-cell>
          <table:table-cell office:value-type="float" office:value="3899141" calcext:value-type="float">
            <text:p>3,899,141</text:p>
          </table:table-cell>
          <table:table-cell office:value-type="string" calcext:value-type="string">
            <text:p>Alisha Searcy</text:p>
          </table:table-cell>
          <table:table-cell table:formula="of:=MEDIAN([.E$30:.E$41])" office:value-type="float" office:value="2029443.5" calcext:value-type="float">
            <text:p>2029443.5</text:p>
          </table:table-cell>
          <table:table-cell table:formula="of:=MEDIAN([.F$30:.F$41])" office:value-type="float" office:value="1799400.5" calcext:value-type="float">
            <text:p>1799400.5</text:p>
          </table:table-cell>
          <table:table-cell table:formula="of:=[.E38]-[.I38]" office:value-type="float" office:value="84569.5" calcext:value-type="float">
            <text:p>84569.5</text:p>
          </table:table-cell>
          <table:table-cell table:formula="of:=[.F38]-[.J38]" office:value-type="float" office:value="-14272.5" calcext:value-type="float">
            <text:p>-14272.5</text:p>
          </table:table-cell>
          <table:table-cell table:formula="of:=[.K38]-[.L38]" office:value-type="float" office:value="98842" calcext:value-type="float">
            <text:p>98842</text:p>
          </table:table-cell>
          <table:table-cell table:formula="of:=[.K38]/[.$G38]" office:value-type="float" office:value="0.0216892643790004" calcext:value-type="float">
            <text:p>0.021689264379</text:p>
          </table:table-cell>
          <table:table-cell table:formula="of:=[.L38]/[.$G38]" office:value-type="float" office:value="-0.00366042161594054" calcext:value-type="float">
            <text:p>-0.003660421615941</text:p>
          </table:table-cell>
          <table:table-cell table:formula="of:=[.M38]/[.G38]" office:value-type="float" office:value="0.0253496859949409" calcext:value-type="float">
            <text:p>0.025349685994941</text:p>
          </table:table-cell>
          <table:table-cell table:formula="of:=[.M38]/MAX(1;SQRT(ABS([.M38])))" office:value-type="float" office:value="314.391475711413" calcext:value-type="float">
            <text:p>314.391475711413</text:p>
          </table:table-cell>
        </table:table-row>
        <table:table-row table:style-name="ro1">
          <table:table-cell office:value-type="string" calcext:value-type="string">
            <text:p>John King</text:p>
          </table:table-cell>
          <table:table-cell office:value-type="string" calcext:value-type="string">
            <text:p>Georgia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surance and Fire Safety Commissioner</text:p>
          </table:table-cell>
          <table:table-cell office:value-type="float" office:value="2105670" calcext:value-type="float">
            <text:p>2105670</text:p>
          </table:table-cell>
          <table:table-cell office:value-type="float" office:value="1784648" calcext:value-type="float">
            <text:p>1784648</text:p>
          </table:table-cell>
          <table:table-cell office:value-type="float" office:value="3890318" calcext:value-type="float">
            <text:p>3,890,318</text:p>
          </table:table-cell>
          <table:table-cell office:value-type="string" calcext:value-type="string">
            <text:p>Janice Robinson</text:p>
          </table:table-cell>
          <table:table-cell table:formula="of:=MEDIAN([.E$30:.E$41])" office:value-type="float" office:value="2029443.5" calcext:value-type="float">
            <text:p>2029443.5</text:p>
          </table:table-cell>
          <table:table-cell table:formula="of:=MEDIAN([.F$30:.F$41])" office:value-type="float" office:value="1799400.5" calcext:value-type="float">
            <text:p>1799400.5</text:p>
          </table:table-cell>
          <table:table-cell table:formula="of:=[.E39]-[.I39]" office:value-type="float" office:value="76226.5" calcext:value-type="float">
            <text:p>76226.5</text:p>
          </table:table-cell>
          <table:table-cell table:formula="of:=[.F39]-[.J39]" office:value-type="float" office:value="-14752.5" calcext:value-type="float">
            <text:p>-14752.5</text:p>
          </table:table-cell>
          <table:table-cell table:formula="of:=[.K39]-[.L39]" office:value-type="float" office:value="90979" calcext:value-type="float">
            <text:p>90979</text:p>
          </table:table-cell>
          <table:table-cell table:formula="of:=[.K39]/[.$G39]" office:value-type="float" office:value="0.0195938995218386" calcext:value-type="float">
            <text:p>0.019593899521839</text:p>
          </table:table-cell>
          <table:table-cell table:formula="of:=[.L39]/[.$G39]" office:value-type="float" office:value="-0.00379210645505072" calcext:value-type="float">
            <text:p>-0.003792106455051</text:p>
          </table:table-cell>
          <table:table-cell table:formula="of:=[.M39]/[.G39]" office:value-type="float" office:value="0.0233860059768893" calcext:value-type="float">
            <text:p>0.023386005976889</text:p>
          </table:table-cell>
          <table:table-cell table:formula="of:=[.M39]/MAX(1;SQRT(ABS([.M39])))" office:value-type="float" office:value="301.627253410563" calcext:value-type="float">
            <text:p>301.627253410563</text:p>
          </table:table-cell>
        </table:table-row>
        <table:table-row table:style-name="ro1">
          <table:table-cell office:value-type="string" calcext:value-type="string">
            <text:p>Generic R</text:p>
          </table:table-cell>
          <table:table-cell office:value-type="string" calcext:value-type="string">
            <text:p>Georgia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Georgia House</text:p>
          </table:table-cell>
          <table:table-cell office:value-type="float" office:value="1919529" calcext:value-type="float">
            <text:p>1919529</text:p>
          </table:table-cell>
          <table:table-cell office:value-type="float" office:value="1699549" calcext:value-type="float">
            <text:p>1699549</text:p>
          </table:table-cell>
          <table:table-cell table:formula="of:=[.F40]+[.E40]" office:value-type="float" office:value="3619078" calcext:value-type="float">
            <text:p>3,619,078</text:p>
          </table:table-cell>
          <table:table-cell office:value-type="string" calcext:value-type="string">
            <text:p>Generic D</text:p>
          </table:table-cell>
          <table:table-cell table:formula="of:=MEDIAN([.E$30:.E$41])" office:value-type="float" office:value="2029443.5" calcext:value-type="float">
            <text:p>2029443.5</text:p>
          </table:table-cell>
          <table:table-cell table:formula="of:=MEDIAN([.F$30:.F$41])" office:value-type="float" office:value="1799400.5" calcext:value-type="float">
            <text:p>1799400.5</text:p>
          </table:table-cell>
          <table:table-cell table:formula="of:=[.E40]-[.I40]" office:value-type="float" office:value="-109914.5" calcext:value-type="float">
            <text:p>-109914.5</text:p>
          </table:table-cell>
          <table:table-cell table:formula="of:=[.F40]-[.J40]" office:value-type="float" office:value="-99851.5" calcext:value-type="float">
            <text:p>-99851.5</text:p>
          </table:table-cell>
          <table:table-cell table:formula="of:=[.K40]-[.L40]" office:value-type="float" office:value="-10063" calcext:value-type="float">
            <text:p>-10063</text:p>
          </table:table-cell>
          <table:table-cell table:formula="of:=[.K40]/[.$G40]" office:value-type="float" office:value="-0.030370856886754" calcext:value-type="float">
            <text:p>-0.030370856886754</text:p>
          </table:table-cell>
          <table:table-cell table:formula="of:=[.L40]/[.$G40]" office:value-type="float" office:value="-0.0275903144392025" calcext:value-type="float">
            <text:p>-0.027590314439203</text:p>
          </table:table-cell>
          <table:table-cell table:formula="of:=[.M40]/[.G40]" office:value-type="float" office:value="-0.00278054244755156" calcext:value-type="float">
            <text:p>-0.002780542447552</text:p>
          </table:table-cell>
          <table:table-cell table:formula="of:=[.M40]/MAX(1;SQRT(ABS([.M40])))" office:value-type="float" office:value="-100.314505431667" calcext:value-type="float">
            <text:p>-100.314505431667</text:p>
          </table:table-cell>
        </table:table-row>
        <table:table-row table:style-name="ro1">
          <table:table-cell office:value-type="string" calcext:value-type="string">
            <text:p>Generic R</text:p>
          </table:table-cell>
          <table:table-cell office:value-type="string" calcext:value-type="string">
            <text:p>Georgia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Georgia Senate</text:p>
          </table:table-cell>
          <table:table-cell office:value-type="float" office:value="1985311" calcext:value-type="float">
            <text:p>1985311</text:p>
          </table:table-cell>
          <table:table-cell office:value-type="float" office:value="1607215" calcext:value-type="float">
            <text:p>1607215</text:p>
          </table:table-cell>
          <table:table-cell table:formula="of:=[.E41]/0.5528" office:value-type="float" office:value="3591373.01013025" calcext:value-type="float">
            <text:p>3,591,373</text:p>
          </table:table-cell>
          <table:table-cell office:value-type="string" calcext:value-type="string">
            <text:p>Generic D</text:p>
          </table:table-cell>
          <table:table-cell table:formula="of:=MEDIAN([.E$30:.E$41])" office:value-type="float" office:value="2029443.5" calcext:value-type="float">
            <text:p>2029443.5</text:p>
          </table:table-cell>
          <table:table-cell table:formula="of:=MEDIAN([.F$30:.F$41])" office:value-type="float" office:value="1799400.5" calcext:value-type="float">
            <text:p>1799400.5</text:p>
          </table:table-cell>
          <table:table-cell table:formula="of:=[.E41]-[.I41]" office:value-type="float" office:value="-44132.5" calcext:value-type="float">
            <text:p>-44132.5</text:p>
          </table:table-cell>
          <table:table-cell table:formula="of:=[.F41]-[.J41]" office:value-type="float" office:value="-192185.5" calcext:value-type="float">
            <text:p>-192185.5</text:p>
          </table:table-cell>
          <table:table-cell table:formula="of:=[.K41]-[.L41]" office:value-type="float" office:value="148053" calcext:value-type="float">
            <text:p>148053</text:p>
          </table:table-cell>
          <table:table-cell table:formula="of:=[.K41]/[.$G41]" office:value-type="float" office:value="-0.012288475709851" calcext:value-type="float">
            <text:p>-0.012288475709851</text:p>
          </table:table-cell>
          <table:table-cell table:formula="of:=[.L41]/[.$G41]" office:value-type="float" office:value="-0.0535130991567567" calcext:value-type="float">
            <text:p>-0.053513099156757</text:p>
          </table:table-cell>
          <table:table-cell table:formula="of:=[.M41]/[.G41]" office:value-type="float" office:value="0.0412246234469058" calcext:value-type="float">
            <text:p>0.041224623446906</text:p>
          </table:table-cell>
          <table:table-cell table:formula="of:=[.M41]/MAX(1;SQRT(ABS([.M41])))" office:value-type="float" office:value="384.776558537549" calcext:value-type="float">
            <text:p>384.776558537549</text:p>
          </table:table-cell>
        </table:table-row>
        <table:table-row table:style-name="ro1">
          <table:table-cell office:value-type="string" calcext:value-type="string">
            <text:p>Glenn Youngkin</text:p>
          </table:table-cell>
          <table:table-cell office:value-type="string" calcext:value-type="string">
            <text:p>Virgin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Governor</text:p>
          </table:table-cell>
          <table:table-cell office:value-type="float" office:value="1663158" calcext:value-type="float">
            <text:p>1663158</text:p>
          </table:table-cell>
          <table:table-cell office:value-type="float" office:value="1599470" calcext:value-type="float">
            <text:p>1599470</text:p>
          </table:table-cell>
          <table:table-cell office:value-type="float" office:value="3288327" calcext:value-type="float">
            <text:p>3,288,327</text:p>
          </table:table-cell>
          <table:table-cell office:value-type="string" calcext:value-type="string">
            <text:p>Terry McAuliffe</text:p>
          </table:table-cell>
          <table:table-cell table:formula="of:=MEDIAN([.E$42:.E$45])" office:value-type="float" office:value="1660745" calcext:value-type="float">
            <text:p>1660745</text:p>
          </table:table-cell>
          <table:table-cell table:formula="of:=MEDIAN([.F$42:.F$45])" office:value-type="float" office:value="1603750" calcext:value-type="float">
            <text:p>1603750</text:p>
          </table:table-cell>
          <table:table-cell table:formula="of:=[.E42]-[.I42]" office:value-type="float" office:value="2413" calcext:value-type="float">
            <text:p>2413</text:p>
          </table:table-cell>
          <table:table-cell table:formula="of:=[.F42]-[.J42]" office:value-type="float" office:value="-4280" calcext:value-type="float">
            <text:p>-4280</text:p>
          </table:table-cell>
          <table:table-cell table:formula="of:=[.K42]-[.L42]" office:value-type="float" office:value="6693" calcext:value-type="float">
            <text:p>6693</text:p>
          </table:table-cell>
          <table:table-cell table:formula="of:=[.K42]/[.$G42]" office:value-type="float" office:value="0.000733807799528453" calcext:value-type="float">
            <text:p>0.000733807799528</text:p>
          </table:table-cell>
          <table:table-cell table:formula="of:=[.L42]/[.$G42]" office:value-type="float" office:value="-0.00130157371818557" calcext:value-type="float">
            <text:p>-0.001301573718186</text:p>
          </table:table-cell>
          <table:table-cell table:formula="of:=[.M42]/[.G42]" office:value-type="float" office:value="0.00203538151771402" calcext:value-type="float">
            <text:p>0.002035381517714</text:p>
          </table:table-cell>
          <table:table-cell table:formula="of:=[.M42]/MAX(1;SQRT(ABS([.M42])))" office:value-type="float" office:value="81.8107572388864" calcext:value-type="float">
            <text:p>81.8107572388864</text:p>
          </table:table-cell>
        </table:table-row>
        <table:table-row table:style-name="ro1">
          <table:table-cell office:value-type="string" calcext:value-type="string">
            <text:p>Winsome Sears</text:p>
          </table:table-cell>
          <table:table-cell office:value-type="string" calcext:value-type="string">
            <text:p>Virgin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Lieutenant Governor</text:p>
          </table:table-cell>
          <table:table-cell office:value-type="float" office:value="1658332" calcext:value-type="float">
            <text:p>1658332</text:p>
          </table:table-cell>
          <table:table-cell office:value-type="float" office:value="1608030" calcext:value-type="float">
            <text:p>1608030</text:p>
          </table:table-cell>
          <table:table-cell office:value-type="float" office:value="3270169" calcext:value-type="float">
            <text:p>3,270,169</text:p>
          </table:table-cell>
          <table:table-cell office:value-type="string" calcext:value-type="string">
            <text:p>Hala Ayala</text:p>
          </table:table-cell>
          <table:table-cell table:formula="of:=MEDIAN([.E$42:.E$45])" office:value-type="float" office:value="1660745" calcext:value-type="float">
            <text:p>1660745</text:p>
          </table:table-cell>
          <table:table-cell table:formula="of:=MEDIAN([.F$42:.F$45])" office:value-type="float" office:value="1603750" calcext:value-type="float">
            <text:p>1603750</text:p>
          </table:table-cell>
          <table:table-cell table:formula="of:=[.E43]-[.I43]" office:value-type="float" office:value="-2413" calcext:value-type="float">
            <text:p>-2413</text:p>
          </table:table-cell>
          <table:table-cell table:formula="of:=[.F43]-[.J43]" office:value-type="float" office:value="4280" calcext:value-type="float">
            <text:p>4280</text:p>
          </table:table-cell>
          <table:table-cell table:formula="of:=[.K43]-[.L43]" office:value-type="float" office:value="-6693" calcext:value-type="float">
            <text:p>-6693</text:p>
          </table:table-cell>
          <table:table-cell table:formula="of:=[.K43]/[.$G43]" office:value-type="float" office:value="-0.000737882354092403" calcext:value-type="float">
            <text:p>-0.000737882354092</text:p>
          </table:table-cell>
          <table:table-cell table:formula="of:=[.L43]/[.$G43]" office:value-type="float" office:value="0.00130880086013903" calcext:value-type="float">
            <text:p>0.001308800860139</text:p>
          </table:table-cell>
          <table:table-cell table:formula="of:=[.M43]/[.G43]" office:value-type="float" office:value="-0.00204668321423144" calcext:value-type="float">
            <text:p>-0.002046683214231</text:p>
          </table:table-cell>
          <table:table-cell table:formula="of:=[.M43]/MAX(1;SQRT(ABS([.M43])))" office:value-type="float" office:value="-81.8107572388864" calcext:value-type="float">
            <text:p>-81.8107572388864</text:p>
          </table:table-cell>
        </table:table-row>
        <table:table-row table:style-name="ro1">
          <table:table-cell office:value-type="string" calcext:value-type="string">
            <text:p>Jason Miyares</text:p>
          </table:table-cell>
          <table:table-cell office:value-type="string" calcext:value-type="string">
            <text:p>Virgin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Attorney General</text:p>
          </table:table-cell>
          <table:table-cell office:value-type="float" office:value="1647100" calcext:value-type="float">
            <text:p>1647100</text:p>
          </table:table-cell>
          <table:table-cell office:value-type="float" office:value="1620564" calcext:value-type="float">
            <text:p>1620564</text:p>
          </table:table-cell>
          <table:table-cell office:value-type="float" office:value="3270659" calcext:value-type="float">
            <text:p>3,270,659</text:p>
          </table:table-cell>
          <table:table-cell office:value-type="string" calcext:value-type="string">
            <text:p>Mark Herring</text:p>
          </table:table-cell>
          <table:table-cell table:formula="of:=MEDIAN([.E$42:.E$45])" office:value-type="float" office:value="1660745" calcext:value-type="float">
            <text:p>1660745</text:p>
          </table:table-cell>
          <table:table-cell table:formula="of:=MEDIAN([.F$42:.F$45])" office:value-type="float" office:value="1603750" calcext:value-type="float">
            <text:p>1603750</text:p>
          </table:table-cell>
          <table:table-cell table:formula="of:=[.E44]-[.I44]" office:value-type="float" office:value="-13645" calcext:value-type="float">
            <text:p>-13645</text:p>
          </table:table-cell>
          <table:table-cell table:formula="of:=[.F44]-[.J44]" office:value-type="float" office:value="16814" calcext:value-type="float">
            <text:p>16814</text:p>
          </table:table-cell>
          <table:table-cell table:formula="of:=[.K44]-[.L44]" office:value-type="float" office:value="-30459" calcext:value-type="float">
            <text:p>-30459</text:p>
          </table:table-cell>
          <table:table-cell table:formula="of:=[.K44]/[.$G44]" office:value-type="float" office:value="-0.00417194210707995" calcext:value-type="float">
            <text:p>-0.00417194210708</text:p>
          </table:table-cell>
          <table:table-cell table:formula="of:=[.L44]/[.$G44]" office:value-type="float" office:value="0.00514085999182428" calcext:value-type="float">
            <text:p>0.005140859991824</text:p>
          </table:table-cell>
          <table:table-cell table:formula="of:=[.M44]/[.G44]" office:value-type="float" office:value="-0.00931280209890423" calcext:value-type="float">
            <text:p>-0.009312802098904</text:p>
          </table:table-cell>
          <table:table-cell table:formula="of:=[.M44]/MAX(1;SQRT(ABS([.M44])))" office:value-type="float" office:value="-174.525069832388" calcext:value-type="float">
            <text:p>-174.525069832388</text:p>
          </table:table-cell>
        </table:table-row>
        <table:table-row table:style-name="ro1">
          <table:table-cell office:value-type="string" calcext:value-type="string">
            <text:p>Generic R</text:p>
          </table:table-cell>
          <table:table-cell office:value-type="string" calcext:value-type="string">
            <text:p>Virgin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Virginia House</text:p>
          </table:table-cell>
          <table:table-cell office:value-type="float" office:value="1666569" calcext:value-type="float">
            <text:p>1666569</text:p>
          </table:table-cell>
          <table:table-cell office:value-type="float" office:value="1536509" calcext:value-type="float">
            <text:p>1536509</text:p>
          </table:table-cell>
          <table:table-cell table:formula="of:=[.E45]/0.516" office:value-type="float" office:value="3229784.88372093" calcext:value-type="float">
            <text:p>3,229,785</text:p>
          </table:table-cell>
          <table:table-cell office:value-type="string" calcext:value-type="string">
            <text:p>Generic D</text:p>
          </table:table-cell>
          <table:table-cell table:formula="of:=MEDIAN([.E$42:.E$45])" office:value-type="float" office:value="1660745" calcext:value-type="float">
            <text:p>1660745</text:p>
          </table:table-cell>
          <table:table-cell table:formula="of:=MEDIAN([.F$42:.F$45])" office:value-type="float" office:value="1603750" calcext:value-type="float">
            <text:p>1603750</text:p>
          </table:table-cell>
          <table:table-cell table:formula="of:=[.E45]-[.I45]" office:value-type="float" office:value="5824" calcext:value-type="float">
            <text:p>5824</text:p>
          </table:table-cell>
          <table:table-cell table:formula="of:=[.F45]-[.J45]" office:value-type="float" office:value="-67241" calcext:value-type="float">
            <text:p>-67241</text:p>
          </table:table-cell>
          <table:table-cell table:formula="of:=[.K45]-[.L45]" office:value-type="float" office:value="73065" calcext:value-type="float">
            <text:p>73065</text:p>
          </table:table-cell>
          <table:table-cell table:formula="of:=[.K45]/[.$G45]" office:value-type="float" office:value="0.00180321606846161" calcext:value-type="float">
            <text:p>0.001803216068462</text:p>
          </table:table-cell>
          <table:table-cell table:formula="of:=[.L45]/[.$G45]" office:value-type="float" office:value="-0.0208190335953687" calcext:value-type="float">
            <text:p>-0.020819033595369</text:p>
          </table:table-cell>
          <table:table-cell table:formula="of:=[.M45]/[.G45]" office:value-type="float" office:value="0.0226222496638303" calcext:value-type="float">
            <text:p>0.02262224966383</text:p>
          </table:table-cell>
          <table:table-cell table:formula="of:=[.M45]/MAX(1;SQRT(ABS([.M45])))" office:value-type="float" office:value="270.305382854282" calcext:value-type="float">
            <text:p>270.305382854282</text:p>
          </table:table-cell>
        </table:table-row>
        <table:table-row table:style-name="ro1">
          <table:table-cell office:value-type="string" calcext:value-type="string">
            <text:p>Generic R</text:p>
          </table:table-cell>
          <table:table-cell office:value-type="string" calcext:value-type="string">
            <text:p>New Hampshire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US House</text:p>
          </table:table-cell>
          <table:table-cell office:value-type="float" office:value="277808" calcext:value-type="float">
            <text:p>277808</text:p>
          </table:table-cell>
          <table:table-cell office:value-type="float" office:value="339027" calcext:value-type="float">
            <text:p>339027</text:p>
          </table:table-cell>
          <table:table-cell table:formula="of:=[.F46]/0.549" office:value-type="float" office:value="617535.519125683" calcext:value-type="float">
            <text:p>617,536</text:p>
          </table:table-cell>
          <table:table-cell office:value-type="string" calcext:value-type="string">
            <text:p>Generic D</text:p>
          </table:table-cell>
          <table:table-cell table:formula="of:=MEDIAN([.E$46:.E$50])" office:value-type="float" office:value="293304" calcext:value-type="float">
            <text:p>293304</text:p>
          </table:table-cell>
          <table:table-cell table:formula="of:=MEDIAN([.F$46:.F$50])" office:value-type="float" office:value="303223" calcext:value-type="float">
            <text:p>303223</text:p>
          </table:table-cell>
          <table:table-cell table:formula="of:=[.E46]-[.I46]" office:value-type="float" office:value="-15496" calcext:value-type="float">
            <text:p>-15496</text:p>
          </table:table-cell>
          <table:table-cell table:formula="of:=[.F46]-[.J46]" office:value-type="float" office:value="35804" calcext:value-type="float">
            <text:p>35804</text:p>
          </table:table-cell>
          <table:table-cell table:formula="of:=[.K46]-[.L46]" office:value-type="float" office:value="-51300" calcext:value-type="float">
            <text:p>-51300</text:p>
          </table:table-cell>
          <table:table-cell table:formula="of:=[.K46]/[.$G46]" office:value-type="float" office:value="-0.0250932934545036" calcext:value-type="float">
            <text:p>-0.025093293454504</text:p>
          </table:table-cell>
          <table:table-cell table:formula="of:=[.L46]/[.$G46]" office:value-type="float" office:value="0.0579788512419365" calcext:value-type="float">
            <text:p>0.057978851241937</text:p>
          </table:table-cell>
          <table:table-cell table:formula="of:=[.M46]/[.G46]" office:value-type="float" office:value="-0.0830721446964401" calcext:value-type="float">
            <text:p>-0.08307214469644</text:p>
          </table:table-cell>
          <table:table-cell table:formula="of:=[.M46]/MAX(1;SQRT(ABS([.M46])))" office:value-type="float" office:value="-226.495033058122" calcext:value-type="float">
            <text:p>-226.495033058122</text:p>
          </table:table-cell>
        </table:table-row>
        <table:table-row table:style-name="ro1">
          <table:table-cell office:value-type="string" calcext:value-type="string">
            <text:p>Chris Sununu</text:p>
          </table:table-cell>
          <table:table-cell office:value-type="string" calcext:value-type="string">
            <text:p>New Hampshire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Governor</text:p>
          </table:table-cell>
          <table:table-cell office:value-type="float" office:value="352982" calcext:value-type="float">
            <text:p>352982</text:p>
          </table:table-cell>
          <table:table-cell office:value-type="float" office:value="256774" calcext:value-type="float">
            <text:p>256774</text:p>
          </table:table-cell>
          <table:table-cell office:value-type="float" office:value="619135" calcext:value-type="float">
            <text:p>619,135</text:p>
          </table:table-cell>
          <table:table-cell office:value-type="string" calcext:value-type="string">
            <text:p>Tom Sherman</text:p>
          </table:table-cell>
          <table:table-cell table:formula="of:=MEDIAN([.E$46:.E$50])" office:value-type="float" office:value="293304" calcext:value-type="float">
            <text:p>293304</text:p>
          </table:table-cell>
          <table:table-cell table:formula="of:=MEDIAN([.F$46:.F$50])" office:value-type="float" office:value="303223" calcext:value-type="float">
            <text:p>303223</text:p>
          </table:table-cell>
          <table:table-cell table:formula="of:=[.E47]-[.I47]" office:value-type="float" office:value="59678" calcext:value-type="float">
            <text:p>59678</text:p>
          </table:table-cell>
          <table:table-cell table:formula="of:=[.F47]-[.J47]" office:value-type="float" office:value="-46449" calcext:value-type="float">
            <text:p>-46449</text:p>
          </table:table-cell>
          <table:table-cell table:formula="of:=[.K47]-[.L47]" office:value-type="float" office:value="106127" calcext:value-type="float">
            <text:p>106127</text:p>
          </table:table-cell>
          <table:table-cell table:formula="of:=[.K47]/[.$G47]" office:value-type="float" office:value="0.0963893173540504" calcext:value-type="float">
            <text:p>0.09638931735405</text:p>
          </table:table-cell>
          <table:table-cell table:formula="of:=[.L47]/[.$G47]" office:value-type="float" office:value="-0.0750224102982387" calcext:value-type="float">
            <text:p>-0.075022410298239</text:p>
          </table:table-cell>
          <table:table-cell table:formula="of:=[.M47]/[.G47]" office:value-type="float" office:value="0.171411727652289" calcext:value-type="float">
            <text:p>0.171411727652289</text:p>
          </table:table-cell>
          <table:table-cell table:formula="of:=[.M47]/MAX(1;SQRT(ABS([.M47])))" office:value-type="float" office:value="325.771392236949" calcext:value-type="float">
            <text:p>325.771392236949</text:p>
          </table:table-cell>
        </table:table-row>
        <table:table-row table:style-name="ro1">
          <table:table-cell office:value-type="string" calcext:value-type="string">
            <text:p>Generic R</text:p>
          </table:table-cell>
          <table:table-cell office:value-type="string" calcext:value-type="string">
            <text:p>New Hampshire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Executive Council</text:p>
          </table:table-cell>
          <table:table-cell table:formula="of:=63230+49428+69898+58123+61044" office:value-type="float" office:value="301723" calcext:value-type="float">
            <text:p>301723</text:p>
          </table:table-cell>
          <table:table-cell table:formula="of:=55692+52858+61506+74107+59060" office:value-type="float" office:value="303223" calcext:value-type="float">
            <text:p>303223</text:p>
          </table:table-cell>
          <table:table-cell table:formula="of:=[.F48]+[.E48]" office:value-type="float" office:value="604946" calcext:value-type="float">
            <text:p>604,946</text:p>
          </table:table-cell>
          <table:table-cell office:value-type="string" calcext:value-type="string">
            <text:p>Generic D</text:p>
          </table:table-cell>
          <table:table-cell table:formula="of:=MEDIAN([.E$46:.E$50])" office:value-type="float" office:value="293304" calcext:value-type="float">
            <text:p>293304</text:p>
          </table:table-cell>
          <table:table-cell table:formula="of:=MEDIAN([.F$46:.F$50])" office:value-type="float" office:value="303223" calcext:value-type="float">
            <text:p>303223</text:p>
          </table:table-cell>
          <table:table-cell table:formula="of:=[.E48]-[.I48]" office:value-type="float" office:value="8419" calcext:value-type="float">
            <text:p>8419</text:p>
          </table:table-cell>
          <table:table-cell table:formula="of:=[.F48]-[.J48]" office:value-type="float" office:value="0" calcext:value-type="float">
            <text:p>0</text:p>
          </table:table-cell>
          <table:table-cell table:formula="of:=[.K48]-[.L48]" office:value-type="float" office:value="8419" calcext:value-type="float">
            <text:p>8419</text:p>
          </table:table-cell>
          <table:table-cell table:formula="of:=[.K48]/[.$G48]" office:value-type="float" office:value="0.0139169446529112" calcext:value-type="float">
            <text:p>0.013916944652911</text:p>
          </table:table-cell>
          <table:table-cell table:formula="of:=[.L48]/[.$G48]" office:value-type="float" office:value="0" calcext:value-type="float">
            <text:p>0</text:p>
          </table:table-cell>
          <table:table-cell table:formula="of:=[.M48]/[.G48]" office:value-type="float" office:value="0.0139169446529112" calcext:value-type="float">
            <text:p>0.013916944652911</text:p>
          </table:table-cell>
          <table:table-cell table:formula="of:=[.M48]/MAX(1;SQRT(ABS([.M48])))" office:value-type="float" office:value="91.7551088495894" calcext:value-type="float">
            <text:p>91.7551088495894</text:p>
          </table:table-cell>
        </table:table-row>
        <table:table-row table:style-name="ro1">
          <table:table-cell office:value-type="string" calcext:value-type="string">
            <text:p>Generic R</text:p>
          </table:table-cell>
          <table:table-cell office:value-type="string" calcext:value-type="string">
            <text:p>New Hampshire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New Hampshire Senate</text:p>
          </table:table-cell>
          <table:table-cell office:value-type="float" office:value="293304" calcext:value-type="float">
            <text:p>293304</text:p>
          </table:table-cell>
          <table:table-cell office:value-type="float" office:value="299361" calcext:value-type="float">
            <text:p>299361</text:p>
          </table:table-cell>
          <table:table-cell table:formula="of:=[.E49]/0.495" office:value-type="float" office:value="592533.333333333" calcext:value-type="float">
            <text:p>592,533</text:p>
          </table:table-cell>
          <table:table-cell office:value-type="string" calcext:value-type="string">
            <text:p>Generic D</text:p>
          </table:table-cell>
          <table:table-cell table:formula="of:=MEDIAN([.E$46:.E$50])" office:value-type="float" office:value="293304" calcext:value-type="float">
            <text:p>293304</text:p>
          </table:table-cell>
          <table:table-cell table:formula="of:=MEDIAN([.F$46:.F$50])" office:value-type="float" office:value="303223" calcext:value-type="float">
            <text:p>303223</text:p>
          </table:table-cell>
          <table:table-cell table:formula="of:=[.E49]-[.I49]" office:value-type="float" office:value="0" calcext:value-type="float">
            <text:p>0</text:p>
          </table:table-cell>
          <table:table-cell table:formula="of:=[.F49]-[.J49]" office:value-type="float" office:value="-3862" calcext:value-type="float">
            <text:p>-3862</text:p>
          </table:table-cell>
          <table:table-cell table:formula="of:=[.K49]-[.L49]" office:value-type="float" office:value="3862" calcext:value-type="float">
            <text:p>3862</text:p>
          </table:table-cell>
          <table:table-cell table:formula="of:=[.K49]/[.$G49]" office:value-type="float" office:value="0" calcext:value-type="float">
            <text:p>0</text:p>
          </table:table-cell>
          <table:table-cell table:formula="of:=[.L49]/[.$G49]" office:value-type="float" office:value="-0.00651777677767777" calcext:value-type="float">
            <text:p>-0.006517776777678</text:p>
          </table:table-cell>
          <table:table-cell table:formula="of:=[.M49]/[.G49]" office:value-type="float" office:value="0.00651777677767777" calcext:value-type="float">
            <text:p>0.006517776777678</text:p>
          </table:table-cell>
          <table:table-cell table:formula="of:=[.M49]/MAX(1;SQRT(ABS([.M49])))" office:value-type="float" office:value="62.1449917531574" calcext:value-type="float">
            <text:p>62.1449917531574</text:p>
          </table:table-cell>
        </table:table-row>
        <table:table-row table:style-name="ro1">
          <table:table-cell office:value-type="string" calcext:value-type="string">
            <text:p>Don Bolduc</text:p>
          </table:table-cell>
          <table:table-cell office:value-type="string" calcext:value-type="string">
            <text:p>New Hampshire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US Senate</text:p>
          </table:table-cell>
          <table:table-cell office:value-type="float" office:value="275928" calcext:value-type="float">
            <text:p>275928</text:p>
          </table:table-cell>
          <table:table-cell office:value-type="float" office:value="332193" calcext:value-type="float">
            <text:p>332193</text:p>
          </table:table-cell>
          <table:table-cell table:formula="of:=[.F50]/0.535" office:value-type="float" office:value="620921.495327103" calcext:value-type="float">
            <text:p>620,921</text:p>
          </table:table-cell>
          <table:table-cell office:value-type="string" calcext:value-type="string">
            <text:p>Maggie Hassan</text:p>
          </table:table-cell>
          <table:table-cell table:formula="of:=MEDIAN([.E$46:.E$50])" office:value-type="float" office:value="293304" calcext:value-type="float">
            <text:p>293304</text:p>
          </table:table-cell>
          <table:table-cell table:formula="of:=MEDIAN([.F$46:.F$50])" office:value-type="float" office:value="303223" calcext:value-type="float">
            <text:p>303223</text:p>
          </table:table-cell>
          <table:table-cell table:formula="of:=[.E50]-[.I50]" office:value-type="float" office:value="-17376" calcext:value-type="float">
            <text:p>-17376</text:p>
          </table:table-cell>
          <table:table-cell table:formula="of:=[.F50]-[.J50]" office:value-type="float" office:value="28970" calcext:value-type="float">
            <text:p>28970</text:p>
          </table:table-cell>
          <table:table-cell table:formula="of:=[.K50]-[.L50]" office:value-type="float" office:value="-46346" calcext:value-type="float">
            <text:p>-46346</text:p>
          </table:table-cell>
          <table:table-cell table:formula="of:=[.K50]/[.$G50]" office:value-type="float" office:value="-0.0279842139960806" calcext:value-type="float">
            <text:p>-0.027984213996081</text:p>
          </table:table-cell>
          <table:table-cell table:formula="of:=[.L50]/[.$G50]" office:value-type="float" office:value="0.0466564617556661" calcext:value-type="float">
            <text:p>0.046656461755666</text:p>
          </table:table-cell>
          <table:table-cell table:formula="of:=[.M50]/[.G50]" office:value-type="float" office:value="-0.0746406757517467" calcext:value-type="float">
            <text:p>-0.074640675751747</text:p>
          </table:table-cell>
          <table:table-cell table:formula="of:=[.M50]/MAX(1;SQRT(ABS([.M50])))" office:value-type="float" office:value="-215.281211442151" calcext:value-type="float">
            <text:p>-215.281211442151</text:p>
          </table:table-cell>
        </table:table-row>
        <table:table-row table:style-name="ro1">
          <table:table-cell office:value-type="string" calcext:value-type="string">
            <text:p>Donald Trump</text:p>
          </table:table-cell>
          <table:table-cell office:value-type="string" calcext:value-type="string">
            <text:p>Florid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Presidency</text:p>
          </table:table-cell>
          <table:table-cell office:value-type="float" office:value="74223975" calcext:value-type="float">
            <text:p>74223975</text:p>
          </table:table-cell>
          <table:table-cell office:value-type="float" office:value="81283501" calcext:value-type="float">
            <text:p>81283501</text:p>
          </table:table-cell>
          <table:table-cell table:style-name="Default" office:value-type="float" office:value="158429631" calcext:value-type="float">
            <text:p>158429631</text:p>
          </table:table-cell>
          <table:table-cell office:value-type="string" calcext:value-type="string">
            <text:p>Joe Biden</text:p>
          </table:table-cell>
          <table:table-cell table:formula="of:=MEDIAN([.E$51:.E$52])" office:value-type="float" office:value="73492005.5" calcext:value-type="float">
            <text:p>73492005.5</text:p>
          </table:table-cell>
          <table:table-cell table:formula="of:=MEDIAN([.F$51:.F$52])" office:value-type="float" office:value="79406560" calcext:value-type="float">
            <text:p>79406560</text:p>
          </table:table-cell>
          <table:table-cell table:formula="of:=[.E51]-[.I51]" office:value-type="float" office:value="731969.5" calcext:value-type="float">
            <text:p>731969.5</text:p>
          </table:table-cell>
          <table:table-cell table:formula="of:=[.F51]-[.J51]" office:value-type="float" office:value="1876941" calcext:value-type="float">
            <text:p>1876941</text:p>
          </table:table-cell>
          <table:table-cell table:formula="of:=[.K51]-[.L51]" office:value-type="float" office:value="-1144971.5" calcext:value-type="float">
            <text:p>-1144971.5</text:p>
          </table:table-cell>
          <table:table-cell table:formula="of:=[.K51]/[.$G51]" office:value-type="float" office:value="0.00462015530415519" calcext:value-type="float">
            <text:p>0.004620155304155</text:p>
          </table:table-cell>
          <table:table-cell table:formula="of:=[.L51]/[.$G51]" office:value-type="float" office:value="0.0118471588184157" calcext:value-type="float">
            <text:p>0.011847158818416</text:p>
          </table:table-cell>
          <table:table-cell table:formula="of:=[.M51]/[.G51]" office:value-type="float" office:value="-0.00722700351426054" calcext:value-type="float">
            <text:p>-0.007227003514261</text:p>
          </table:table-cell>
          <table:table-cell table:formula="of:=[.M51]/MAX(1;SQRT(ABS([.M51])))" office:value-type="float" office:value="-1070.03341069333" calcext:value-type="float">
            <text:p>-1070.03341069333</text:p>
          </table:table-cell>
        </table:table-row>
        <table:table-row table:style-name="ro1">
          <table:table-cell office:value-type="string" calcext:value-type="string">
            <text:p>Generic R</text:p>
          </table:table-cell>
          <table:table-cell office:value-type="string" calcext:value-type="string">
            <text:p>Florid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House of Representatives</text:p>
          </table:table-cell>
          <table:table-cell office:value-type="float" office:value="72760036" calcext:value-type="float">
            <text:p>72760036</text:p>
          </table:table-cell>
          <table:table-cell office:value-type="float" office:value="77529619" calcext:value-type="float">
            <text:p>77529619</text:p>
          </table:table-cell>
          <table:table-cell table:style-name="Default" table:formula="of:=[.F52]/0.508" office:value-type="float" office:value="152617360.23622" calcext:value-type="float">
            <text:p>152617360.23622</text:p>
          </table:table-cell>
          <table:table-cell office:value-type="string" calcext:value-type="string">
            <text:p>Generic D</text:p>
          </table:table-cell>
          <table:table-cell table:formula="of:=MEDIAN([.E$51:.E$52])" office:value-type="float" office:value="73492005.5" calcext:value-type="float">
            <text:p>73492005.5</text:p>
          </table:table-cell>
          <table:table-cell table:formula="of:=MEDIAN([.F$51:.F$52])" office:value-type="float" office:value="79406560" calcext:value-type="float">
            <text:p>79406560</text:p>
          </table:table-cell>
          <table:table-cell table:formula="of:=[.E52]-[.I52]" office:value-type="float" office:value="-731969.5" calcext:value-type="float">
            <text:p>-731969.5</text:p>
          </table:table-cell>
          <table:table-cell table:formula="of:=[.F52]-[.J52]" office:value-type="float" office:value="-1876941" calcext:value-type="float">
            <text:p>-1876941</text:p>
          </table:table-cell>
          <table:table-cell table:formula="of:=[.K52]-[.L52]" office:value-type="float" office:value="1144971.5" calcext:value-type="float">
            <text:p>1144971.5</text:p>
          </table:table-cell>
          <table:table-cell table:formula="of:=[.K52]/[.$G52]" office:value-type="float" office:value="-0.0047961090328588" calcext:value-type="float">
            <text:p>-0.004796109032859</text:p>
          </table:table-cell>
          <table:table-cell table:formula="of:=[.L52]/[.$G52]" office:value-type="float" office:value="-0.0122983453330269" calcext:value-type="float">
            <text:p>-0.012298345333027</text:p>
          </table:table-cell>
          <table:table-cell table:formula="of:=[.M52]/[.G52]" office:value-type="float" office:value="0.00750223630016809" calcext:value-type="float">
            <text:p>0.007502236300168</text:p>
          </table:table-cell>
          <table:table-cell table:formula="of:=[.M52]/MAX(1;SQRT(ABS([.M52])))" office:value-type="float" office:value="1070.03341069333" calcext:value-type="float">
            <text:p>1070.03341069333</text:p>
          </table:table-cell>
        </table:table-row>
        <table:table-row table:style-name="ro1">
          <table:table-cell office:value-type="string" calcext:value-type="string">
            <text:p>Mitt Romney</text:p>
          </table:table-cell>
          <table:table-cell office:value-type="string" calcext:value-type="string">
            <text:p>Indian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Presidency</text:p>
          </table:table-cell>
          <table:table-cell office:value-type="float" office:value="1420543" calcext:value-type="float">
            <text:p>1420543</text:p>
          </table:table-cell>
          <table:table-cell office:value-type="float" office:value="1152887" calcext:value-type="float">
            <text:p>1152887</text:p>
          </table:table-cell>
          <table:table-cell office:value-type="float" office:value="2624534" calcext:value-type="float">
            <text:p>2,624,534</text:p>
          </table:table-cell>
          <table:table-cell office:value-type="string" calcext:value-type="string">
            <text:p>Barack Obama</text:p>
          </table:table-cell>
          <table:table-cell table:formula="of:=MEDIAN([.E$53:.E$59])" office:value-type="float" office:value="1345862" calcext:value-type="float">
            <text:p>1345862</text:p>
          </table:table-cell>
          <table:table-cell table:formula="of:=MEDIAN([.F$53:.F$59])" office:value-type="float" office:value="1152887" calcext:value-type="float">
            <text:p>1152887</text:p>
          </table:table-cell>
          <table:table-cell table:formula="of:=[.E53]-[.I53]" office:value-type="float" office:value="74681" calcext:value-type="float">
            <text:p>74681</text:p>
          </table:table-cell>
          <table:table-cell table:formula="of:=[.F53]-[.J53]" office:value-type="float" office:value="0" calcext:value-type="float">
            <text:p>0</text:p>
          </table:table-cell>
          <table:table-cell table:formula="of:=[.K53]-[.L53]" office:value-type="float" office:value="74681" calcext:value-type="float">
            <text:p>74681</text:p>
          </table:table-cell>
          <table:table-cell table:formula="of:=[.K53]/[.$G53]" office:value-type="float" office:value="0.0284549561941282" calcext:value-type="float">
            <text:p>0.028454956194128</text:p>
          </table:table-cell>
          <table:table-cell table:formula="of:=[.L53]/[.$G53]" office:value-type="float" office:value="0" calcext:value-type="float">
            <text:p>0</text:p>
          </table:table-cell>
          <table:table-cell table:formula="of:=[.M53]/[.G53]" office:value-type="float" office:value="0.0284549561941282" calcext:value-type="float">
            <text:p>0.028454956194128</text:p>
          </table:table-cell>
          <table:table-cell table:formula="of:=[.M53]/MAX(1;SQRT(ABS([.M53])))" office:value-type="float" office:value="273.278246481494" calcext:value-type="float">
            <text:p>273.278246481494</text:p>
          </table:table-cell>
        </table:table-row>
        <table:table-row table:style-name="ro1">
          <table:table-cell office:value-type="string" calcext:value-type="string">
            <text:p>Mike Pence</text:p>
          </table:table-cell>
          <table:table-cell office:value-type="string" calcext:value-type="string">
            <text:p>Indian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Governor</text:p>
          </table:table-cell>
          <table:table-cell office:value-type="float" office:value="1275424" calcext:value-type="float">
            <text:p>1275424</text:p>
          </table:table-cell>
          <table:table-cell office:value-type="float" office:value="1200016" calcext:value-type="float">
            <text:p>1200016</text:p>
          </table:table-cell>
          <table:table-cell office:value-type="float" office:value="2577329" calcext:value-type="float">
            <text:p>2,577,329</text:p>
          </table:table-cell>
          <table:table-cell office:value-type="string" calcext:value-type="string">
            <text:p>John Gregg</text:p>
          </table:table-cell>
          <table:table-cell table:formula="of:=MEDIAN([.E$53:.E$59])" office:value-type="float" office:value="1345862" calcext:value-type="float">
            <text:p>1345862</text:p>
          </table:table-cell>
          <table:table-cell table:formula="of:=MEDIAN([.F$53:.F$59])" office:value-type="float" office:value="1152887" calcext:value-type="float">
            <text:p>1152887</text:p>
          </table:table-cell>
          <table:table-cell table:formula="of:=[.E54]-[.I54]" office:value-type="float" office:value="-70438" calcext:value-type="float">
            <text:p>-70438</text:p>
          </table:table-cell>
          <table:table-cell table:formula="of:=[.F54]-[.J54]" office:value-type="float" office:value="47129" calcext:value-type="float">
            <text:p>47129</text:p>
          </table:table-cell>
          <table:table-cell table:formula="of:=[.K54]-[.L54]" office:value-type="float" office:value="-117567" calcext:value-type="float">
            <text:p>-117567</text:p>
          </table:table-cell>
          <table:table-cell table:formula="of:=[.K54]/[.$G54]" office:value-type="float" office:value="-0.027329844191409" calcext:value-type="float">
            <text:p>-0.027329844191409</text:p>
          </table:table-cell>
          <table:table-cell table:formula="of:=[.L54]/[.$G54]" office:value-type="float" office:value="0.018285985219582" calcext:value-type="float">
            <text:p>0.018285985219582</text:p>
          </table:table-cell>
          <table:table-cell table:formula="of:=[.M54]/[.G54]" office:value-type="float" office:value="-0.045615829410991" calcext:value-type="float">
            <text:p>-0.045615829410991</text:p>
          </table:table-cell>
          <table:table-cell table:formula="of:=[.M54]/MAX(1;SQRT(ABS([.M54])))" office:value-type="float" office:value="-342.880445636668" calcext:value-type="float">
            <text:p>-342.880445636668</text:p>
          </table:table-cell>
        </table:table-row>
        <table:table-row table:style-name="ro1">
          <table:table-cell office:value-type="string" calcext:value-type="string">
            <text:p>Richard Mourdock</text:p>
          </table:table-cell>
          <table:table-cell office:value-type="string" calcext:value-type="string">
            <text:p>Indian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US Senate</text:p>
          </table:table-cell>
          <table:table-cell office:value-type="float" office:value="1133621" calcext:value-type="float">
            <text:p>1133621</text:p>
          </table:table-cell>
          <table:table-cell office:value-type="float" office:value="1281181" calcext:value-type="float">
            <text:p>1281181</text:p>
          </table:table-cell>
          <table:table-cell office:value-type="float" office:value="2560102" calcext:value-type="float">
            <text:p>2,560,102</text:p>
          </table:table-cell>
          <table:table-cell office:value-type="string" calcext:value-type="string">
            <text:p>Joe Donnelly</text:p>
          </table:table-cell>
          <table:table-cell table:formula="of:=MEDIAN([.E$53:.E$59])" office:value-type="float" office:value="1345862" calcext:value-type="float">
            <text:p>1345862</text:p>
          </table:table-cell>
          <table:table-cell table:formula="of:=MEDIAN([.F$53:.F$59])" office:value-type="float" office:value="1152887" calcext:value-type="float">
            <text:p>1152887</text:p>
          </table:table-cell>
          <table:table-cell table:formula="of:=[.E55]-[.I55]" office:value-type="float" office:value="-212241" calcext:value-type="float">
            <text:p>-212241</text:p>
          </table:table-cell>
          <table:table-cell table:formula="of:=[.F55]-[.J55]" office:value-type="float" office:value="128294" calcext:value-type="float">
            <text:p>128294</text:p>
          </table:table-cell>
          <table:table-cell table:formula="of:=[.K55]-[.L55]" office:value-type="float" office:value="-340535" calcext:value-type="float">
            <text:p>-340535</text:p>
          </table:table-cell>
          <table:table-cell table:formula="of:=[.K55]/[.$G55]" office:value-type="float" office:value="-0.0829033374451487" calcext:value-type="float">
            <text:p>-0.082903337445149</text:p>
          </table:table-cell>
          <table:table-cell table:formula="of:=[.L55]/[.$G55]" office:value-type="float" office:value="0.0501128470662497" calcext:value-type="float">
            <text:p>0.05011284706625</text:p>
          </table:table-cell>
          <table:table-cell table:formula="of:=[.M55]/[.G55]" office:value-type="float" office:value="-0.133016184511398" calcext:value-type="float">
            <text:p>-0.133016184511398</text:p>
          </table:table-cell>
          <table:table-cell table:formula="of:=[.M55]/MAX(1;SQRT(ABS([.M55])))" office:value-type="float" office:value="-583.55376787405" calcext:value-type="float">
            <text:p>-583.55376787405</text:p>
          </table:table-cell>
        </table:table-row>
        <table:table-row table:style-name="ro1">
          <table:table-cell office:value-type="string" calcext:value-type="string">
            <text:p>Generic R</text:p>
          </table:table-cell>
          <table:table-cell office:value-type="string" calcext:value-type="string">
            <text:p>Indian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House of Representatives</text:p>
          </table:table-cell>
          <table:table-cell office:value-type="float" office:value="1351760" calcext:value-type="float">
            <text:p>1351760</text:p>
          </table:table-cell>
          <table:table-cell office:value-type="float" office:value="1142554" calcext:value-type="float">
            <text:p>1142554</text:p>
          </table:table-cell>
          <table:table-cell office:value-type="float" office:value="2553746" calcext:value-type="float">
            <text:p>2,553,746</text:p>
          </table:table-cell>
          <table:table-cell office:value-type="string" calcext:value-type="string">
            <text:p>Generic D</text:p>
          </table:table-cell>
          <table:table-cell table:formula="of:=MEDIAN([.E$53:.E$59])" office:value-type="float" office:value="1345862" calcext:value-type="float">
            <text:p>1345862</text:p>
          </table:table-cell>
          <table:table-cell table:formula="of:=MEDIAN([.F$53:.F$59])" office:value-type="float" office:value="1152887" calcext:value-type="float">
            <text:p>1152887</text:p>
          </table:table-cell>
          <table:table-cell table:formula="of:=[.E56]-[.I56]" office:value-type="float" office:value="5898" calcext:value-type="float">
            <text:p>5898</text:p>
          </table:table-cell>
          <table:table-cell table:formula="of:=[.F56]-[.J56]" office:value-type="float" office:value="-10333" calcext:value-type="float">
            <text:p>-10333</text:p>
          </table:table-cell>
          <table:table-cell table:formula="of:=[.K56]-[.L56]" office:value-type="float" office:value="16231" calcext:value-type="float">
            <text:p>16231</text:p>
          </table:table-cell>
          <table:table-cell table:formula="of:=[.K56]/[.$G56]" office:value-type="float" office:value="0.002309548404579" calcext:value-type="float">
            <text:p>0.002309548404579</text:p>
          </table:table-cell>
          <table:table-cell table:formula="of:=[.L56]/[.$G56]" office:value-type="float" office:value="-0.00404621289666239" calcext:value-type="float">
            <text:p>-0.004046212896662</text:p>
          </table:table-cell>
          <table:table-cell table:formula="of:=[.M56]/[.G56]" office:value-type="float" office:value="0.00635576130124139" calcext:value-type="float">
            <text:p>0.006355761301241</text:p>
          </table:table-cell>
          <table:table-cell table:formula="of:=[.M56]/MAX(1;SQRT(ABS([.M56])))" office:value-type="float" office:value="127.400941911746" calcext:value-type="float">
            <text:p>127.400941911746</text:p>
          </table:table-cell>
        </table:table-row>
        <table:table-row table:style-name="ro1">
          <table:table-cell office:value-type="string" calcext:value-type="string">
            <text:p>Greg Zoeller</text:p>
          </table:table-cell>
          <table:table-cell office:value-type="string" calcext:value-type="string">
            <text:p>Indian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ecretary of State</text:p>
          </table:table-cell>
          <table:table-cell office:value-type="float" office:value="1453334" calcext:value-type="float">
            <text:p>1453334</text:p>
          </table:table-cell>
          <table:table-cell office:value-type="float" office:value="1051504" calcext:value-type="float">
            <text:p>1051504</text:p>
          </table:table-cell>
          <table:table-cell table:formula="of:=[.F57]+[.E57]" office:value-type="float" office:value="2504838" calcext:value-type="float">
            <text:p>2,504,838</text:p>
          </table:table-cell>
          <table:table-cell office:value-type="string" calcext:value-type="string">
            <text:p>Kay Fleming</text:p>
          </table:table-cell>
          <table:table-cell table:formula="of:=MEDIAN([.E$53:.E$59])" office:value-type="float" office:value="1345862" calcext:value-type="float">
            <text:p>1345862</text:p>
          </table:table-cell>
          <table:table-cell table:formula="of:=MEDIAN([.F$53:.F$59])" office:value-type="float" office:value="1152887" calcext:value-type="float">
            <text:p>1152887</text:p>
          </table:table-cell>
          <table:table-cell table:formula="of:=[.E57]-[.I57]" office:value-type="float" office:value="107472" calcext:value-type="float">
            <text:p>107472</text:p>
          </table:table-cell>
          <table:table-cell table:formula="of:=[.F57]-[.J57]" office:value-type="float" office:value="-101383" calcext:value-type="float">
            <text:p>-101383</text:p>
          </table:table-cell>
          <table:table-cell table:formula="of:=[.K57]-[.L57]" office:value-type="float" office:value="208855" calcext:value-type="float">
            <text:p>208855</text:p>
          </table:table-cell>
          <table:table-cell table:formula="of:=[.K57]/[.$G57]" office:value-type="float" office:value="0.0429057687563028" calcext:value-type="float">
            <text:p>0.042905768756303</text:p>
          </table:table-cell>
          <table:table-cell table:formula="of:=[.L57]/[.$G57]" office:value-type="float" office:value="-0.0404748730257206" calcext:value-type="float">
            <text:p>-0.040474873025721</text:p>
          </table:table-cell>
          <table:table-cell table:formula="of:=[.M57]/[.G57]" office:value-type="float" office:value="0.0833806417820234" calcext:value-type="float">
            <text:p>0.083380641782024</text:p>
          </table:table-cell>
          <table:table-cell table:formula="of:=[.M57]/MAX(1;SQRT(ABS([.M57])))" office:value-type="float" office:value="457.006564504275" calcext:value-type="float">
            <text:p>457.006564504275</text:p>
          </table:table-cell>
        </table:table-row>
        <table:table-row table:style-name="ro1">
          <table:table-cell office:value-type="string" calcext:value-type="string">
            <text:p>Tony Bennett</text:p>
          </table:table-cell>
          <table:table-cell office:value-type="string" calcext:value-type="string">
            <text:p>Indian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uperintendant</text:p>
          </table:table-cell>
          <table:table-cell office:value-type="float" office:value="1190716" calcext:value-type="float">
            <text:p>1190716</text:p>
          </table:table-cell>
          <table:table-cell office:value-type="float" office:value="1332755" calcext:value-type="float">
            <text:p>1332755</text:p>
          </table:table-cell>
          <table:table-cell table:formula="of:=[.F58]+[.E58]" office:value-type="float" office:value="2523471" calcext:value-type="float">
            <text:p>2,523,471</text:p>
          </table:table-cell>
          <table:table-cell office:value-type="string" calcext:value-type="string">
            <text:p>Glenda Ritz</text:p>
          </table:table-cell>
          <table:table-cell table:formula="of:=MEDIAN([.E$53:.E$59])" office:value-type="float" office:value="1345862" calcext:value-type="float">
            <text:p>1345862</text:p>
          </table:table-cell>
          <table:table-cell table:formula="of:=MEDIAN([.F$53:.F$59])" office:value-type="float" office:value="1152887" calcext:value-type="float">
            <text:p>1152887</text:p>
          </table:table-cell>
          <table:table-cell table:formula="of:=[.E58]-[.I58]" office:value-type="float" office:value="-155146" calcext:value-type="float">
            <text:p>-155146</text:p>
          </table:table-cell>
          <table:table-cell table:formula="of:=[.F58]-[.J58]" office:value-type="float" office:value="179868" calcext:value-type="float">
            <text:p>179868</text:p>
          </table:table-cell>
          <table:table-cell table:formula="of:=[.K58]-[.L58]" office:value-type="float" office:value="-335014" calcext:value-type="float">
            <text:p>-335014</text:p>
          </table:table-cell>
          <table:table-cell table:formula="of:=[.K58]/[.$G58]" office:value-type="float" office:value="-0.061481189995843" calcext:value-type="float">
            <text:p>-0.061481189995843</text:p>
          </table:table-cell>
          <table:table-cell table:formula="of:=[.L58]/[.$G58]" office:value-type="float" office:value="0.0712780134980747" calcext:value-type="float">
            <text:p>0.071278013498075</text:p>
          </table:table-cell>
          <table:table-cell table:formula="of:=[.M58]/[.G58]" office:value-type="float" office:value="-0.132759203493918" calcext:value-type="float">
            <text:p>-0.132759203493918</text:p>
          </table:table-cell>
          <table:table-cell table:formula="of:=[.M58]/MAX(1;SQRT(ABS([.M58])))" office:value-type="float" office:value="-578.803939171115" calcext:value-type="float">
            <text:p>-578.803939171115</text:p>
          </table:table-cell>
        </table:table-row>
        <table:table-row table:style-name="ro1">
          <table:table-cell office:value-type="string" calcext:value-type="string">
            <text:p>Generic R</text:p>
          </table:table-cell>
          <table:table-cell office:value-type="string" calcext:value-type="string">
            <text:p>Indian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tate House</text:p>
          </table:table-cell>
          <table:table-cell office:value-type="float" office:value="1345862" calcext:value-type="float">
            <text:p>1345862</text:p>
          </table:table-cell>
          <table:table-cell office:value-type="float" office:value="1001290" calcext:value-type="float">
            <text:p>1001290</text:p>
          </table:table-cell>
          <table:table-cell office:value-type="float" office:value="2372926" calcext:value-type="float">
            <text:p>2,372,926</text:p>
          </table:table-cell>
          <table:table-cell office:value-type="string" calcext:value-type="string">
            <text:p>Generic D</text:p>
          </table:table-cell>
          <table:table-cell table:formula="of:=MEDIAN([.E$53:.E$59])" office:value-type="float" office:value="1345862" calcext:value-type="float">
            <text:p>1345862</text:p>
          </table:table-cell>
          <table:table-cell table:formula="of:=MEDIAN([.F$53:.F$59])" office:value-type="float" office:value="1152887" calcext:value-type="float">
            <text:p>1152887</text:p>
          </table:table-cell>
          <table:table-cell table:formula="of:=[.E59]-[.I59]" office:value-type="float" office:value="0" calcext:value-type="float">
            <text:p>0</text:p>
          </table:table-cell>
          <table:table-cell table:formula="of:=[.F59]-[.J59]" office:value-type="float" office:value="-151597" calcext:value-type="float">
            <text:p>-151597</text:p>
          </table:table-cell>
          <table:table-cell table:formula="of:=[.K59]-[.L59]" office:value-type="float" office:value="151597" calcext:value-type="float">
            <text:p>151597</text:p>
          </table:table-cell>
          <table:table-cell table:formula="of:=[.K59]/[.$G59]" office:value-type="float" office:value="0" calcext:value-type="float">
            <text:p>0</text:p>
          </table:table-cell>
          <table:table-cell table:formula="of:=[.L59]/[.$G59]" office:value-type="float" office:value="-0.0638861051714213" calcext:value-type="float">
            <text:p>-0.063886105171421</text:p>
          </table:table-cell>
          <table:table-cell table:formula="of:=[.M59]/[.G59]" office:value-type="float" office:value="0.0638861051714213" calcext:value-type="float">
            <text:p>0.063886105171421</text:p>
          </table:table-cell>
          <table:table-cell table:formula="of:=[.M59]/MAX(1;SQRT(ABS([.M59])))" office:value-type="float" office:value="389.354594168349" calcext:value-type="float">
            <text:p>389.354594168349</text:p>
          </table:table-cell>
        </table:table-row>
        <table:table-row table:style-name="ro1">
          <table:table-cell office:value-type="string" calcext:value-type="string">
            <text:p>Nikki Haley</text:p>
          </table:table-cell>
          <table:table-cell office:value-type="string" calcext:value-type="string">
            <text:p>South Carolin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Governor</text:p>
          </table:table-cell>
          <table:table-cell office:value-type="float" office:value="696645" calcext:value-type="float">
            <text:p>696645</text:p>
          </table:table-cell>
          <table:table-cell office:value-type="float" office:value="516166" calcext:value-type="float">
            <text:p>516166</text:p>
          </table:table-cell>
          <table:table-cell table:style-name="Default" office:value-type="float" office:value="1246301" calcext:value-type="float">
            <text:p>1246301</text:p>
          </table:table-cell>
          <table:table-cell office:value-type="string" calcext:value-type="string">
            <text:p>Vincent Shaheen</text:p>
          </table:table-cell>
          <table:table-cell table:formula="of:=MEDIAN([.E$60:.E$68])" office:value-type="float" office:value="728549" calcext:value-type="float">
            <text:p>728549</text:p>
          </table:table-cell>
          <table:table-cell table:formula="of:=MEDIAN([.F$60:.F$68])" office:value-type="float" office:value="486058" calcext:value-type="float">
            <text:p>486058</text:p>
          </table:table-cell>
          <table:table-cell table:formula="of:=[.E60]-[.I60]" office:value-type="float" office:value="-31904" calcext:value-type="float">
            <text:p>-31904</text:p>
          </table:table-cell>
          <table:table-cell table:formula="of:=[.F60]-[.J60]" office:value-type="float" office:value="30108" calcext:value-type="float">
            <text:p>30108</text:p>
          </table:table-cell>
          <table:table-cell table:formula="of:=[.K60]-[.L60]" office:value-type="float" office:value="-62012" calcext:value-type="float">
            <text:p>-62012</text:p>
          </table:table-cell>
          <table:table-cell table:formula="of:=[.K60]/[.$G60]" office:value-type="float" office:value="-0.0255989524200013" calcext:value-type="float">
            <text:p>-0.025598952420001</text:p>
          </table:table-cell>
          <table:table-cell table:formula="of:=[.L60]/[.$G60]" office:value-type="float" office:value="0.0241578880222354" calcext:value-type="float">
            <text:p>0.024157888022235</text:p>
          </table:table-cell>
          <table:table-cell table:formula="of:=[.M60]/[.G60]" office:value-type="float" office:value="-0.0497568404422367" calcext:value-type="float">
            <text:p>-0.049756840442237</text:p>
          </table:table-cell>
          <table:table-cell table:formula="of:=[.M60]/MAX(1;SQRT(ABS([.M60])))" office:value-type="float" office:value="-249.022087373791" calcext:value-type="float">
            <text:p>-249.022087373791</text:p>
          </table:table-cell>
        </table:table-row>
        <table:table-row table:style-name="ro1">
          <table:table-cell office:value-type="string" calcext:value-type="string">
            <text:p>Henry McMaster</text:p>
          </table:table-cell>
          <table:table-cell office:value-type="string" calcext:value-type="string">
            <text:p>South Carolin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Lieutenant Governor</text:p>
          </table:table-cell>
          <table:table-cell office:value-type="float" office:value="726821" calcext:value-type="float">
            <text:p>726821</text:p>
          </table:table-cell>
          <table:table-cell office:value-type="float" office:value="508807" calcext:value-type="float">
            <text:p>508807</text:p>
          </table:table-cell>
          <table:table-cell table:style-name="Default" office:value-type="float" office:value="1237142" calcext:value-type="float">
            <text:p>1237142</text:p>
          </table:table-cell>
          <table:table-cell office:value-type="string" calcext:value-type="string">
            <text:p>Bakari Sellers</text:p>
          </table:table-cell>
          <table:table-cell table:formula="of:=MEDIAN([.E$60:.E$68])" office:value-type="float" office:value="728549" calcext:value-type="float">
            <text:p>728549</text:p>
          </table:table-cell>
          <table:table-cell table:formula="of:=MEDIAN([.F$60:.F$68])" office:value-type="float" office:value="486058" calcext:value-type="float">
            <text:p>486058</text:p>
          </table:table-cell>
          <table:table-cell table:formula="of:=[.E61]-[.I61]" office:value-type="float" office:value="-1728" calcext:value-type="float">
            <text:p>-1728</text:p>
          </table:table-cell>
          <table:table-cell table:formula="of:=[.F61]-[.J61]" office:value-type="float" office:value="22749" calcext:value-type="float">
            <text:p>22749</text:p>
          </table:table-cell>
          <table:table-cell table:formula="of:=[.K61]-[.L61]" office:value-type="float" office:value="-24477" calcext:value-type="float">
            <text:p>-24477</text:p>
          </table:table-cell>
          <table:table-cell table:formula="of:=[.K61]/[.$G61]" office:value-type="float" office:value="-0.00139676771138641" calcext:value-type="float">
            <text:p>-0.001396767711386</text:p>
          </table:table-cell>
          <table:table-cell table:formula="of:=[.L61]/[.$G61]" office:value-type="float" office:value="0.0183883499226443" calcext:value-type="float">
            <text:p>0.018388349922644</text:p>
          </table:table-cell>
          <table:table-cell table:formula="of:=[.M61]/[.G61]" office:value-type="float" office:value="-0.0197851176340307" calcext:value-type="float">
            <text:p>-0.019785117634031</text:p>
          </table:table-cell>
          <table:table-cell table:formula="of:=[.M61]/MAX(1;SQRT(ABS([.M61])))" office:value-type="float" office:value="-156.451270368764" calcext:value-type="float">
            <text:p>-156.451270368764</text:p>
          </table:table-cell>
        </table:table-row>
        <table:table-row table:style-name="ro1">
          <table:table-cell office:value-type="string" calcext:value-type="string">
            <text:p>Alan Wilson</text:p>
          </table:table-cell>
          <table:table-cell office:value-type="string" calcext:value-type="string">
            <text:p>South Carolin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Attorney General</text:p>
          </table:table-cell>
          <table:table-cell office:value-type="float" office:value="738434" calcext:value-type="float">
            <text:p>738434</text:p>
          </table:table-cell>
          <table:table-cell office:value-type="float" office:value="486058" calcext:value-type="float">
            <text:p>486058</text:p>
          </table:table-cell>
          <table:table-cell table:style-name="Default" office:value-type="float" office:value="1225371" calcext:value-type="float">
            <text:p>1225371</text:p>
          </table:table-cell>
          <table:table-cell office:value-type="string" calcext:value-type="string">
            <text:p>Parnell Diggs</text:p>
          </table:table-cell>
          <table:table-cell table:formula="of:=MEDIAN([.E$60:.E$68])" office:value-type="float" office:value="728549" calcext:value-type="float">
            <text:p>728549</text:p>
          </table:table-cell>
          <table:table-cell table:formula="of:=MEDIAN([.F$60:.F$68])" office:value-type="float" office:value="486058" calcext:value-type="float">
            <text:p>486058</text:p>
          </table:table-cell>
          <table:table-cell table:formula="of:=[.E62]-[.I62]" office:value-type="float" office:value="9885" calcext:value-type="float">
            <text:p>9885</text:p>
          </table:table-cell>
          <table:table-cell table:formula="of:=[.F62]-[.J62]" office:value-type="float" office:value="0" calcext:value-type="float">
            <text:p>0</text:p>
          </table:table-cell>
          <table:table-cell table:formula="of:=[.K62]-[.L62]" office:value-type="float" office:value="9885" calcext:value-type="float">
            <text:p>9885</text:p>
          </table:table-cell>
          <table:table-cell table:formula="of:=[.K62]/[.$G62]" office:value-type="float" office:value="0.00806694462330184" calcext:value-type="float">
            <text:p>0.008066944623302</text:p>
          </table:table-cell>
          <table:table-cell table:formula="of:=[.L62]/[.$G62]" office:value-type="float" office:value="0" calcext:value-type="float">
            <text:p>0</text:p>
          </table:table-cell>
          <table:table-cell table:formula="of:=[.M62]/[.G62]" office:value-type="float" office:value="0.00806694462330184" calcext:value-type="float">
            <text:p>0.008066944623302</text:p>
          </table:table-cell>
          <table:table-cell table:formula="of:=[.M62]/MAX(1;SQRT(ABS([.M62])))" office:value-type="float" office:value="99.4233373006559" calcext:value-type="float">
            <text:p>99.4233373006559</text:p>
          </table:table-cell>
        </table:table-row>
        <table:table-row table:style-name="ro1">
          <table:table-cell office:value-type="string" calcext:value-type="string">
            <text:p>Mark Hammond</text:p>
          </table:table-cell>
          <table:table-cell office:value-type="string" calcext:value-type="string">
            <text:p>South Carolin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ecretary of State</text:p>
          </table:table-cell>
          <table:table-cell office:value-type="float" office:value="730739" calcext:value-type="float">
            <text:p>730739</text:p>
          </table:table-cell>
          <table:table-cell office:value-type="float" office:value="496344" calcext:value-type="float">
            <text:p>496344</text:p>
          </table:table-cell>
          <table:table-cell table:style-name="Default" office:value-type="float" office:value="1227871" calcext:value-type="float">
            <text:p>1227871</text:p>
          </table:table-cell>
          <table:table-cell office:value-type="string" calcext:value-type="string">
            <text:p>Ginny Deerin</text:p>
          </table:table-cell>
          <table:table-cell table:formula="of:=MEDIAN([.E$60:.E$68])" office:value-type="float" office:value="728549" calcext:value-type="float">
            <text:p>728549</text:p>
          </table:table-cell>
          <table:table-cell table:formula="of:=MEDIAN([.F$60:.F$68])" office:value-type="float" office:value="486058" calcext:value-type="float">
            <text:p>486058</text:p>
          </table:table-cell>
          <table:table-cell table:formula="of:=[.E63]-[.I63]" office:value-type="float" office:value="2190" calcext:value-type="float">
            <text:p>2190</text:p>
          </table:table-cell>
          <table:table-cell table:formula="of:=[.F63]-[.J63]" office:value-type="float" office:value="10286" calcext:value-type="float">
            <text:p>10286</text:p>
          </table:table-cell>
          <table:table-cell table:formula="of:=[.K63]-[.L63]" office:value-type="float" office:value="-8096" calcext:value-type="float">
            <text:p>-8096</text:p>
          </table:table-cell>
          <table:table-cell table:formula="of:=[.K63]/[.$G63]" office:value-type="float" office:value="0.00178357498466858" calcext:value-type="float">
            <text:p>0.001783574984669</text:p>
          </table:table-cell>
          <table:table-cell table:formula="of:=[.L63]/[.$G63]" office:value-type="float" office:value="0.00837710150333382" calcext:value-type="float">
            <text:p>0.008377101503334</text:p>
          </table:table-cell>
          <table:table-cell table:formula="of:=[.M63]/[.G63]" office:value-type="float" office:value="-0.00659352651866523" calcext:value-type="float">
            <text:p>-0.006593526518665</text:p>
          </table:table-cell>
          <table:table-cell table:formula="of:=[.M63]/MAX(1;SQRT(ABS([.M63])))" office:value-type="float" office:value="-89.9777750336159" calcext:value-type="float">
            <text:p>-89.9777750336159</text:p>
          </table:table-cell>
        </table:table-row>
        <table:table-row table:style-name="ro1">
          <table:table-cell office:value-type="string" calcext:value-type="string">
            <text:p>Richard Eckstrom</text:p>
          </table:table-cell>
          <table:table-cell office:value-type="string" calcext:value-type="string">
            <text:p>South Carolin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Comptroller General</text:p>
          </table:table-cell>
          <table:table-cell office:value-type="float" office:value="728549" calcext:value-type="float">
            <text:p>728549</text:p>
          </table:table-cell>
          <table:table-cell office:value-type="float" office:value="489066" calcext:value-type="float">
            <text:p>489066</text:p>
          </table:table-cell>
          <table:table-cell table:style-name="Default" office:value-type="float" office:value="1218308" calcext:value-type="float">
            <text:p>1218308</text:p>
          </table:table-cell>
          <table:table-cell office:value-type="string" calcext:value-type="string">
            <text:p>Kyle Herbert</text:p>
          </table:table-cell>
          <table:table-cell table:formula="of:=MEDIAN([.E$60:.E$68])" office:value-type="float" office:value="728549" calcext:value-type="float">
            <text:p>728549</text:p>
          </table:table-cell>
          <table:table-cell table:formula="of:=MEDIAN([.F$60:.F$68])" office:value-type="float" office:value="486058" calcext:value-type="float">
            <text:p>486058</text:p>
          </table:table-cell>
          <table:table-cell table:formula="of:=[.E64]-[.I64]" office:value-type="float" office:value="0" calcext:value-type="float">
            <text:p>0</text:p>
          </table:table-cell>
          <table:table-cell table:formula="of:=[.F64]-[.J64]" office:value-type="float" office:value="3008" calcext:value-type="float">
            <text:p>3008</text:p>
          </table:table-cell>
          <table:table-cell table:formula="of:=[.K64]-[.L64]" office:value-type="float" office:value="-3008" calcext:value-type="float">
            <text:p>-3008</text:p>
          </table:table-cell>
          <table:table-cell table:formula="of:=[.K64]/[.$G64]" office:value-type="float" office:value="0" calcext:value-type="float">
            <text:p>0</text:p>
          </table:table-cell>
          <table:table-cell table:formula="of:=[.L64]/[.$G64]" office:value-type="float" office:value="0.00246899798737265" calcext:value-type="float">
            <text:p>0.002468997987373</text:p>
          </table:table-cell>
          <table:table-cell table:formula="of:=[.M64]/[.G64]" office:value-type="float" office:value="-0.00246899798737265" calcext:value-type="float">
            <text:p>-0.002468997987373</text:p>
          </table:table-cell>
          <table:table-cell table:formula="of:=[.M64]/MAX(1;SQRT(ABS([.M64])))" office:value-type="float" office:value="-54.8452368032084" calcext:value-type="float">
            <text:p>-54.8452368032084</text:p>
          </table:table-cell>
        </table:table-row>
        <table:table-row table:style-name="ro1">
          <table:table-cell office:value-type="string" calcext:value-type="string">
            <text:p>Molly Spearman</text:p>
          </table:table-cell>
          <table:table-cell office:value-type="string" calcext:value-type="string">
            <text:p>South Carolin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uperintendant</text:p>
          </table:table-cell>
          <table:table-cell office:value-type="float" office:value="699081" calcext:value-type="float">
            <text:p>699081</text:p>
          </table:table-cell>
          <table:table-cell office:value-type="float" office:value="476358" calcext:value-type="float">
            <text:p>476358</text:p>
          </table:table-cell>
          <table:table-cell table:style-name="Default" office:value-type="float" office:value="1227189" calcext:value-type="float">
            <text:p>1227189</text:p>
          </table:table-cell>
          <table:table-cell office:value-type="string" calcext:value-type="string">
            <text:p>.</text:p>
          </table:table-cell>
          <table:table-cell table:formula="of:=MEDIAN([.E$60:.E$68])" office:value-type="float" office:value="728549" calcext:value-type="float">
            <text:p>728549</text:p>
          </table:table-cell>
          <table:table-cell table:formula="of:=MEDIAN([.F$60:.F$68])" office:value-type="float" office:value="486058" calcext:value-type="float">
            <text:p>486058</text:p>
          </table:table-cell>
          <table:table-cell table:formula="of:=[.E65]-[.I65]" office:value-type="float" office:value="-29468" calcext:value-type="float">
            <text:p>-29468</text:p>
          </table:table-cell>
          <table:table-cell table:formula="of:=[.F65]-[.J65]" office:value-type="float" office:value="-9700" calcext:value-type="float">
            <text:p>-9700</text:p>
          </table:table-cell>
          <table:table-cell table:formula="of:=[.K65]-[.L65]" office:value-type="float" office:value="-19768" calcext:value-type="float">
            <text:p>-19768</text:p>
          </table:table-cell>
          <table:table-cell table:formula="of:=[.K65]/[.$G65]" office:value-type="float" office:value="-0.0240126011559752" calcext:value-type="float">
            <text:p>-0.024012601155975</text:p>
          </table:table-cell>
          <table:table-cell table:formula="of:=[.L65]/[.$G65]" office:value-type="float" office:value="-0.00790424294872265" calcext:value-type="float">
            <text:p>-0.007904242948723</text:p>
          </table:table-cell>
          <table:table-cell table:formula="of:=[.M65]/[.G65]" office:value-type="float" office:value="-0.0161083582072525" calcext:value-type="float">
            <text:p>-0.016108358207253</text:p>
          </table:table-cell>
          <table:table-cell table:formula="of:=[.M65]/MAX(1;SQRT(ABS([.M65])))" office:value-type="float" office:value="-140.598719766575" calcext:value-type="float">
            <text:p>-140.598719766575</text:p>
          </table:table-cell>
        </table:table-row>
        <table:table-row table:style-name="ro1">
          <table:table-cell office:value-type="string" calcext:value-type="string">
            <text:p>Tim Scott</text:p>
          </table:table-cell>
          <table:table-cell office:value-type="string" calcext:value-type="string">
            <text:p>South Carolin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enator</text:p>
          </table:table-cell>
          <table:table-cell office:value-type="float" office:value="757215" calcext:value-type="float">
            <text:p>757215</text:p>
          </table:table-cell>
          <table:table-cell office:value-type="float" office:value="459583" calcext:value-type="float">
            <text:p>459583</text:p>
          </table:table-cell>
          <table:table-cell table:style-name="Default" table:formula="of:=[.E66]/0.611" office:value-type="float" office:value="1239304.41898527" calcext:value-type="float">
            <text:p>1239304.41898527</text:p>
          </table:table-cell>
          <table:table-cell office:value-type="string" calcext:value-type="string">
            <text:p>Joyce Dickerson</text:p>
          </table:table-cell>
          <table:table-cell table:formula="of:=MEDIAN([.E$60:.E$68])" office:value-type="float" office:value="728549" calcext:value-type="float">
            <text:p>728549</text:p>
          </table:table-cell>
          <table:table-cell table:formula="of:=MEDIAN([.F$60:.F$68])" office:value-type="float" office:value="486058" calcext:value-type="float">
            <text:p>486058</text:p>
          </table:table-cell>
          <table:table-cell table:formula="of:=[.E66]-[.I66]" office:value-type="float" office:value="28666" calcext:value-type="float">
            <text:p>28666</text:p>
          </table:table-cell>
          <table:table-cell table:formula="of:=[.F66]-[.J66]" office:value-type="float" office:value="-26475" calcext:value-type="float">
            <text:p>-26475</text:p>
          </table:table-cell>
          <table:table-cell table:formula="of:=[.K66]-[.L66]" office:value-type="float" office:value="55141" calcext:value-type="float">
            <text:p>55141</text:p>
          </table:table-cell>
          <table:table-cell table:formula="of:=[.K66]/[.$G66]" office:value-type="float" office:value="0.0231307171675152" calcext:value-type="float">
            <text:p>0.023130717167515</text:p>
          </table:table-cell>
          <table:table-cell table:formula="of:=[.L66]/[.$G66]" office:value-type="float" office:value="-0.0213627899605792" calcext:value-type="float">
            <text:p>-0.021362789960579</text:p>
          </table:table-cell>
          <table:table-cell table:formula="of:=[.M66]/[.G66]" office:value-type="float" office:value="0.0444935071280944" calcext:value-type="float">
            <text:p>0.044493507128094</text:p>
          </table:table-cell>
          <table:table-cell table:formula="of:=[.M66]/MAX(1;SQRT(ABS([.M66])))" office:value-type="float" office:value="234.821208582189" calcext:value-type="float">
            <text:p>234.821208582189</text:p>
          </table:table-cell>
        </table:table-row>
        <table:table-row table:style-name="ro1">
          <table:table-cell office:value-type="string" calcext:value-type="string">
            <text:p>Lindsey Graham</text:p>
          </table:table-cell>
          <table:table-cell office:value-type="string" calcext:value-type="string">
            <text:p>South Carolin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enator</text:p>
          </table:table-cell>
          <table:table-cell office:value-type="float" office:value="672942" calcext:value-type="float">
            <text:p>672942</text:p>
          </table:table-cell>
          <table:table-cell office:value-type="float" office:value="480933" calcext:value-type="float">
            <text:p>480933</text:p>
          </table:table-cell>
          <table:table-cell table:style-name="Default" office:value-type="float" office:value="1240075" calcext:value-type="float">
            <text:p>1240075</text:p>
          </table:table-cell>
          <table:table-cell office:value-type="string" calcext:value-type="string">
            <text:p>Brad Hutto</text:p>
          </table:table-cell>
          <table:table-cell table:formula="of:=MEDIAN([.E$60:.E$68])" office:value-type="float" office:value="728549" calcext:value-type="float">
            <text:p>728549</text:p>
          </table:table-cell>
          <table:table-cell table:formula="of:=MEDIAN([.F$60:.F$68])" office:value-type="float" office:value="486058" calcext:value-type="float">
            <text:p>486058</text:p>
          </table:table-cell>
          <table:table-cell table:formula="of:=[.E67]-[.I67]" office:value-type="float" office:value="-55607" calcext:value-type="float">
            <text:p>-55607</text:p>
          </table:table-cell>
          <table:table-cell table:formula="of:=[.F67]-[.J67]" office:value-type="float" office:value="-5125" calcext:value-type="float">
            <text:p>-5125</text:p>
          </table:table-cell>
          <table:table-cell table:formula="of:=[.K67]-[.L67]" office:value-type="float" office:value="-50482" calcext:value-type="float">
            <text:p>-50482</text:p>
          </table:table-cell>
          <table:table-cell table:formula="of:=[.K67]/[.$G67]" office:value-type="float" office:value="-0.0448416426425821" calcext:value-type="float">
            <text:p>-0.044841642642582</text:p>
          </table:table-cell>
          <table:table-cell table:formula="of:=[.L67]/[.$G67]" office:value-type="float" office:value="-0.00413281454750721" calcext:value-type="float">
            <text:p>-0.004132814547507</text:p>
          </table:table-cell>
          <table:table-cell table:formula="of:=[.M67]/[.G67]" office:value-type="float" office:value="-0.0407088280950749" calcext:value-type="float">
            <text:p>-0.040708828095075</text:p>
          </table:table-cell>
          <table:table-cell table:formula="of:=[.M67]/MAX(1;SQRT(ABS([.M67])))" office:value-type="float" office:value="-224.681997498687" calcext:value-type="float">
            <text:p>-224.681997498687</text:p>
          </table:table-cell>
        </table:table-row>
        <table:table-row table:style-name="ro1">
          <table:table-cell office:value-type="string" calcext:value-type="string">
            <text:p>Generic R</text:p>
          </table:table-cell>
          <table:table-cell office:value-type="string" calcext:value-type="string">
            <text:p>South Carolin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House of Representatives</text:p>
          </table:table-cell>
          <table:table-cell office:value-type="float" office:value="734456" calcext:value-type="float">
            <text:p>734456</text:p>
          </table:table-cell>
          <table:table-cell office:value-type="float" office:value="382208" calcext:value-type="float">
            <text:p>382208</text:p>
          </table:table-cell>
          <table:table-cell table:style-name="Default" office:value-type="float" office:value="1155782" calcext:value-type="float">
            <text:p>1155782</text:p>
          </table:table-cell>
          <table:table-cell office:value-type="string" calcext:value-type="string">
            <text:p>Generic D</text:p>
          </table:table-cell>
          <table:table-cell table:formula="of:=MEDIAN([.E$60:.E$68])" office:value-type="float" office:value="728549" calcext:value-type="float">
            <text:p>728549</text:p>
          </table:table-cell>
          <table:table-cell table:formula="of:=MEDIAN([.F$60:.F$68])" office:value-type="float" office:value="486058" calcext:value-type="float">
            <text:p>486058</text:p>
          </table:table-cell>
          <table:table-cell table:formula="of:=[.E68]-[.I68]" office:value-type="float" office:value="5907" calcext:value-type="float">
            <text:p>5907</text:p>
          </table:table-cell>
          <table:table-cell table:formula="of:=[.F68]-[.J68]" office:value-type="float" office:value="-103850" calcext:value-type="float">
            <text:p>-103850</text:p>
          </table:table-cell>
          <table:table-cell table:formula="of:=[.K68]-[.L68]" office:value-type="float" office:value="109757" calcext:value-type="float">
            <text:p>109757</text:p>
          </table:table-cell>
          <table:table-cell table:formula="of:=[.K68]/[.$G68]" office:value-type="float" office:value="0.00511082539786915" calcext:value-type="float">
            <text:p>0.005110825397869</text:p>
          </table:table-cell>
          <table:table-cell table:formula="of:=[.L68]/[.$G68]" office:value-type="float" office:value="-0.0898525846569682" calcext:value-type="float">
            <text:p>-0.089852584656968</text:p>
          </table:table-cell>
          <table:table-cell table:formula="of:=[.M68]/[.G68]" office:value-type="float" office:value="0.0949634100548373" calcext:value-type="float">
            <text:p>0.094963410054837</text:p>
          </table:table-cell>
          <table:table-cell table:formula="of:=[.M68]/MAX(1;SQRT(ABS([.M68])))" office:value-type="float" office:value="331.295940210562" calcext:value-type="float">
            <text:p>331.295940210562</text:p>
          </table:table-cell>
        </table:table-row>
        <table:table-row table:style-name="ro1">
          <table:table-cell office:value-type="string" calcext:value-type="string">
            <text:p>Doug Burgum</text:p>
          </table:table-cell>
          <table:table-cell office:value-type="string" calcext:value-type="string">
            <text:p>North Dakot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Governor</text:p>
          </table:table-cell>
          <table:table-cell office:value-type="float" office:value="235479" calcext:value-type="float">
            <text:p>235479</text:p>
          </table:table-cell>
          <table:table-cell office:value-type="float" office:value="90789" calcext:value-type="float">
            <text:p>90789</text:p>
          </table:table-cell>
          <table:table-cell office:value-type="float" office:value="357659" calcext:value-type="float">
            <text:p>357,659</text:p>
          </table:table-cell>
          <table:table-cell office:value-type="string" calcext:value-type="string">
            <text:p>Shelley Lenz</text:p>
          </table:table-cell>
          <table:table-cell table:formula="of:=MEDIAN([.E$69:.E$74])" office:value-type="float" office:value="234886" calcext:value-type="float">
            <text:p>234886</text:p>
          </table:table-cell>
          <table:table-cell table:formula="of:=MEDIAN([.F$69:.F$74])" office:value-type="float" office:value="104231.5" calcext:value-type="float">
            <text:p>104231.5</text:p>
          </table:table-cell>
          <table:table-cell table:formula="of:=[.E69]-[.I69]" office:value-type="float" office:value="593" calcext:value-type="float">
            <text:p>593</text:p>
          </table:table-cell>
          <table:table-cell table:formula="of:=[.F69]-[.J69]" office:value-type="float" office:value="-13442.5" calcext:value-type="float">
            <text:p>-13442.5</text:p>
          </table:table-cell>
          <table:table-cell table:formula="of:=[.K69]-[.L69]" office:value-type="float" office:value="14035.5" calcext:value-type="float">
            <text:p>14035.5</text:p>
          </table:table-cell>
          <table:table-cell table:formula="of:=[.K69]/[.$G69]" office:value-type="float" office:value="0.00165800385283189" calcext:value-type="float">
            <text:p>0.001658003852832</text:p>
          </table:table-cell>
          <table:table-cell table:formula="of:=[.L69]/[.$G69]" office:value-type="float" office:value="-0.0375846826166824" calcext:value-type="float">
            <text:p>-0.037584682616682</text:p>
          </table:table-cell>
          <table:table-cell table:formula="of:=[.M69]/[.G69]" office:value-type="float" office:value="0.0392426864695143" calcext:value-type="float">
            <text:p>0.039242686469514</text:p>
          </table:table-cell>
          <table:table-cell table:formula="of:=[.M69]/MAX(1;SQRT(ABS([.M69])))" office:value-type="float" office:value="118.471515563869" calcext:value-type="float">
            <text:p>118.471515563869</text:p>
          </table:table-cell>
        </table:table-row>
        <table:table-row table:style-name="ro1">
          <table:table-cell office:value-type="string" calcext:value-type="string">
            <text:p>T.Ref</text:p>
          </table:table-cell>
          <table:table-cell office:value-type="string" calcext:value-type="string">
            <text:p>North Dakot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Presidency</text:p>
          </table:table-cell>
          <table:table-cell office:value-type="float" office:value="235595" calcext:value-type="float">
            <text:p>235595</text:p>
          </table:table-cell>
          <table:table-cell office:value-type="float" office:value="114902" calcext:value-type="float">
            <text:p>114902</text:p>
          </table:table-cell>
          <table:table-cell office:value-type="float" office:value="361819" calcext:value-type="float">
            <text:p>361,819</text:p>
          </table:table-cell>
          <table:table-cell office:value-type="string" calcext:value-type="string">
            <text:p>Biden</text:p>
          </table:table-cell>
          <table:table-cell table:formula="of:=MEDIAN([.E$69:.E$74])" office:value-type="float" office:value="234886" calcext:value-type="float">
            <text:p>234886</text:p>
          </table:table-cell>
          <table:table-cell table:formula="of:=MEDIAN([.F$69:.F$74])" office:value-type="float" office:value="104231.5" calcext:value-type="float">
            <text:p>104231.5</text:p>
          </table:table-cell>
          <table:table-cell table:formula="of:=[.E70]-[.I70]" office:value-type="float" office:value="709" calcext:value-type="float">
            <text:p>709</text:p>
          </table:table-cell>
          <table:table-cell table:formula="of:=[.F70]-[.J70]" office:value-type="float" office:value="10670.5" calcext:value-type="float">
            <text:p>10670.5</text:p>
          </table:table-cell>
          <table:table-cell table:formula="of:=[.K70]-[.L70]" office:value-type="float" office:value="-9961.5" calcext:value-type="float">
            <text:p>-9961.5</text:p>
          </table:table-cell>
          <table:table-cell table:formula="of:=[.K70]/[.$G70]" office:value-type="float" office:value="0.00195954330756538" calcext:value-type="float">
            <text:p>0.001959543307565</text:p>
          </table:table-cell>
          <table:table-cell table:formula="of:=[.L70]/[.$G70]" office:value-type="float" office:value="0.0294912649695013" calcext:value-type="float">
            <text:p>0.029491264969501</text:p>
          </table:table-cell>
          <table:table-cell table:formula="of:=[.M70]/[.G70]" office:value-type="float" office:value="-0.0275317216619359" calcext:value-type="float">
            <text:p>-0.027531721661936</text:p>
          </table:table-cell>
          <table:table-cell table:formula="of:=[.M70]/MAX(1;SQRT(ABS([.M70])))" office:value-type="float" office:value="-99.807314361223" calcext:value-type="float">
            <text:p>-99.807314361223</text:p>
          </table:table-cell>
        </table:table-row>
        <table:table-row table:style-name="ro1">
          <table:table-cell office:value-type="string" calcext:value-type="string">
            <text:p>Kelly Armstrong</text:p>
          </table:table-cell>
          <table:table-cell office:value-type="string" calcext:value-type="string">
            <text:p>North Dakot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Representative</text:p>
          </table:table-cell>
          <table:table-cell office:value-type="float" office:value="245229" calcext:value-type="float">
            <text:p>245229</text:p>
          </table:table-cell>
          <table:table-cell office:value-type="float" office:value="97970" calcext:value-type="float">
            <text:p>97970</text:p>
          </table:table-cell>
          <table:table-cell office:value-type="float" office:value="355598" calcext:value-type="float">
            <text:p>355,598</text:p>
          </table:table-cell>
          <table:table-cell office:value-type="string" calcext:value-type="string">
            <text:p>Zak Reknerud</text:p>
          </table:table-cell>
          <table:table-cell table:formula="of:=MEDIAN([.E$69:.E$74])" office:value-type="float" office:value="234886" calcext:value-type="float">
            <text:p>234886</text:p>
          </table:table-cell>
          <table:table-cell table:formula="of:=MEDIAN([.F$69:.F$74])" office:value-type="float" office:value="104231.5" calcext:value-type="float">
            <text:p>104231.5</text:p>
          </table:table-cell>
          <table:table-cell table:formula="of:=[.E71]-[.I71]" office:value-type="float" office:value="10343" calcext:value-type="float">
            <text:p>10343</text:p>
          </table:table-cell>
          <table:table-cell table:formula="of:=[.F71]-[.J71]" office:value-type="float" office:value="-6261.5" calcext:value-type="float">
            <text:p>-6261.5</text:p>
          </table:table-cell>
          <table:table-cell table:formula="of:=[.K71]-[.L71]" office:value-type="float" office:value="16604.5" calcext:value-type="float">
            <text:p>16604.5</text:p>
          </table:table-cell>
          <table:table-cell table:formula="of:=[.K71]/[.$G71]" office:value-type="float" office:value="0.0290862153330446" calcext:value-type="float">
            <text:p>0.029086215333045</text:p>
          </table:table-cell>
          <table:table-cell table:formula="of:=[.L71]/[.$G71]" office:value-type="float" office:value="-0.0176083667512191" calcext:value-type="float">
            <text:p>-0.017608366751219</text:p>
          </table:table-cell>
          <table:table-cell table:formula="of:=[.M71]/[.G71]" office:value-type="float" office:value="0.0466945820842637" calcext:value-type="float">
            <text:p>0.046694582084264</text:p>
          </table:table-cell>
          <table:table-cell table:formula="of:=[.M71]/MAX(1;SQRT(ABS([.M71])))" office:value-type="float" office:value="128.858449470727" calcext:value-type="float">
            <text:p>128.858449470727</text:p>
          </table:table-cell>
        </table:table-row>
        <table:table-row table:style-name="ro1">
          <table:table-cell office:value-type="string" calcext:value-type="string">
            <text:p>Josh Gallon</text:p>
          </table:table-cell>
          <table:table-cell office:value-type="string" calcext:value-type="string">
            <text:p>North Dakot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State Auditor</text:p>
          </table:table-cell>
          <table:table-cell office:value-type="float" office:value="234293" calcext:value-type="float">
            <text:p>234293</text:p>
          </table:table-cell>
          <table:table-cell office:value-type="float" office:value="111243" calcext:value-type="float">
            <text:p>111243</text:p>
          </table:table-cell>
          <table:table-cell office:value-type="float" office:value="346115" calcext:value-type="float">
            <text:p>346,115</text:p>
          </table:table-cell>
          <table:table-cell office:value-type="string" calcext:value-type="string">
            <text:p>Patrick Hart</text:p>
          </table:table-cell>
          <table:table-cell table:formula="of:=MEDIAN([.E$69:.E$74])" office:value-type="float" office:value="234886" calcext:value-type="float">
            <text:p>234886</text:p>
          </table:table-cell>
          <table:table-cell table:formula="of:=MEDIAN([.F$69:.F$74])" office:value-type="float" office:value="104231.5" calcext:value-type="float">
            <text:p>104231.5</text:p>
          </table:table-cell>
          <table:table-cell table:formula="of:=[.E72]-[.I72]" office:value-type="float" office:value="-593" calcext:value-type="float">
            <text:p>-593</text:p>
          </table:table-cell>
          <table:table-cell table:formula="of:=[.F72]-[.J72]" office:value-type="float" office:value="7011.5" calcext:value-type="float">
            <text:p>7011.5</text:p>
          </table:table-cell>
          <table:table-cell table:formula="of:=[.K72]-[.L72]" office:value-type="float" office:value="-7604.5" calcext:value-type="float">
            <text:p>-7604.5</text:p>
          </table:table-cell>
          <table:table-cell table:formula="of:=[.K72]/[.$G72]" office:value-type="float" office:value="-0.00171330338182396" calcext:value-type="float">
            <text:p>-0.001713303381824</text:p>
          </table:table-cell>
          <table:table-cell table:formula="of:=[.L72]/[.$G72]" office:value-type="float" office:value="0.0202577178105543" calcext:value-type="float">
            <text:p>0.020257717810554</text:p>
          </table:table-cell>
          <table:table-cell table:formula="of:=[.M72]/[.G72]" office:value-type="float" office:value="-0.0219710211923783" calcext:value-type="float">
            <text:p>-0.021971021192378</text:p>
          </table:table-cell>
          <table:table-cell table:formula="of:=[.M72]/MAX(1;SQRT(ABS([.M72])))" office:value-type="float" office:value="-87.2037843215534" calcext:value-type="float">
            <text:p>-87.2037843215534</text:p>
          </table:table-cell>
        </table:table-row>
        <table:table-row table:style-name="ro1">
          <table:table-cell office:value-type="string" calcext:value-type="string">
            <text:p>Brian Kroshus</text:p>
          </table:table-cell>
          <table:table-cell office:value-type="string" calcext:value-type="string">
            <text:p>North Dakot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Public Service Commissioner</text:p>
          </table:table-cell>
          <table:table-cell office:value-type="float" office:value="231898" calcext:value-type="float">
            <text:p>231898</text:p>
          </table:table-cell>
          <table:table-cell office:value-type="float" office:value="110493" calcext:value-type="float">
            <text:p>110493</text:p>
          </table:table-cell>
          <table:table-cell office:value-type="float" office:value="342943" calcext:value-type="float">
            <text:p>342,943</text:p>
          </table:table-cell>
          <table:table-cell office:value-type="string" calcext:value-type="string">
            <text:p>Casey Buchmann</text:p>
          </table:table-cell>
          <table:table-cell table:formula="of:=MEDIAN([.E$69:.E$74])" office:value-type="float" office:value="234886" calcext:value-type="float">
            <text:p>234886</text:p>
          </table:table-cell>
          <table:table-cell table:formula="of:=MEDIAN([.F$69:.F$74])" office:value-type="float" office:value="104231.5" calcext:value-type="float">
            <text:p>104231.5</text:p>
          </table:table-cell>
          <table:table-cell table:formula="of:=[.E73]-[.I73]" office:value-type="float" office:value="-2988" calcext:value-type="float">
            <text:p>-2988</text:p>
          </table:table-cell>
          <table:table-cell table:formula="of:=[.F73]-[.J73]" office:value-type="float" office:value="6261.5" calcext:value-type="float">
            <text:p>6261.5</text:p>
          </table:table-cell>
          <table:table-cell table:formula="of:=[.K73]-[.L73]" office:value-type="float" office:value="-9249.5" calcext:value-type="float">
            <text:p>-9249.5</text:p>
          </table:table-cell>
          <table:table-cell table:formula="of:=[.K73]/[.$G73]" office:value-type="float" office:value="-0.00871281816511782" calcext:value-type="float">
            <text:p>-0.008712818165118</text:p>
          </table:table-cell>
          <table:table-cell table:formula="of:=[.L73]/[.$G73]" office:value-type="float" office:value="0.0182581361917287" calcext:value-type="float">
            <text:p>0.018258136191729</text:p>
          </table:table-cell>
          <table:table-cell table:formula="of:=[.M73]/[.G73]" office:value-type="float" office:value="-0.0269709543568465" calcext:value-type="float">
            <text:p>-0.026970954356847</text:p>
          </table:table-cell>
          <table:table-cell table:formula="of:=[.M73]/MAX(1;SQRT(ABS([.M73])))" office:value-type="float" office:value="-96.1743208970045" calcext:value-type="float">
            <text:p>-96.1743208970045</text:p>
          </table:table-cell>
        </table:table-row>
        <table:table-row table:style-name="ro1">
          <table:table-cell office:value-type="string" calcext:value-type="string">
            <text:p>Generic R</text:p>
          </table:table-cell>
          <table:table-cell office:value-type="string" calcext:value-type="string">
            <text:p>North Dakot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State House</text:p>
          </table:table-cell>
          <table:table-cell office:value-type="float" office:value="209433" calcext:value-type="float">
            <text:p>209433</text:p>
          </table:table-cell>
          <table:table-cell office:value-type="float" office:value="86819" calcext:value-type="float">
            <text:p>86819</text:p>
          </table:table-cell>
          <table:table-cell table:formula="of:=[.E74]/0.7019" office:value-type="float" office:value="298380.111126941" calcext:value-type="float">
            <text:p>298,380</text:p>
          </table:table-cell>
          <table:table-cell office:value-type="string" calcext:value-type="string">
            <text:p>Generic D</text:p>
          </table:table-cell>
          <table:table-cell table:formula="of:=MEDIAN([.E$69:.E$74])" office:value-type="float" office:value="234886" calcext:value-type="float">
            <text:p>234886</text:p>
          </table:table-cell>
          <table:table-cell table:formula="of:=MEDIAN([.F$69:.F$74])" office:value-type="float" office:value="104231.5" calcext:value-type="float">
            <text:p>104231.5</text:p>
          </table:table-cell>
          <table:table-cell table:formula="of:=[.E74]-[.I74]" office:value-type="float" office:value="-25453" calcext:value-type="float">
            <text:p>-25453</text:p>
          </table:table-cell>
          <table:table-cell table:formula="of:=[.F74]-[.J74]" office:value-type="float" office:value="-17412.5" calcext:value-type="float">
            <text:p>-17412.5</text:p>
          </table:table-cell>
          <table:table-cell table:formula="of:=[.K74]-[.L74]" office:value-type="float" office:value="-8040.5" calcext:value-type="float">
            <text:p>-8040.5</text:p>
          </table:table-cell>
          <table:table-cell table:formula="of:=[.K74]/[.$G74]" office:value-type="float" office:value="-0.0853039430271257" calcext:value-type="float">
            <text:p>-0.085303943027126</text:p>
          </table:table-cell>
          <table:table-cell table:formula="of:=[.L74]/[.$G74]" office:value-type="float" office:value="-0.0583567716166985" calcext:value-type="float">
            <text:p>-0.058356771616699</text:p>
          </table:table-cell>
          <table:table-cell table:formula="of:=[.M74]/[.G74]" office:value-type="float" office:value="-0.0269471714104272" calcext:value-type="float">
            <text:p>-0.026947171410427</text:p>
          </table:table-cell>
          <table:table-cell table:formula="of:=[.M74]/MAX(1;SQRT(ABS([.M74])))" office:value-type="float" office:value="-89.6688351658479" calcext:value-type="float">
            <text:p>-89.6688351658479</text:p>
          </table:table-cell>
        </table:table-row>
        <table:table-row table:style-name="ro1">
          <table:table-cell office:value-type="string" calcext:value-type="string">
            <text:p>Tim Scott</text:p>
          </table:table-cell>
          <table:table-cell office:value-type="string" calcext:value-type="string">
            <text:p>South Carolin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Senator</text:p>
          </table:table-cell>
          <table:table-cell table:style-name="ce2" office:value-type="float" office:value="1241609" calcext:value-type="float">
            <text:p>1241609</text:p>
          </table:table-cell>
          <table:table-cell table:style-name="ce3" office:value-type="float" office:value="757022" calcext:value-type="float">
            <text:p>757022</text:p>
          </table:table-cell>
          <table:table-cell table:style-name="ce2" office:value-type="float" office:value="2049893" calcext:value-type="float">
            <text:p>2049893</text:p>
          </table:table-cell>
          <table:table-cell office:value-type="string" calcext:value-type="string">
            <text:p>Thomas Dixon</text:p>
          </table:table-cell>
          <table:table-cell table:formula="of:=MEDIAN([.E$75:.E$77])" office:value-type="float" office:value="1193711" calcext:value-type="float">
            <text:p>1193711</text:p>
          </table:table-cell>
          <table:table-cell table:formula="of:=MEDIAN([.F$75:.F$77])" office:value-type="float" office:value="800801" calcext:value-type="float">
            <text:p>800801</text:p>
          </table:table-cell>
          <table:table-cell table:formula="of:=[.E75]-[.I75]" office:value-type="float" office:value="47898" calcext:value-type="float">
            <text:p>47898</text:p>
          </table:table-cell>
          <table:table-cell table:formula="of:=[.F75]-[.J75]" office:value-type="float" office:value="-43779" calcext:value-type="float">
            <text:p>-43779</text:p>
          </table:table-cell>
          <table:table-cell table:formula="of:=[.K75]-[.L75]" office:value-type="float" office:value="91677" calcext:value-type="float">
            <text:p>91677</text:p>
          </table:table-cell>
          <table:table-cell table:formula="of:=[.K75]/[.$G75]" office:value-type="float" office:value="0.0233660976450966" calcext:value-type="float">
            <text:p>0.023366097645097</text:p>
          </table:table-cell>
          <table:table-cell table:formula="of:=[.L75]/[.$G75]" office:value-type="float" office:value="-0.0213567244729359" calcext:value-type="float">
            <text:p>-0.021356724472936</text:p>
          </table:table-cell>
          <table:table-cell table:formula="of:=[.M75]/[.G75]" office:value-type="float" office:value="0.0447228221180325" calcext:value-type="float">
            <text:p>0.044722822118033</text:p>
          </table:table-cell>
          <table:table-cell table:formula="of:=[.M75]/MAX(1;SQRT(ABS([.M75])))" office:value-type="float" office:value="302.782099867215" calcext:value-type="float">
            <text:p>302.782099867215</text:p>
          </table:table-cell>
        </table:table-row>
        <table:table-row table:style-name="ro1">
          <table:table-cell office:value-type="string" calcext:value-type="string">
            <text:p>Presidency</text:p>
          </table:table-cell>
          <table:table-cell office:value-type="string" calcext:value-type="string">
            <text:p>South Carolin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Presidency</text:p>
          </table:table-cell>
          <table:table-cell table:style-name="ce2" office:value-type="float" office:value="1155389" calcext:value-type="float">
            <text:p>1155389</text:p>
          </table:table-cell>
          <table:table-cell table:style-name="ce3" office:value-type="float" office:value="855373" calcext:value-type="float">
            <text:p>855373</text:p>
          </table:table-cell>
          <table:table-cell table:style-name="ce3" office:value-type="float" office:value="2103027" calcext:value-type="float">
            <text:p>2103027</text:p>
          </table:table-cell>
          <table:table-cell office:value-type="string" calcext:value-type="string">
            <text:p>Hillary Clinton</text:p>
          </table:table-cell>
          <table:table-cell table:formula="of:=MEDIAN([.E$75:.E$77])" office:value-type="float" office:value="1193711" calcext:value-type="float">
            <text:p>1193711</text:p>
          </table:table-cell>
          <table:table-cell table:formula="of:=MEDIAN([.F$75:.F$77])" office:value-type="float" office:value="800801" calcext:value-type="float">
            <text:p>800801</text:p>
          </table:table-cell>
          <table:table-cell table:formula="of:=[.E76]-[.I76]" office:value-type="float" office:value="-38322" calcext:value-type="float">
            <text:p>-38322</text:p>
          </table:table-cell>
          <table:table-cell table:formula="of:=[.F76]-[.J76]" office:value-type="float" office:value="54572" calcext:value-type="float">
            <text:p>54572</text:p>
          </table:table-cell>
          <table:table-cell table:formula="of:=[.K76]-[.L76]" office:value-type="float" office:value="-92894" calcext:value-type="float">
            <text:p>-92894</text:p>
          </table:table-cell>
          <table:table-cell table:formula="of:=[.K76]/[.$G76]" office:value-type="float" office:value="-0.0182223052771077" calcext:value-type="float">
            <text:p>-0.018222305277108</text:p>
          </table:table-cell>
          <table:table-cell table:formula="of:=[.L76]/[.$G76]" office:value-type="float" office:value="0.0259492626580638" calcext:value-type="float">
            <text:p>0.025949262658064</text:p>
          </table:table-cell>
          <table:table-cell table:formula="of:=[.M76]/[.G76]" office:value-type="float" office:value="-0.0441715679351715" calcext:value-type="float">
            <text:p>-0.044171567935172</text:p>
          </table:table-cell>
          <table:table-cell table:formula="of:=[.M76]/MAX(1;SQRT(ABS([.M76])))" office:value-type="float" office:value="-304.785170242911" calcext:value-type="float">
            <text:p>-304.785170242911</text:p>
          </table:table-cell>
        </table:table-row>
        <table:table-row table:style-name="ro1">
          <table:table-cell office:value-type="string" calcext:value-type="string">
            <text:p>Generic R</text:p>
          </table:table-cell>
          <table:table-cell office:value-type="string" calcext:value-type="string">
            <text:p>South Carolin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House of Representatives</text:p>
          </table:table-cell>
          <table:table-cell table:style-name="ce3" office:value-type="float" office:value="1193711" calcext:value-type="float">
            <text:p>1193711</text:p>
          </table:table-cell>
          <table:table-cell table:style-name="ce3" office:value-type="float" office:value="800801" calcext:value-type="float">
            <text:p>800801</text:p>
          </table:table-cell>
          <table:table-cell table:style-name="ce3" office:value-type="float" office:value="2039462" calcext:value-type="float">
            <text:p>2039462</text:p>
          </table:table-cell>
          <table:table-cell office:value-type="string" calcext:value-type="string">
            <text:p>Generic D</text:p>
          </table:table-cell>
          <table:table-cell table:formula="of:=MEDIAN([.E$75:.E$77])" office:value-type="float" office:value="1193711" calcext:value-type="float">
            <text:p>1193711</text:p>
          </table:table-cell>
          <table:table-cell table:formula="of:=MEDIAN([.F$75:.F$77])" office:value-type="float" office:value="800801" calcext:value-type="float">
            <text:p>800801</text:p>
          </table:table-cell>
          <table:table-cell table:formula="of:=[.E77]-[.I77]" office:value-type="float" office:value="0" calcext:value-type="float">
            <text:p>0</text:p>
          </table:table-cell>
          <table:table-cell table:formula="of:=[.F77]-[.J77]" office:value-type="float" office:value="0" calcext:value-type="float">
            <text:p>0</text:p>
          </table:table-cell>
          <table:table-cell table:formula="of:=[.K77]-[.L77]" office:value-type="float" office:value="0" calcext:value-type="float">
            <text:p>0</text:p>
          </table:table-cell>
          <table:table-cell table:formula="of:=[.K77]/[.$G77]" office:value-type="float" office:value="0" calcext:value-type="float">
            <text:p>0</text:p>
          </table:table-cell>
          <table:table-cell table:formula="of:=[.L77]/[.$G77]" office:value-type="float" office:value="0" calcext:value-type="float">
            <text:p>0</text:p>
          </table:table-cell>
          <table:table-cell table:formula="of:=[.M77]/[.G77]" office:value-type="float" office:value="0" calcext:value-type="float">
            <text:p>0</text:p>
          </table:table-cell>
          <table:table-cell table:formula="of:=[.M77]/MAX(1;SQRT(ABS([.M77])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m Scott</text:p>
          </table:table-cell>
          <table:table-cell office:value-type="string" calcext:value-type="string">
            <text:p>South Carolina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Senator</text:p>
          </table:table-cell>
          <table:table-cell table:style-name="ce2" office:value-type="float" office:value="1066274" calcext:value-type="float">
            <text:p>1066274</text:p>
          </table:table-cell>
          <table:table-cell table:style-name="ce3" office:value-type="float" office:value="627616" calcext:value-type="float">
            <text:p>627616</text:p>
          </table:table-cell>
          <table:table-cell table:style-name="ce2" office:value-type="float" office:value="1695702" calcext:value-type="float">
            <text:p>1695702</text:p>
          </table:table-cell>
          <table:table-cell office:value-type="string" calcext:value-type="string">
            <text:p>Krystle Matthews</text:p>
          </table:table-cell>
          <table:table-cell table:formula="of:=MEDIAN([.E$78:.E$82])" office:value-type="float" office:value="1056078" calcext:value-type="float">
            <text:p>1056078</text:p>
          </table:table-cell>
          <table:table-cell table:formula="of:=MEDIAN([.F$78:.F$82])" office:value-type="float" office:value="619341" calcext:value-type="float">
            <text:p>619341</text:p>
          </table:table-cell>
          <table:table-cell table:formula="of:=[.E78]-[.I78]" office:value-type="float" office:value="10196" calcext:value-type="float">
            <text:p>10196</text:p>
          </table:table-cell>
          <table:table-cell table:formula="of:=[.F78]-[.J78]" office:value-type="float" office:value="8275" calcext:value-type="float">
            <text:p>8275</text:p>
          </table:table-cell>
          <table:table-cell table:formula="of:=[.K78]-[.L78]" office:value-type="float" office:value="1921" calcext:value-type="float">
            <text:p>1921</text:p>
          </table:table-cell>
          <table:table-cell table:formula="of:=[.K78]/[.$G78]" office:value-type="float" office:value="0.00601284895577171" calcext:value-type="float">
            <text:p>0.006012848955772</text:p>
          </table:table-cell>
          <table:table-cell table:formula="of:=[.L78]/[.$G78]" office:value-type="float" office:value="0.00487998480865152" calcext:value-type="float">
            <text:p>0.004879984808652</text:p>
          </table:table-cell>
          <table:table-cell table:formula="of:=[.M78]/[.G78]" office:value-type="float" office:value="0.00113286414712019" calcext:value-type="float">
            <text:p>0.00113286414712</text:p>
          </table:table-cell>
          <table:table-cell table:formula="of:=[.M78]/MAX(1;SQRT(ABS([.M78])))" office:value-type="float" office:value="43.8292140016223" calcext:value-type="float">
            <text:p>43.8292140016223</text:p>
          </table:table-cell>
        </table:table-row>
        <table:table-row table:style-name="ro1">
          <table:table-cell office:value-type="string" calcext:value-type="string">
            <text:p>Henry McMaster</text:p>
          </table:table-cell>
          <table:table-cell office:value-type="string" calcext:value-type="string">
            <text:p>South Carolina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Governor</text:p>
          </table:table-cell>
          <table:table-cell table:style-name="ce2" office:value-type="float" office:value="988501" calcext:value-type="float">
            <text:p>988501</text:p>
          </table:table-cell>
          <table:table-cell table:style-name="ce3" office:value-type="float" office:value="692691" calcext:value-type="float">
            <text:p>692691</text:p>
          </table:table-cell>
          <table:table-cell table:style-name="ce2" office:value-type="float" office:value="1703192" calcext:value-type="float">
            <text:p>1703192</text:p>
          </table:table-cell>
          <table:table-cell office:value-type="string" calcext:value-type="string">
            <text:p>Joe Cunningham</text:p>
          </table:table-cell>
          <table:table-cell table:formula="of:=MEDIAN([.E$78:.E$82])" office:value-type="float" office:value="1056078" calcext:value-type="float">
            <text:p>1056078</text:p>
          </table:table-cell>
          <table:table-cell table:formula="of:=MEDIAN([.F$78:.F$82])" office:value-type="float" office:value="619341" calcext:value-type="float">
            <text:p>619341</text:p>
          </table:table-cell>
          <table:table-cell table:formula="of:=[.E79]-[.I79]" office:value-type="float" office:value="-67577" calcext:value-type="float">
            <text:p>-67577</text:p>
          </table:table-cell>
          <table:table-cell table:formula="of:=[.F79]-[.J79]" office:value-type="float" office:value="73350" calcext:value-type="float">
            <text:p>73350</text:p>
          </table:table-cell>
          <table:table-cell table:formula="of:=[.K79]-[.L79]" office:value-type="float" office:value="-140927" calcext:value-type="float">
            <text:p>-140927</text:p>
          </table:table-cell>
          <table:table-cell table:formula="of:=[.K79]/[.$G79]" office:value-type="float" office:value="-0.0396766776734508" calcext:value-type="float">
            <text:p>-0.039676677673451</text:p>
          </table:table-cell>
          <table:table-cell table:formula="of:=[.L79]/[.$G79]" office:value-type="float" office:value="0.0430661957078239" calcext:value-type="float">
            <text:p>0.043066195707824</text:p>
          </table:table-cell>
          <table:table-cell table:formula="of:=[.M79]/[.G79]" office:value-type="float" office:value="-0.0827428733812747" calcext:value-type="float">
            <text:p>-0.082742873381275</text:p>
          </table:table-cell>
          <table:table-cell table:formula="of:=[.M79]/MAX(1;SQRT(ABS([.M79])))" office:value-type="float" office:value="-375.402450711233" calcext:value-type="float">
            <text:p>-375.402450711233</text:p>
          </table:table-cell>
        </table:table-row>
        <table:table-row table:style-name="ro1">
          <table:table-cell office:value-type="string" calcext:value-type="string">
            <text:p>Mark Hammond</text:p>
          </table:table-cell>
          <table:table-cell office:value-type="string" calcext:value-type="string">
            <text:p>South Carolina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Secretary of State</text:p>
          </table:table-cell>
          <table:table-cell table:style-name="ce2" office:value-type="float" office:value="1071451" calcext:value-type="float">
            <text:p>1071451</text:p>
          </table:table-cell>
          <table:table-cell table:style-name="ce3" office:value-type="float" office:value="619341" calcext:value-type="float">
            <text:p>619341</text:p>
          </table:table-cell>
          <table:table-cell table:style-name="ce2" office:value-type="float" office:value="1691901" calcext:value-type="float">
            <text:p>1691901</text:p>
          </table:table-cell>
          <table:table-cell office:value-type="string" calcext:value-type="string">
            <text:p>Rosamunda Peggy Butler</text:p>
          </table:table-cell>
          <table:table-cell table:formula="of:=MEDIAN([.E$78:.E$82])" office:value-type="float" office:value="1056078" calcext:value-type="float">
            <text:p>1056078</text:p>
          </table:table-cell>
          <table:table-cell table:formula="of:=MEDIAN([.F$78:.F$82])" office:value-type="float" office:value="619341" calcext:value-type="float">
            <text:p>619341</text:p>
          </table:table-cell>
          <table:table-cell table:formula="of:=[.E80]-[.I80]" office:value-type="float" office:value="15373" calcext:value-type="float">
            <text:p>15373</text:p>
          </table:table-cell>
          <table:table-cell table:formula="of:=[.F80]-[.J80]" office:value-type="float" office:value="0" calcext:value-type="float">
            <text:p>0</text:p>
          </table:table-cell>
          <table:table-cell table:formula="of:=[.K80]-[.L80]" office:value-type="float" office:value="15373" calcext:value-type="float">
            <text:p>15373</text:p>
          </table:table-cell>
          <table:table-cell table:formula="of:=[.K80]/[.$G80]" office:value-type="float" office:value="0.00908622904058807" calcext:value-type="float">
            <text:p>0.009086229040588</text:p>
          </table:table-cell>
          <table:table-cell table:formula="of:=[.L80]/[.$G80]" office:value-type="float" office:value="0" calcext:value-type="float">
            <text:p>0</text:p>
          </table:table-cell>
          <table:table-cell table:formula="of:=[.M80]/[.G80]" office:value-type="float" office:value="0.00908622904058807" calcext:value-type="float">
            <text:p>0.009086229040588</text:p>
          </table:table-cell>
          <table:table-cell table:formula="of:=[.M80]/MAX(1;SQRT(ABS([.M80])))" office:value-type="float" office:value="123.987902635701" calcext:value-type="float">
            <text:p>123.987902635701</text:p>
          </table:table-cell>
        </table:table-row>
        <table:table-row table:style-name="ro1">
          <table:table-cell office:value-type="string" calcext:value-type="string">
            <text:p>Generic R</text:p>
          </table:table-cell>
          <table:table-cell office:value-type="string" calcext:value-type="string">
            <text:p>South Carolina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House of Representatives</text:p>
          </table:table-cell>
          <table:table-cell table:style-name="ce2" office:value-type="float" office:value="1056078" calcext:value-type="float">
            <text:p>1056078</text:p>
          </table:table-cell>
          <table:table-cell table:style-name="ce3" office:value-type="float" office:value="517129" calcext:value-type="float">
            <text:p>517129</text:p>
          </table:table-cell>
          <table:table-cell table:formula="of:=[.E81]/0.6591" office:value-type="float" office:value="1602303.14064634" calcext:value-type="float">
            <text:p>1,602,303</text:p>
          </table:table-cell>
          <table:table-cell office:value-type="string" calcext:value-type="string">
            <text:p>Generic D</text:p>
          </table:table-cell>
          <table:table-cell table:formula="of:=MEDIAN([.E$78:.E$82])" office:value-type="float" office:value="1056078" calcext:value-type="float">
            <text:p>1056078</text:p>
          </table:table-cell>
          <table:table-cell table:formula="of:=MEDIAN([.F$78:.F$82])" office:value-type="float" office:value="619341" calcext:value-type="float">
            <text:p>619341</text:p>
          </table:table-cell>
          <table:table-cell table:formula="of:=[.E81]-[.I81]" office:value-type="float" office:value="0" calcext:value-type="float">
            <text:p>0</text:p>
          </table:table-cell>
          <table:table-cell table:formula="of:=[.F81]-[.J81]" office:value-type="float" office:value="-102212" calcext:value-type="float">
            <text:p>-102212</text:p>
          </table:table-cell>
          <table:table-cell table:formula="of:=[.K81]-[.L81]" office:value-type="float" office:value="102212" calcext:value-type="float">
            <text:p>102212</text:p>
          </table:table-cell>
          <table:table-cell table:formula="of:=[.K81]/[.$G81]" office:value-type="float" office:value="0" calcext:value-type="float">
            <text:p>0</text:p>
          </table:table-cell>
          <table:table-cell table:formula="of:=[.L81]/[.$G81]" office:value-type="float" office:value="-0.0637906756887274" calcext:value-type="float">
            <text:p>-0.063790675688727</text:p>
          </table:table-cell>
          <table:table-cell table:formula="of:=[.M81]/[.G81]" office:value-type="float" office:value="0.0637906756887274" calcext:value-type="float">
            <text:p>0.063790675688727</text:p>
          </table:table-cell>
          <table:table-cell table:formula="of:=[.M81]/MAX(1;SQRT(ABS([.M81])))" office:value-type="float" office:value="319.706115049431" calcext:value-type="float">
            <text:p>319.706115049431</text:p>
          </table:table-cell>
        </table:table-row>
        <table:table-row table:style-name="ro1">
          <table:table-cell office:value-type="string" calcext:value-type="string">
            <text:p>Generic R</text:p>
          </table:table-cell>
          <table:table-cell office:value-type="string" calcext:value-type="string">
            <text:p>South Carolina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State House</text:p>
          </table:table-cell>
          <table:table-cell table:style-name="ce2" office:value-type="float" office:value="1027276" calcext:value-type="float">
            <text:p>1027276</text:p>
          </table:table-cell>
          <table:table-cell table:style-name="ce3" office:value-type="float" office:value="436566" calcext:value-type="float">
            <text:p>436566</text:p>
          </table:table-cell>
          <table:table-cell table:style-name="ce3" office:value-type="float" office:value="1489719" calcext:value-type="float">
            <text:p>1489719</text:p>
          </table:table-cell>
          <table:table-cell office:value-type="string" calcext:value-type="string">
            <text:p>Generic D</text:p>
          </table:table-cell>
          <table:table-cell table:formula="of:=MEDIAN([.E$78:.E$82])" office:value-type="float" office:value="1056078" calcext:value-type="float">
            <text:p>1056078</text:p>
          </table:table-cell>
          <table:table-cell table:formula="of:=MEDIAN([.F$78:.F$82])" office:value-type="float" office:value="619341" calcext:value-type="float">
            <text:p>619341</text:p>
          </table:table-cell>
          <table:table-cell table:formula="of:=[.E82]-[.I82]" office:value-type="float" office:value="-28802" calcext:value-type="float">
            <text:p>-28802</text:p>
          </table:table-cell>
          <table:table-cell table:formula="of:=[.F82]-[.J82]" office:value-type="float" office:value="-182775" calcext:value-type="float">
            <text:p>-182775</text:p>
          </table:table-cell>
          <table:table-cell table:formula="of:=[.K82]-[.L82]" office:value-type="float" office:value="153973" calcext:value-type="float">
            <text:p>153973</text:p>
          </table:table-cell>
          <table:table-cell table:formula="of:=[.K82]/[.$G82]" office:value-type="float" office:value="-0.0193338475242646" calcext:value-type="float">
            <text:p>-0.019333847524265</text:p>
          </table:table-cell>
          <table:table-cell table:formula="of:=[.L82]/[.$G82]" office:value-type="float" office:value="-0.122690923590288" calcext:value-type="float">
            <text:p>-0.122690923590288</text:p>
          </table:table-cell>
          <table:table-cell table:formula="of:=[.M82]/[.G82]" office:value-type="float" office:value="0.103357076066023" calcext:value-type="float">
            <text:p>0.103357076066023</text:p>
          </table:table-cell>
          <table:table-cell table:formula="of:=[.M82]/MAX(1;SQRT(ABS([.M82])))" office:value-type="float" office:value="392.393934713573" calcext:value-type="float">
            <text:p>392.393934713573</text:p>
          </table:table-cell>
        </table:table-row>
        <table:table-row table:style-name="ro1">
          <table:table-cell office:value-type="string" calcext:value-type="string">
            <text:p>Asa Hutchinson</text:p>
          </table:table-cell>
          <table:table-cell office:value-type="string" calcext:value-type="string">
            <text:p>Arkansas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Governor</text:p>
          </table:table-cell>
          <table:table-cell office:value-type="float" office:value="582406" calcext:value-type="float">
            <text:p>582406</text:p>
          </table:table-cell>
          <table:table-cell office:value-type="float" office:value="283218" calcext:value-type="float">
            <text:p>283218</text:p>
          </table:table-cell>
          <table:table-cell office:value-type="float" office:value="891509" calcext:value-type="float">
            <text:p>891,509</text:p>
          </table:table-cell>
          <table:table-cell office:value-type="string" calcext:value-type="string">
            <text:p>Jared Henderson</text:p>
          </table:table-cell>
          <table:table-cell table:formula="of:=MEDIAN([.E$83:.E$88])" office:value-type="float" office:value="553003.5" calcext:value-type="float">
            <text:p>553003.5</text:p>
          </table:table-cell>
          <table:table-cell table:formula="of:=MEDIAN([.F$83:.F$88])" office:value-type="float" office:value="314038.5" calcext:value-type="float">
            <text:p>314038.5</text:p>
          </table:table-cell>
          <table:table-cell table:formula="of:=[.E83]-[.I83]" office:value-type="float" office:value="29402.5" calcext:value-type="float">
            <text:p>29402.5</text:p>
          </table:table-cell>
          <table:table-cell table:formula="of:=[.F83]-[.J83]" office:value-type="float" office:value="-30820.5" calcext:value-type="float">
            <text:p>-30820.5</text:p>
          </table:table-cell>
          <table:table-cell table:formula="of:=[.K83]-[.L83]" office:value-type="float" office:value="60223" calcext:value-type="float">
            <text:p>60223</text:p>
          </table:table-cell>
          <table:table-cell table:formula="of:=[.K83]/[.$G83]" office:value-type="float" office:value="0.0329805980646297" calcext:value-type="float">
            <text:p>0.03298059806463</text:p>
          </table:table-cell>
          <table:table-cell table:formula="of:=[.L83]/[.$G83]" office:value-type="float" office:value="-0.0345711596854322" calcext:value-type="float">
            <text:p>-0.034571159685432</text:p>
          </table:table-cell>
          <table:table-cell table:formula="of:=[.M83]/[.G83]" office:value-type="float" office:value="0.067551757750062" calcext:value-type="float">
            <text:p>0.067551757750062</text:p>
          </table:table-cell>
          <table:table-cell table:formula="of:=[.M83]/MAX(1;SQRT(ABS([.M83])))" office:value-type="float" office:value="245.403748952619" calcext:value-type="float">
            <text:p>245.403748952619</text:p>
          </table:table-cell>
        </table:table-row>
        <table:table-row table:style-name="ro1">
          <table:table-cell office:value-type="string" calcext:value-type="string">
            <text:p>Tim Griffin</text:p>
          </table:table-cell>
          <table:table-cell office:value-type="string" calcext:value-type="string">
            <text:p>Arkansas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Lieutenant Governor</text:p>
          </table:table-cell>
          <table:table-cell office:value-type="float" office:value="570433" calcext:value-type="float">
            <text:p>570433</text:p>
          </table:table-cell>
          <table:table-cell office:value-type="float" office:value="293535" calcext:value-type="float">
            <text:p>293535</text:p>
          </table:table-cell>
          <table:table-cell office:value-type="float" office:value="888735" calcext:value-type="float">
            <text:p>888,735</text:p>
          </table:table-cell>
          <table:table-cell office:value-type="string" calcext:value-type="string">
            <text:p>Anthony Bland</text:p>
          </table:table-cell>
          <table:table-cell table:formula="of:=MEDIAN([.E$83:.E$88])" office:value-type="float" office:value="553003.5" calcext:value-type="float">
            <text:p>553003.5</text:p>
          </table:table-cell>
          <table:table-cell table:formula="of:=MEDIAN([.F$83:.F$88])" office:value-type="float" office:value="314038.5" calcext:value-type="float">
            <text:p>314038.5</text:p>
          </table:table-cell>
          <table:table-cell table:formula="of:=[.E84]-[.I84]" office:value-type="float" office:value="17429.5" calcext:value-type="float">
            <text:p>17429.5</text:p>
          </table:table-cell>
          <table:table-cell table:formula="of:=[.F84]-[.J84]" office:value-type="float" office:value="-20503.5" calcext:value-type="float">
            <text:p>-20503.5</text:p>
          </table:table-cell>
          <table:table-cell table:formula="of:=[.K84]-[.L84]" office:value-type="float" office:value="37933" calcext:value-type="float">
            <text:p>37933</text:p>
          </table:table-cell>
          <table:table-cell table:formula="of:=[.K84]/[.$G84]" office:value-type="float" office:value="0.0196115827552645" calcext:value-type="float">
            <text:p>0.019611582755265</text:p>
          </table:table-cell>
          <table:table-cell table:formula="of:=[.L84]/[.$G84]" office:value-type="float" office:value="-0.0230704315684653" calcext:value-type="float">
            <text:p>-0.023070431568465</text:p>
          </table:table-cell>
          <table:table-cell table:formula="of:=[.M84]/[.G84]" office:value-type="float" office:value="0.0426820143237298" calcext:value-type="float">
            <text:p>0.04268201432373</text:p>
          </table:table-cell>
          <table:table-cell table:formula="of:=[.M84]/MAX(1;SQRT(ABS([.M84])))" office:value-type="float" office:value="194.763959705075" calcext:value-type="float">
            <text:p>194.763959705075</text:p>
          </table:table-cell>
        </table:table-row>
        <table:table-row table:style-name="ro1">
          <table:table-cell office:value-type="string" calcext:value-type="string">
            <text:p>Leslie Rutledge</text:p>
          </table:table-cell>
          <table:table-cell office:value-type="string" calcext:value-type="string">
            <text:p>Arkansas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Attorney General</text:p>
          </table:table-cell>
          <table:table-cell office:value-type="float" office:value="549668" calcext:value-type="float">
            <text:p>549668</text:p>
          </table:table-cell>
          <table:table-cell office:value-type="float" office:value="315099" calcext:value-type="float">
            <text:p>315099</text:p>
          </table:table-cell>
          <table:table-cell office:value-type="float" office:value="889419" calcext:value-type="float">
            <text:p>889,419</text:p>
          </table:table-cell>
          <table:table-cell office:value-type="string" calcext:value-type="string">
            <text:p>Mike Lee</text:p>
          </table:table-cell>
          <table:table-cell table:formula="of:=MEDIAN([.E$83:.E$88])" office:value-type="float" office:value="553003.5" calcext:value-type="float">
            <text:p>553003.5</text:p>
          </table:table-cell>
          <table:table-cell table:formula="of:=MEDIAN([.F$83:.F$88])" office:value-type="float" office:value="314038.5" calcext:value-type="float">
            <text:p>314038.5</text:p>
          </table:table-cell>
          <table:table-cell table:formula="of:=[.E85]-[.I85]" office:value-type="float" office:value="-3335.5" calcext:value-type="float">
            <text:p>-3335.5</text:p>
          </table:table-cell>
          <table:table-cell table:formula="of:=[.F85]-[.J85]" office:value-type="float" office:value="1060.5" calcext:value-type="float">
            <text:p>1060.5</text:p>
          </table:table-cell>
          <table:table-cell table:formula="of:=[.K85]-[.L85]" office:value-type="float" office:value="-4396" calcext:value-type="float">
            <text:p>-4396</text:p>
          </table:table-cell>
          <table:table-cell table:formula="of:=[.K85]/[.$G85]" office:value-type="float" office:value="-0.00375020097389419" calcext:value-type="float">
            <text:p>-0.003750200973894</text:p>
          </table:table-cell>
          <table:table-cell table:formula="of:=[.L85]/[.$G85]" office:value-type="float" office:value="0.00119235141142701" calcext:value-type="float">
            <text:p>0.001192351411427</text:p>
          </table:table-cell>
          <table:table-cell table:formula="of:=[.M85]/[.G85]" office:value-type="float" office:value="-0.0049425523853212" calcext:value-type="float">
            <text:p>-0.004942552385321</text:p>
          </table:table-cell>
          <table:table-cell table:formula="of:=[.M85]/MAX(1;SQRT(ABS([.M85])))" office:value-type="float" office:value="-66.3023378170031" calcext:value-type="float">
            <text:p>-66.3023378170031</text:p>
          </table:table-cell>
        </table:table-row>
        <table:table-row table:style-name="ro1">
          <table:table-cell office:value-type="string" calcext:value-type="string">
            <text:p>John Thurston</text:p>
          </table:table-cell>
          <table:table-cell office:value-type="string" calcext:value-type="string">
            <text:p>Arkansas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ecretary of State</text:p>
          </table:table-cell>
          <table:table-cell office:value-type="float" office:value="537581" calcext:value-type="float">
            <text:p>537581</text:p>
          </table:table-cell>
          <table:table-cell office:value-type="float" office:value="323644" calcext:value-type="float">
            <text:p>323644</text:p>
          </table:table-cell>
          <table:table-cell office:value-type="float" office:value="886545" calcext:value-type="float">
            <text:p>886,545</text:p>
          </table:table-cell>
          <table:table-cell office:value-type="string" calcext:value-type="string">
            <text:p>Susan Inman</text:p>
          </table:table-cell>
          <table:table-cell table:formula="of:=MEDIAN([.E$83:.E$88])" office:value-type="float" office:value="553003.5" calcext:value-type="float">
            <text:p>553003.5</text:p>
          </table:table-cell>
          <table:table-cell table:formula="of:=MEDIAN([.F$83:.F$88])" office:value-type="float" office:value="314038.5" calcext:value-type="float">
            <text:p>314038.5</text:p>
          </table:table-cell>
          <table:table-cell table:formula="of:=[.E86]-[.I86]" office:value-type="float" office:value="-15422.5" calcext:value-type="float">
            <text:p>-15422.5</text:p>
          </table:table-cell>
          <table:table-cell table:formula="of:=[.F86]-[.J86]" office:value-type="float" office:value="9605.5" calcext:value-type="float">
            <text:p>9605.5</text:p>
          </table:table-cell>
          <table:table-cell table:formula="of:=[.K86]-[.L86]" office:value-type="float" office:value="-25028" calcext:value-type="float">
            <text:p>-25028</text:p>
          </table:table-cell>
          <table:table-cell table:formula="of:=[.K86]/[.$G86]" office:value-type="float" office:value="-0.0173961840628507" calcext:value-type="float">
            <text:p>-0.017396184062851</text:p>
          </table:table-cell>
          <table:table-cell table:formula="of:=[.L86]/[.$G86]" office:value-type="float" office:value="0.0108347574009216" calcext:value-type="float">
            <text:p>0.010834757400922</text:p>
          </table:table-cell>
          <table:table-cell table:formula="of:=[.M86]/[.G86]" office:value-type="float" office:value="-0.0282309414637723" calcext:value-type="float">
            <text:p>-0.028230941463772</text:p>
          </table:table-cell>
          <table:table-cell table:formula="of:=[.M86]/MAX(1;SQRT(ABS([.M86])))" office:value-type="float" office:value="-158.202402004521" calcext:value-type="float">
            <text:p>-158.202402004521</text:p>
          </table:table-cell>
        </table:table-row>
        <table:table-row table:style-name="ro1">
          <table:table-cell office:value-type="string" calcext:value-type="string">
            <text:p>Tommy Land</text:p>
          </table:table-cell>
          <table:table-cell office:value-type="string" calcext:value-type="string">
            <text:p>Arkansas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Commissioner of State Lands</text:p>
          </table:table-cell>
          <table:table-cell office:value-type="float" office:value="530230" calcext:value-type="float">
            <text:p>530230</text:p>
          </table:table-cell>
          <table:table-cell office:value-type="float" office:value="323682" calcext:value-type="float">
            <text:p>323682</text:p>
          </table:table-cell>
          <table:table-cell office:value-type="float" office:value="883035" calcext:value-type="float">
            <text:p>883,035</text:p>
          </table:table-cell>
          <table:table-cell office:value-type="string" calcext:value-type="string">
            <text:p>Larry Williams</text:p>
          </table:table-cell>
          <table:table-cell table:formula="of:=MEDIAN([.E$83:.E$88])" office:value-type="float" office:value="553003.5" calcext:value-type="float">
            <text:p>553003.5</text:p>
          </table:table-cell>
          <table:table-cell table:formula="of:=MEDIAN([.F$83:.F$88])" office:value-type="float" office:value="314038.5" calcext:value-type="float">
            <text:p>314038.5</text:p>
          </table:table-cell>
          <table:table-cell table:formula="of:=[.E87]-[.I87]" office:value-type="float" office:value="-22773.5" calcext:value-type="float">
            <text:p>-22773.5</text:p>
          </table:table-cell>
          <table:table-cell table:formula="of:=[.F87]-[.J87]" office:value-type="float" office:value="9643.5" calcext:value-type="float">
            <text:p>9643.5</text:p>
          </table:table-cell>
          <table:table-cell table:formula="of:=[.K87]-[.L87]" office:value-type="float" office:value="-32417" calcext:value-type="float">
            <text:p>-32417</text:p>
          </table:table-cell>
          <table:table-cell table:formula="of:=[.K87]/[.$G87]" office:value-type="float" office:value="-0.0257900309727248" calcext:value-type="float">
            <text:p>-0.025790030972725</text:p>
          </table:table-cell>
          <table:table-cell table:formula="of:=[.L87]/[.$G87]" office:value-type="float" office:value="0.0109208581766295" calcext:value-type="float">
            <text:p>0.01092085817663</text:p>
          </table:table-cell>
          <table:table-cell table:formula="of:=[.M87]/[.G87]" office:value-type="float" office:value="-0.0367108891493542" calcext:value-type="float">
            <text:p>-0.036710889149354</text:p>
          </table:table-cell>
          <table:table-cell table:formula="of:=[.M87]/MAX(1;SQRT(ABS([.M87])))" office:value-type="float" office:value="-180.047216029574" calcext:value-type="float">
            <text:p>-180.047216029574</text:p>
          </table:table-cell>
        </table:table-row>
        <table:table-row table:style-name="ro1">
          <table:table-cell office:value-type="string" calcext:value-type="string">
            <text:p>Generic R</text:p>
          </table:table-cell>
          <table:table-cell office:value-type="string" calcext:value-type="string">
            <text:p>Arkansas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House of Representatives</text:p>
          </table:table-cell>
          <table:table-cell office:value-type="float" office:value="556339" calcext:value-type="float">
            <text:p>556339</text:p>
          </table:table-cell>
          <table:table-cell office:value-type="float" office:value="312978" calcext:value-type="float">
            <text:p>312978</text:p>
          </table:table-cell>
          <table:table-cell table:formula="of:=[.F88]+[.E88]+19981" office:value-type="float" office:value="889298" calcext:value-type="float">
            <text:p>889,298</text:p>
          </table:table-cell>
          <table:table-cell office:value-type="string" calcext:value-type="string">
            <text:p>Generic D</text:p>
          </table:table-cell>
          <table:table-cell table:formula="of:=MEDIAN([.E$83:.E$88])" office:value-type="float" office:value="553003.5" calcext:value-type="float">
            <text:p>553003.5</text:p>
          </table:table-cell>
          <table:table-cell table:formula="of:=MEDIAN([.F$83:.F$88])" office:value-type="float" office:value="314038.5" calcext:value-type="float">
            <text:p>314038.5</text:p>
          </table:table-cell>
          <table:table-cell table:formula="of:=[.E88]-[.I88]" office:value-type="float" office:value="3335.5" calcext:value-type="float">
            <text:p>3335.5</text:p>
          </table:table-cell>
          <table:table-cell table:formula="of:=[.F88]-[.J88]" office:value-type="float" office:value="-1060.5" calcext:value-type="float">
            <text:p>-1060.5</text:p>
          </table:table-cell>
          <table:table-cell table:formula="of:=[.K88]-[.L88]" office:value-type="float" office:value="4396" calcext:value-type="float">
            <text:p>4396</text:p>
          </table:table-cell>
          <table:table-cell table:formula="of:=[.K88]/[.$G88]" office:value-type="float" office:value="0.00375071123515402" calcext:value-type="float">
            <text:p>0.003750711235154</text:p>
          </table:table-cell>
          <table:table-cell table:formula="of:=[.L88]/[.$G88]" office:value-type="float" office:value="-0.00119251364559462" calcext:value-type="float">
            <text:p>-0.001192513645595</text:p>
          </table:table-cell>
          <table:table-cell table:formula="of:=[.M88]/[.G88]" office:value-type="float" office:value="0.00494322488074864" calcext:value-type="float">
            <text:p>0.004943224880749</text:p>
          </table:table-cell>
          <table:table-cell table:formula="of:=[.M88]/MAX(1;SQRT(ABS([.M88])))" office:value-type="float" office:value="66.3023378170031" calcext:value-type="float">
            <text:p>66.3023378170031</text:p>
          </table:table-cell>
        </table:table-row>
        <table:table-row table:style-name="ro1">
          <table:table-cell office:value-type="string" calcext:value-type="string">
            <text:p>Chris Christie</text:p>
          </table:table-cell>
          <table:table-cell office:value-type="string" calcext:value-type="string">
            <text:p>New Jersey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Governor</text:p>
          </table:table-cell>
          <table:table-cell office:value-type="float" office:value="1278932" calcext:value-type="float">
            <text:p>1278932</text:p>
          </table:table-cell>
          <table:table-cell office:value-type="float" office:value="809978" calcext:value-type="float">
            <text:p>809978</text:p>
          </table:table-cell>
          <table:table-cell office:value-type="float" office:value="2120866" calcext:value-type="float">
            <text:p>2,120,866</text:p>
          </table:table-cell>
          <table:table-cell office:value-type="string" calcext:value-type="string">
            <text:p>Barbara Buono</text:p>
          </table:table-cell>
          <table:table-cell table:formula="of:=MEDIAN([.E$89:.E$91])" office:value-type="float" office:value="988214" calcext:value-type="float">
            <text:p>988214</text:p>
          </table:table-cell>
          <table:table-cell table:formula="of:=MEDIAN([.F$89:.F$91])" office:value-type="float" office:value="809978" calcext:value-type="float">
            <text:p>809978</text:p>
          </table:table-cell>
          <table:table-cell table:formula="of:=[.E89]-[.I89]" office:value-type="float" office:value="290718" calcext:value-type="float">
            <text:p>290718</text:p>
          </table:table-cell>
          <table:table-cell table:formula="of:=[.F89]-[.J89]" office:value-type="float" office:value="0" calcext:value-type="float">
            <text:p>0</text:p>
          </table:table-cell>
          <table:table-cell table:formula="of:=[.K89]-[.L89]" office:value-type="float" office:value="290718" calcext:value-type="float">
            <text:p>290718</text:p>
          </table:table-cell>
          <table:table-cell table:formula="of:=[.K89]/[.$G89]" office:value-type="float" office:value="0.137075138174689" calcext:value-type="float">
            <text:p>0.137075138174689</text:p>
          </table:table-cell>
          <table:table-cell table:formula="of:=[.L89]/[.$G89]" office:value-type="float" office:value="0" calcext:value-type="float">
            <text:p>0</text:p>
          </table:table-cell>
          <table:table-cell table:formula="of:=[.M89]/[.G89]" office:value-type="float" office:value="0.137075138174689" calcext:value-type="float">
            <text:p>0.137075138174689</text:p>
          </table:table-cell>
          <table:table-cell table:formula="of:=[.M89]/MAX(1;SQRT(ABS([.M89])))" office:value-type="float" office:value="539.182714856476" calcext:value-type="float">
            <text:p>539.182714856476</text:p>
          </table:table-cell>
        </table:table-row>
        <table:table-row table:style-name="ro1">
          <table:table-cell office:value-type="string" calcext:value-type="string">
            <text:p>Steve Lonegan</text:p>
          </table:table-cell>
          <table:table-cell office:value-type="string" calcext:value-type="string">
            <text:p>New Jersey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US Senate</text:p>
          </table:table-cell>
          <table:table-cell office:value-type="float" office:value="593684" calcext:value-type="float">
            <text:p>593684</text:p>
          </table:table-cell>
          <table:table-cell office:value-type="float" office:value="740742" calcext:value-type="float">
            <text:p>740742</text:p>
          </table:table-cell>
          <table:table-cell office:value-type="float" office:value="1348659" calcext:value-type="float">
            <text:p>1,348,659</text:p>
          </table:table-cell>
          <table:table-cell office:value-type="string" calcext:value-type="string">
            <text:p>Steve Lonegan</text:p>
          </table:table-cell>
          <table:table-cell table:formula="of:=MEDIAN([.E$89:.E$91])" office:value-type="float" office:value="988214" calcext:value-type="float">
            <text:p>988214</text:p>
          </table:table-cell>
          <table:table-cell table:formula="of:=MEDIAN([.F$89:.F$91])" office:value-type="float" office:value="809978" calcext:value-type="float">
            <text:p>809978</text:p>
          </table:table-cell>
          <table:table-cell table:formula="of:=[.E90]-[.I90]" office:value-type="float" office:value="-394530" calcext:value-type="float">
            <text:p>-394530</text:p>
          </table:table-cell>
          <table:table-cell table:formula="of:=[.F90]-[.J90]" office:value-type="float" office:value="-69236" calcext:value-type="float">
            <text:p>-69236</text:p>
          </table:table-cell>
          <table:table-cell table:formula="of:=[.K90]-[.L90]" office:value-type="float" office:value="-325294" calcext:value-type="float">
            <text:p>-325294</text:p>
          </table:table-cell>
          <table:table-cell table:formula="of:=[.K90]/[.$G90]" office:value-type="float" office:value="-0.292535029240156" calcext:value-type="float">
            <text:p>-0.292535029240156</text:p>
          </table:table-cell>
          <table:table-cell table:formula="of:=[.L90]/[.$G90]" office:value-type="float" office:value="-0.051336920600389" calcext:value-type="float">
            <text:p>-0.051336920600389</text:p>
          </table:table-cell>
          <table:table-cell table:formula="of:=[.M90]/[.G90]" office:value-type="float" office:value="-0.241198108639767" calcext:value-type="float">
            <text:p>-0.241198108639767</text:p>
          </table:table-cell>
          <table:table-cell table:formula="of:=[.M90]/MAX(1;SQRT(ABS([.M90])))" office:value-type="float" office:value="-570.345509318694" calcext:value-type="float">
            <text:p>-570.345509318694</text:p>
          </table:table-cell>
        </table:table-row>
        <table:table-row table:style-name="ro1">
          <table:table-cell office:value-type="string" calcext:value-type="string">
            <text:p>Generic R</text:p>
          </table:table-cell>
          <table:table-cell office:value-type="string" calcext:value-type="string">
            <text:p>New Jersey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New Jersey Senate</text:p>
          </table:table-cell>
          <table:table-cell office:value-type="float" office:value="988214" calcext:value-type="float">
            <text:p>988214</text:p>
          </table:table-cell>
          <table:table-cell office:value-type="float" office:value="899672" calcext:value-type="float">
            <text:p>899672</text:p>
          </table:table-cell>
          <table:table-cell office:value-type="float" office:value="1898155" calcext:value-type="float">
            <text:p>1,898,155</text:p>
          </table:table-cell>
          <table:table-cell office:value-type="string" calcext:value-type="string">
            <text:p>Generic D</text:p>
          </table:table-cell>
          <table:table-cell table:formula="of:=MEDIAN([.E$89:.E$91])" office:value-type="float" office:value="988214" calcext:value-type="float">
            <text:p>988214</text:p>
          </table:table-cell>
          <table:table-cell table:formula="of:=MEDIAN([.F$89:.F$91])" office:value-type="float" office:value="809978" calcext:value-type="float">
            <text:p>809978</text:p>
          </table:table-cell>
          <table:table-cell table:formula="of:=[.E91]-[.I91]" office:value-type="float" office:value="0" calcext:value-type="float">
            <text:p>0</text:p>
          </table:table-cell>
          <table:table-cell table:formula="of:=[.F91]-[.J91]" office:value-type="float" office:value="89694" calcext:value-type="float">
            <text:p>89694</text:p>
          </table:table-cell>
          <table:table-cell table:formula="of:=[.K91]-[.L91]" office:value-type="float" office:value="-89694" calcext:value-type="float">
            <text:p>-89694</text:p>
          </table:table-cell>
          <table:table-cell table:formula="of:=[.K91]/[.$G91]" office:value-type="float" office:value="0" calcext:value-type="float">
            <text:p>0</text:p>
          </table:table-cell>
          <table:table-cell table:formula="of:=[.L91]/[.$G91]" office:value-type="float" office:value="0.0472532538175228" calcext:value-type="float">
            <text:p>0.047253253817523</text:p>
          </table:table-cell>
          <table:table-cell table:formula="of:=[.M91]/[.G91]" office:value-type="float" office:value="-0.0472532538175228" calcext:value-type="float">
            <text:p>-0.047253253817523</text:p>
          </table:table-cell>
          <table:table-cell table:formula="of:=[.M91]/MAX(1;SQRT(ABS([.M91])))" office:value-type="float" office:value="-299.48956576148" calcext:value-type="float">
            <text:p>-299.48956576148</text:p>
          </table:table-cell>
        </table:table-row>
        <table:table-row table:style-name="ro1" table:number-rows-repeated="1048484">
          <table:table-cell table:number-columns-repeated="17"/>
        </table:table-row>
        <table:table-row table:style-name="ro1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 number:grouping="true"/>
    </number:number-style>
    <number:number-style style:name="N122">
      <number:number number:decimal-places="7" loext:min-decimal-places="7" number:min-integer-digits="1"/>
    </number:number-style>
    <number:number-style style:name="N123">
      <number:number number:decimal-places="6" loext:min-decimal-places="6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17">00/00/0000</text:date>, <text:time style:data-style-name="N2" text:time-value="17:28:44.73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3-02-11T10:32:48.705000000</meta:creation-date>
    <dc:date>2023-09-17T17:30:49.788000000</dc:date>
    <meta:editing-duration>P1DT1H50M</meta:editing-duration>
    <meta:editing-cycles>29</meta:editing-cycles>
    <meta:generator>LibreOffice/6.3.4.2$Windows_X86_64 LibreOffice_project/60da17e045e08f1793c57c00ba83cdfce946d0aa</meta:generator>
    <meta:document-statistic meta:table-count="1" meta:cell-count="1547" meta:object-count="0"/>
  </office:meta>
</office:document-meta>
</file>